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179cm"/>
    </style:style>
    <style:style style:name="co18" style:family="table-column">
      <style:table-column-properties fo:break-before="auto" style:column-width="2.819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3.4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1"/>
    <style:style style:name="ce10" style:family="table-cell" style:parent-style-name="Default">
      <style:text-properties fo:color="#0000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12"/>
    <style:style style:name="ce13" style:family="table-cell" style:parent-style-name="Default" style:data-style-name="N112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35703125">
            <text:p>0.35703125</text:p>
          </table:table-cell>
          <table:table-cell table:formula="of:=[.E4]+([.B12]-1)*[.E5]+(([.B14]-1)*[.B12])*[.E5]+[.E8]*[.B13]+[.E9]" office:value-type="float" office:value="0.4671875">
            <text:p>0.467187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325390625">
            <text:p>0.325390625</text:p>
          </table:table-cell>
          <table:table-cell table:formula="of:=[.E6]+([.B12]-1)*[.E7]+(([.B14]-1)*[.B12])*[.E7]+[.E8]*[.B13]+[.E9]" office:value-type="float" office:value="0.360546875">
            <text:p>0.36054687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table table:name="LFO" table:style-name="ta1">
        <table:shapes>
          <draw:frame draw:z-index="0" draw:style-name="gr1" svg:width="15.999cm" svg:height="8.999cm" svg:x="11.389cm" svg:y="53.909cm">
            <draw:object draw:notify-on-update-of-ranges="LFO.B3:LFO.B15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>
            <text:p>Triangle wave debugg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61">
            <text:p>261</text:p>
          </table:table-cell>
          <table:table-cell table:formula="of:=[.A3]/262144" office:value-type="float" office:value="0.01318359375">
            <text:p>0.0131835938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785">
            <text:p>785</text:p>
          </table:table-cell>
          <table:table-cell table:formula="of:=[.A4]/262144" office:value-type="float" office:value="0.03955078125">
            <text:p>0.0395507813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08">
            <text:p>1308</text:p>
          </table:table-cell>
          <table:table-cell table:formula="of:=[.A5]/262144" office:value-type="float" office:value="0.06591796875">
            <text:p>0.0659179688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office:value-type="float" office:value="1832">
            <text:p>1832</text:p>
          </table:table-cell>
          <table:table-cell table:formula="of:=[.A6]/262144" office:value-type="float" office:value="0.09228515625">
            <text:p>0.0922851563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office:value-type="float" office:value="2356">
            <text:p>2356</text:p>
          </table:table-cell>
          <table:table-cell table:formula="of:=[.A7]/262144" office:value-type="float" office:value="0.11865234375">
            <text:p>0.118652343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office:value-type="float" office:value="2880">
            <text:p>2880</text:p>
          </table:table-cell>
          <table:table-cell table:formula="of:=[.A8]/262144" office:value-type="float" office:value="0.14501953125">
            <text:p>0.1450195313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office:value-type="float" office:value="3404">
            <text:p>3404</text:p>
          </table:table-cell>
          <table:table-cell table:formula="of:=[.A9]/262144" office:value-type="float" office:value="0.17138671875">
            <text:p>0.1713867188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3928">
            <text:p>3928</text:p>
          </table:table-cell>
          <table:table-cell table:formula="of:=[.A10]/262144" office:value-type="float" office:value="0.19775390625">
            <text:p>0.1977539063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office:value-type="float" office:value="4451">
            <text:p>4451</text:p>
          </table:table-cell>
          <table:table-cell table:formula="of:=[.A11]/262144" office:value-type="float" office:value="0.22412109375">
            <text:p>0.2241210938</text:p>
          </table:table-cell>
        </table:table-row>
        <table:table-row table:style-name="ro1">
          <table:table-cell office:value-type="float" office:value="65664">
            <text:p>65664</text:p>
          </table:table-cell>
          <table:table-cell office:value-type="float" office:value="4975">
            <text:p>4975</text:p>
          </table:table-cell>
          <table:table-cell table:formula="of:=[.A12]/262144" office:value-type="float" office:value="0.25048828125">
            <text:p>0.2504882813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float" office:value="5499">
            <text:p>5499</text:p>
          </table:table-cell>
          <table:table-cell table:formula="of:=[.A13]/262144" office:value-type="float" office:value="0.27685546875">
            <text:p>0.2768554688</text:p>
          </table:table-cell>
        </table:table-row>
        <table:table-row table:style-name="ro1">
          <table:table-cell office:value-type="float" office:value="79488">
            <text:p>79488</text:p>
          </table:table-cell>
          <table:table-cell office:value-type="float" office:value="6023">
            <text:p>6023</text:p>
          </table:table-cell>
          <table:table-cell table:formula="of:=[.A14]/262144" office:value-type="float" office:value="0.30322265625">
            <text:p>0.3032226563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6547">
            <text:p>6547</text:p>
          </table:table-cell>
          <table:table-cell table:formula="of:=[.A15]/262144" office:value-type="float" office:value="0.32958984375">
            <text:p>0.3295898438</text:p>
          </table:table-cell>
        </table:table-row>
        <table:table-row table:style-name="ro1">
          <table:table-cell office:value-type="float" office:value="93312">
            <text:p>93312</text:p>
          </table:table-cell>
          <table:table-cell office:value-type="float" office:value="7071">
            <text:p>7071</text:p>
          </table:table-cell>
          <table:table-cell table:formula="of:=[.A16]/262144" office:value-type="float" office:value="0.35595703125">
            <text:p>0.3559570313</text:p>
          </table:table-cell>
        </table:table-row>
        <table:table-row table:style-name="ro1">
          <table:table-cell office:value-type="float" office:value="100224">
            <text:p>100224</text:p>
          </table:table-cell>
          <table:table-cell office:value-type="float" office:value="7594">
            <text:p>7594</text:p>
          </table:table-cell>
          <table:table-cell table:formula="of:=[.A17]/262144" office:value-type="float" office:value="0.38232421875">
            <text:p>0.3823242188</text:p>
          </table:table-cell>
        </table:table-row>
        <table:table-row table:style-name="ro1">
          <table:table-cell office:value-type="float" office:value="107136">
            <text:p>107136</text:p>
          </table:table-cell>
          <table:table-cell office:value-type="float" office:value="8118">
            <text:p>8118</text:p>
          </table:table-cell>
          <table:table-cell table:formula="of:=[.A18]/262144" office:value-type="float" office:value="0.40869140625">
            <text:p>0.4086914063</text:p>
          </table:table-cell>
        </table:table-row>
        <table:table-row table:style-name="ro1">
          <table:table-cell office:value-type="float" office:value="114048">
            <text:p>114048</text:p>
          </table:table-cell>
          <table:table-cell office:value-type="float" office:value="8642">
            <text:p>8642</text:p>
          </table:table-cell>
          <table:table-cell table:formula="of:=[.A19]/262144" office:value-type="float" office:value="0.43505859375">
            <text:p>0.4350585938</text:p>
          </table:table-cell>
        </table:table-row>
        <table:table-row table:style-name="ro1">
          <table:table-cell office:value-type="float" office:value="120960">
            <text:p>120960</text:p>
          </table:table-cell>
          <table:table-cell office:value-type="float" office:value="9166">
            <text:p>9166</text:p>
          </table:table-cell>
          <table:table-cell table:formula="of:=[.A20]/262144" office:value-type="float" office:value="0.46142578125">
            <text:p>0.4614257813</text:p>
          </table:table-cell>
        </table:table-row>
        <table:table-row table:style-name="ro1">
          <table:table-cell office:value-type="float" office:value="127872">
            <text:p>127872</text:p>
          </table:table-cell>
          <table:table-cell office:value-type="float" office:value="9690">
            <text:p>9690</text:p>
          </table:table-cell>
          <table:table-cell table:formula="of:=[.A21]/262144" office:value-type="float" office:value="0.48779296875">
            <text:p>0.4877929688</text:p>
          </table:table-cell>
        </table:table-row>
        <table:table-row table:style-name="ro1">
          <table:table-cell office:value-type="float" office:value="134784">
            <text:p>134784</text:p>
          </table:table-cell>
          <table:table-cell office:value-type="float" office:value="10214">
            <text:p>10214</text:p>
          </table:table-cell>
          <table:table-cell table:formula="of:=[.A22]/262144" office:value-type="float" office:value="0.51416015625">
            <text:p>0.5141601563</text:p>
          </table:table-cell>
        </table:table-row>
        <table:table-row table:style-name="ro1">
          <table:table-cell office:value-type="float" office:value="141696">
            <text:p>141696</text:p>
          </table:table-cell>
          <table:table-cell office:value-type="float" office:value="10737">
            <text:p>10737</text:p>
          </table:table-cell>
          <table:table-cell table:formula="of:=[.A23]/262144" office:value-type="float" office:value="0.54052734375">
            <text:p>0.5405273438</text:p>
          </table:table-cell>
        </table:table-row>
        <table:table-row table:style-name="ro1">
          <table:table-cell office:value-type="float" office:value="148608">
            <text:p>148608</text:p>
          </table:table-cell>
          <table:table-cell office:value-type="float" office:value="11261">
            <text:p>11261</text:p>
          </table:table-cell>
          <table:table-cell table:formula="of:=[.A24]/262144" office:value-type="float" office:value="0.56689453125">
            <text:p>0.5668945313</text:p>
          </table:table-cell>
        </table:table-row>
        <table:table-row table:style-name="ro1">
          <table:table-cell office:value-type="float" office:value="155520">
            <text:p>155520</text:p>
          </table:table-cell>
          <table:table-cell office:value-type="float" office:value="11785">
            <text:p>11785</text:p>
          </table:table-cell>
          <table:table-cell table:formula="of:=[.A25]/262144" office:value-type="float" office:value="0.59326171875">
            <text:p>0.5932617188</text:p>
          </table:table-cell>
        </table:table-row>
        <table:table-row table:style-name="ro1">
          <table:table-cell office:value-type="float" office:value="162432">
            <text:p>162432</text:p>
          </table:table-cell>
          <table:table-cell office:value-type="float" office:value="12309">
            <text:p>12309</text:p>
          </table:table-cell>
          <table:table-cell table:formula="of:=[.A26]/262144" office:value-type="float" office:value="0.61962890625">
            <text:p>0.6196289063</text:p>
          </table:table-cell>
        </table:table-row>
        <table:table-row table:style-name="ro1">
          <table:table-cell office:value-type="float" office:value="169344">
            <text:p>169344</text:p>
          </table:table-cell>
          <table:table-cell office:value-type="float" office:value="12833">
            <text:p>12833</text:p>
          </table:table-cell>
          <table:table-cell table:formula="of:=[.A27]/262144" office:value-type="float" office:value="0.64599609375">
            <text:p>0.6459960938</text:p>
          </table:table-cell>
        </table:table-row>
        <table:table-row table:style-name="ro1">
          <table:table-cell office:value-type="float" office:value="176256">
            <text:p>176256</text:p>
          </table:table-cell>
          <table:table-cell office:value-type="float" office:value="13356">
            <text:p>13356</text:p>
          </table:table-cell>
          <table:table-cell table:formula="of:=[.A28]/262144" office:value-type="float" office:value="0.67236328125">
            <text:p>0.6723632813</text:p>
          </table:table-cell>
        </table:table-row>
        <table:table-row table:style-name="ro1">
          <table:table-cell office:value-type="float" office:value="183168">
            <text:p>183168</text:p>
          </table:table-cell>
          <table:table-cell office:value-type="float" office:value="13880">
            <text:p>13880</text:p>
          </table:table-cell>
          <table:table-cell table:formula="of:=[.A29]/262144" office:value-type="float" office:value="0.69873046875">
            <text:p>0.6987304688</text:p>
          </table:table-cell>
        </table:table-row>
        <table:table-row table:style-name="ro1">
          <table:table-cell office:value-type="float" office:value="190080">
            <text:p>190080</text:p>
          </table:table-cell>
          <table:table-cell office:value-type="float" office:value="14404">
            <text:p>14404</text:p>
          </table:table-cell>
          <table:table-cell table:formula="of:=[.A30]/262144" office:value-type="float" office:value="0.72509765625">
            <text:p>0.7250976563</text:p>
          </table:table-cell>
        </table:table-row>
        <table:table-row table:style-name="ro1">
          <table:table-cell office:value-type="float" office:value="196992">
            <text:p>196992</text:p>
          </table:table-cell>
          <table:table-cell office:value-type="float" office:value="14928">
            <text:p>14928</text:p>
          </table:table-cell>
          <table:table-cell table:formula="of:=[.A31]/262144" office:value-type="float" office:value="0.75146484375">
            <text:p>0.7514648438</text:p>
          </table:table-cell>
        </table:table-row>
        <table:table-row table:style-name="ro1">
          <table:table-cell office:value-type="float" office:value="203904">
            <text:p>203904</text:p>
          </table:table-cell>
          <table:table-cell office:value-type="float" office:value="15452">
            <text:p>15452</text:p>
          </table:table-cell>
          <table:table-cell table:formula="of:=[.A32]/262144" office:value-type="float" office:value="0.77783203125">
            <text:p>0.7778320313</text:p>
          </table:table-cell>
        </table:table-row>
        <table:table-row table:style-name="ro1">
          <table:table-cell office:value-type="float" office:value="210816">
            <text:p>210816</text:p>
          </table:table-cell>
          <table:table-cell office:value-type="float" office:value="15976">
            <text:p>15976</text:p>
          </table:table-cell>
          <table:table-cell table:formula="of:=[.A33]/262144" office:value-type="float" office:value="0.80419921875">
            <text:p>0.8041992188</text:p>
          </table:table-cell>
        </table:table-row>
        <table:table-row table:style-name="ro1">
          <table:table-cell office:value-type="float" office:value="217728">
            <text:p>217728</text:p>
          </table:table-cell>
          <table:table-cell office:value-type="float" office:value="16499">
            <text:p>16499</text:p>
          </table:table-cell>
          <table:table-cell table:formula="of:=[.A34]/262144" office:value-type="float" office:value="0.83056640625">
            <text:p>0.8305664063</text:p>
          </table:table-cell>
        </table:table-row>
        <table:table-row table:style-name="ro1">
          <table:table-cell office:value-type="float" office:value="224640">
            <text:p>224640</text:p>
          </table:table-cell>
          <table:table-cell office:value-type="float" office:value="17023">
            <text:p>17023</text:p>
          </table:table-cell>
          <table:table-cell table:formula="of:=[.A35]/262144" office:value-type="float" office:value="0.85693359375">
            <text:p>0.8569335938</text:p>
          </table:table-cell>
        </table:table-row>
        <table:table-row table:style-name="ro1">
          <table:table-cell office:value-type="float" office:value="231552">
            <text:p>231552</text:p>
          </table:table-cell>
          <table:table-cell office:value-type="float" office:value="17547">
            <text:p>17547</text:p>
          </table:table-cell>
          <table:table-cell table:formula="of:=[.A36]/262144" office:value-type="float" office:value="0.88330078125">
            <text:p>0.8833007813</text:p>
          </table:table-cell>
        </table:table-row>
        <table:table-row table:style-name="ro1">
          <table:table-cell office:value-type="float" office:value="238464">
            <text:p>238464</text:p>
          </table:table-cell>
          <table:table-cell office:value-type="float" office:value="18071">
            <text:p>18071</text:p>
          </table:table-cell>
          <table:table-cell table:formula="of:=[.A37]/262144" office:value-type="float" office:value="0.90966796875">
            <text:p>0.9096679688</text:p>
          </table:table-cell>
        </table:table-row>
        <table:table-row table:style-name="ro1">
          <table:table-cell office:value-type="float" office:value="245376">
            <text:p>245376</text:p>
          </table:table-cell>
          <table:table-cell office:value-type="float" office:value="18595">
            <text:p>18595</text:p>
          </table:table-cell>
          <table:table-cell table:formula="of:=[.A38]/262144" office:value-type="float" office:value="0.93603515625">
            <text:p>0.9360351563</text:p>
          </table:table-cell>
        </table:table-row>
        <table:table-row table:style-name="ro1">
          <table:table-cell office:value-type="float" office:value="252288">
            <text:p>252288</text:p>
          </table:table-cell>
          <table:table-cell office:value-type="float" office:value="19119">
            <text:p>19119</text:p>
          </table:table-cell>
          <table:table-cell table:formula="of:=[.A39]/262144" office:value-type="float" office:value="0.96240234375">
            <text:p>0.9624023438</text:p>
          </table:table-cell>
        </table:table-row>
        <table:table-row table:style-name="ro1">
          <table:table-cell office:value-type="float" office:value="259200">
            <text:p>259200</text:p>
          </table:table-cell>
          <table:table-cell office:value-type="float" office:value="19642">
            <text:p>19642</text:p>
          </table:table-cell>
          <table:table-cell table:formula="of:=[.A40]/262144" office:value-type="float" office:value="0.98876953125">
            <text:p>0.9887695313</text:p>
          </table:table-cell>
        </table:table-row>
        <table:table-row table:style-name="ro1">
          <table:table-cell office:value-type="float" office:value="266112">
            <text:p>266112</text:p>
          </table:table-cell>
          <table:table-cell office:value-type="float" office:value="19565">
            <text:p>19565</text:p>
          </table:table-cell>
          <table:table-cell table:formula="of:=[.A41]/262144" office:value-type="float" office:value="1.01513671875">
            <text:p>1.0151367188</text:p>
          </table:table-cell>
        </table:table-row>
        <table:table-row table:style-name="ro1">
          <table:table-cell office:value-type="float" office:value="273024">
            <text:p>273024</text:p>
          </table:table-cell>
          <table:table-cell office:value-type="float" office:value="19041">
            <text:p>19041</text:p>
          </table:table-cell>
          <table:table-cell table:formula="of:=[.A42]/262144" office:value-type="float" office:value="1.04150390625">
            <text:p>1.0415039063</text:p>
          </table:table-cell>
        </table:table-row>
        <table:table-row table:style-name="ro1">
          <table:table-cell office:value-type="float" office:value="279936">
            <text:p>279936</text:p>
          </table:table-cell>
          <table:table-cell office:value-type="float" office:value="18517">
            <text:p>18517</text:p>
          </table:table-cell>
          <table:table-cell table:formula="of:=[.A43]/262144" office:value-type="float" office:value="1.06787109375">
            <text:p>1.0678710938</text:p>
          </table:table-cell>
        </table:table-row>
        <table:table-row table:style-name="ro1">
          <table:table-cell office:value-type="float" office:value="286848">
            <text:p>286848</text:p>
          </table:table-cell>
          <table:table-cell office:value-type="float" office:value="17993">
            <text:p>17993</text:p>
          </table:table-cell>
          <table:table-cell table:formula="of:=[.A44]/262144" office:value-type="float" office:value="1.09423828125">
            <text:p>1.0942382813</text:p>
          </table:table-cell>
        </table:table-row>
        <table:table-row table:style-name="ro1">
          <table:table-cell office:value-type="float" office:value="293760">
            <text:p>293760</text:p>
          </table:table-cell>
          <table:table-cell office:value-type="float" office:value="17469">
            <text:p>17469</text:p>
          </table:table-cell>
          <table:table-cell table:formula="of:=[.A45]/262144" office:value-type="float" office:value="1.12060546875">
            <text:p>1.1206054688</text:p>
          </table:table-cell>
        </table:table-row>
        <table:table-row table:style-name="ro1">
          <table:table-cell office:value-type="float" office:value="300672">
            <text:p>300672</text:p>
          </table:table-cell>
          <table:table-cell office:value-type="float" office:value="16946">
            <text:p>16946</text:p>
          </table:table-cell>
          <table:table-cell table:formula="of:=[.A46]/262144" office:value-type="float" office:value="1.14697265625">
            <text:p>1.1469726563</text:p>
          </table:table-cell>
        </table:table-row>
        <table:table-row table:style-name="ro1">
          <table:table-cell office:value-type="float" office:value="307584">
            <text:p>307584</text:p>
          </table:table-cell>
          <table:table-cell office:value-type="float" office:value="16422">
            <text:p>16422</text:p>
          </table:table-cell>
          <table:table-cell table:formula="of:=[.A47]/262144" office:value-type="float" office:value="1.17333984375">
            <text:p>1.1733398438</text:p>
          </table:table-cell>
        </table:table-row>
        <table:table-row table:style-name="ro1">
          <table:table-cell office:value-type="float" office:value="314496">
            <text:p>314496</text:p>
          </table:table-cell>
          <table:table-cell office:value-type="float" office:value="15898">
            <text:p>15898</text:p>
          </table:table-cell>
          <table:table-cell table:formula="of:=[.A48]/262144" office:value-type="float" office:value="1.19970703125">
            <text:p>1.1997070313</text:p>
          </table:table-cell>
        </table:table-row>
        <table:table-row table:style-name="ro1">
          <table:table-cell office:value-type="float" office:value="321408">
            <text:p>321408</text:p>
          </table:table-cell>
          <table:table-cell office:value-type="float" office:value="15374">
            <text:p>15374</text:p>
          </table:table-cell>
          <table:table-cell table:formula="of:=[.A49]/262144" office:value-type="float" office:value="1.22607421875">
            <text:p>1.2260742188</text:p>
          </table:table-cell>
        </table:table-row>
        <table:table-row table:style-name="ro1">
          <table:table-cell office:value-type="float" office:value="328320">
            <text:p>328320</text:p>
          </table:table-cell>
          <table:table-cell office:value-type="float" office:value="14850">
            <text:p>14850</text:p>
          </table:table-cell>
          <table:table-cell table:formula="of:=[.A50]/262144" office:value-type="float" office:value="1.25244140625">
            <text:p>1.2524414063</text:p>
          </table:table-cell>
        </table:table-row>
        <table:table-row table:style-name="ro1">
          <table:table-cell office:value-type="float" office:value="335232">
            <text:p>335232</text:p>
          </table:table-cell>
          <table:table-cell office:value-type="float" office:value="14327">
            <text:p>14327</text:p>
          </table:table-cell>
          <table:table-cell table:formula="of:=[.A51]/262144" office:value-type="float" office:value="1.27880859375">
            <text:p>1.2788085938</text:p>
          </table:table-cell>
        </table:table-row>
        <table:table-row table:style-name="ro1">
          <table:table-cell office:value-type="float" office:value="342144">
            <text:p>342144</text:p>
          </table:table-cell>
          <table:table-cell office:value-type="float" office:value="13803">
            <text:p>13803</text:p>
          </table:table-cell>
          <table:table-cell table:formula="of:=[.A52]/262144" office:value-type="float" office:value="1.30517578125">
            <text:p>1.3051757813</text:p>
          </table:table-cell>
        </table:table-row>
        <table:table-row table:style-name="ro1">
          <table:table-cell office:value-type="float" office:value="349056">
            <text:p>349056</text:p>
          </table:table-cell>
          <table:table-cell office:value-type="float" office:value="13279">
            <text:p>13279</text:p>
          </table:table-cell>
          <table:table-cell table:formula="of:=[.A53]/262144" office:value-type="float" office:value="1.33154296875">
            <text:p>1.3315429688</text:p>
          </table:table-cell>
        </table:table-row>
        <table:table-row table:style-name="ro1">
          <table:table-cell office:value-type="float" office:value="355968">
            <text:p>355968</text:p>
          </table:table-cell>
          <table:table-cell office:value-type="float" office:value="12755">
            <text:p>12755</text:p>
          </table:table-cell>
          <table:table-cell table:formula="of:=[.A54]/262144" office:value-type="float" office:value="1.35791015625">
            <text:p>1.3579101563</text:p>
          </table:table-cell>
        </table:table-row>
        <table:table-row table:style-name="ro1">
          <table:table-cell office:value-type="float" office:value="362880">
            <text:p>362880</text:p>
          </table:table-cell>
          <table:table-cell office:value-type="float" office:value="12231">
            <text:p>12231</text:p>
          </table:table-cell>
          <table:table-cell table:formula="of:=[.A55]/262144" office:value-type="float" office:value="1.38427734375">
            <text:p>1.3842773438</text:p>
          </table:table-cell>
        </table:table-row>
        <table:table-row table:style-name="ro1">
          <table:table-cell office:value-type="float" office:value="369792">
            <text:p>369792</text:p>
          </table:table-cell>
          <table:table-cell office:value-type="float" office:value="11707">
            <text:p>11707</text:p>
          </table:table-cell>
          <table:table-cell table:formula="of:=[.A56]/262144" office:value-type="float" office:value="1.41064453125">
            <text:p>1.4106445313</text:p>
          </table:table-cell>
        </table:table-row>
        <table:table-row table:style-name="ro1">
          <table:table-cell office:value-type="float" office:value="376704">
            <text:p>376704</text:p>
          </table:table-cell>
          <table:table-cell office:value-type="float" office:value="11184">
            <text:p>11184</text:p>
          </table:table-cell>
          <table:table-cell table:formula="of:=[.A57]/262144" office:value-type="float" office:value="1.43701171875">
            <text:p>1.4370117188</text:p>
          </table:table-cell>
        </table:table-row>
        <table:table-row table:style-name="ro1">
          <table:table-cell office:value-type="float" office:value="383616">
            <text:p>383616</text:p>
          </table:table-cell>
          <table:table-cell office:value-type="float" office:value="10660">
            <text:p>10660</text:p>
          </table:table-cell>
          <table:table-cell table:formula="of:=[.A58]/262144" office:value-type="float" office:value="1.46337890625">
            <text:p>1.4633789063</text:p>
          </table:table-cell>
        </table:table-row>
        <table:table-row table:style-name="ro1">
          <table:table-cell office:value-type="float" office:value="390528">
            <text:p>390528</text:p>
          </table:table-cell>
          <table:table-cell office:value-type="float" office:value="10136">
            <text:p>10136</text:p>
          </table:table-cell>
          <table:table-cell table:formula="of:=[.A59]/262144" office:value-type="float" office:value="1.48974609375">
            <text:p>1.4897460938</text:p>
          </table:table-cell>
        </table:table-row>
        <table:table-row table:style-name="ro1">
          <table:table-cell office:value-type="float" office:value="397440">
            <text:p>397440</text:p>
          </table:table-cell>
          <table:table-cell office:value-type="float" office:value="9612">
            <text:p>9612</text:p>
          </table:table-cell>
          <table:table-cell table:formula="of:=[.A60]/262144" office:value-type="float" office:value="1.51611328125">
            <text:p>1.5161132813</text:p>
          </table:table-cell>
        </table:table-row>
        <table:table-row table:style-name="ro1">
          <table:table-cell office:value-type="float" office:value="404352">
            <text:p>404352</text:p>
          </table:table-cell>
          <table:table-cell office:value-type="float" office:value="9088">
            <text:p>9088</text:p>
          </table:table-cell>
          <table:table-cell table:formula="of:=[.A61]/262144" office:value-type="float" office:value="1.54248046875">
            <text:p>1.5424804688</text:p>
          </table:table-cell>
        </table:table-row>
        <table:table-row table:style-name="ro1">
          <table:table-cell office:value-type="float" office:value="411264">
            <text:p>411264</text:p>
          </table:table-cell>
          <table:table-cell office:value-type="float" office:value="8564">
            <text:p>8564</text:p>
          </table:table-cell>
          <table:table-cell table:formula="of:=[.A62]/262144" office:value-type="float" office:value="1.56884765625">
            <text:p>1.5688476563</text:p>
          </table:table-cell>
        </table:table-row>
        <table:table-row table:style-name="ro1">
          <table:table-cell office:value-type="float" office:value="418176">
            <text:p>418176</text:p>
          </table:table-cell>
          <table:table-cell office:value-type="float" office:value="8041">
            <text:p>8041</text:p>
          </table:table-cell>
          <table:table-cell table:formula="of:=[.A63]/262144" office:value-type="float" office:value="1.59521484375">
            <text:p>1.5952148438</text:p>
          </table:table-cell>
        </table:table-row>
        <table:table-row table:style-name="ro1">
          <table:table-cell office:value-type="float" office:value="425088">
            <text:p>425088</text:p>
          </table:table-cell>
          <table:table-cell office:value-type="float" office:value="7517">
            <text:p>7517</text:p>
          </table:table-cell>
          <table:table-cell table:formula="of:=[.A64]/262144" office:value-type="float" office:value="1.62158203125">
            <text:p>1.6215820313</text:p>
          </table:table-cell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6993">
            <text:p>6993</text:p>
          </table:table-cell>
          <table:table-cell table:formula="of:=[.A65]/262144" office:value-type="float" office:value="1.64794921875">
            <text:p>1.6479492188</text:p>
          </table:table-cell>
        </table:table-row>
        <table:table-row table:style-name="ro1">
          <table:table-cell office:value-type="float" office:value="438912">
            <text:p>438912</text:p>
          </table:table-cell>
          <table:table-cell office:value-type="float" office:value="6469">
            <text:p>6469</text:p>
          </table:table-cell>
          <table:table-cell table:formula="of:=[.A66]/262144" office:value-type="float" office:value="1.67431640625">
            <text:p>1.6743164063</text:p>
          </table:table-cell>
        </table:table-row>
        <table:table-row table:style-name="ro1">
          <table:table-cell office:value-type="float" office:value="445824">
            <text:p>445824</text:p>
          </table:table-cell>
          <table:table-cell office:value-type="float" office:value="5945">
            <text:p>5945</text:p>
          </table:table-cell>
          <table:table-cell table:formula="of:=[.A67]/262144" office:value-type="float" office:value="1.70068359375">
            <text:p>1.7006835938</text:p>
          </table:table-cell>
        </table:table-row>
        <table:table-row table:style-name="ro1">
          <table:table-cell office:value-type="float" office:value="452736">
            <text:p>452736</text:p>
          </table:table-cell>
          <table:table-cell office:value-type="float" office:value="5421">
            <text:p>5421</text:p>
          </table:table-cell>
          <table:table-cell table:formula="of:=[.A68]/262144" office:value-type="float" office:value="1.72705078125">
            <text:p>1.7270507813</text:p>
          </table:table-cell>
        </table:table-row>
        <table:table-row table:style-name="ro1">
          <table:table-cell office:value-type="float" office:value="459648">
            <text:p>459648</text:p>
          </table:table-cell>
          <table:table-cell office:value-type="float" office:value="4898">
            <text:p>4898</text:p>
          </table:table-cell>
          <table:table-cell table:formula="of:=[.A69]/262144" office:value-type="float" office:value="1.75341796875">
            <text:p>1.7534179688</text:p>
          </table:table-cell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4374">
            <text:p>4374</text:p>
          </table:table-cell>
          <table:table-cell table:formula="of:=[.A70]/262144" office:value-type="float" office:value="1.77978515625">
            <text:p>1.7797851563</text:p>
          </table:table-cell>
        </table:table-row>
        <table:table-row table:style-name="ro1">
          <table:table-cell office:value-type="float" office:value="473472">
            <text:p>473472</text:p>
          </table:table-cell>
          <table:table-cell office:value-type="float" office:value="3850">
            <text:p>3850</text:p>
          </table:table-cell>
          <table:table-cell table:formula="of:=[.A71]/262144" office:value-type="float" office:value="1.80615234375">
            <text:p>1.8061523438</text:p>
          </table:table-cell>
        </table:table-row>
        <table:table-row table:style-name="ro1">
          <table:table-cell office:value-type="float" office:value="480384">
            <text:p>480384</text:p>
          </table:table-cell>
          <table:table-cell office:value-type="float" office:value="3326">
            <text:p>3326</text:p>
          </table:table-cell>
          <table:table-cell table:formula="of:=[.A72]/262144" office:value-type="float" office:value="1.83251953125">
            <text:p>1.8325195313</text:p>
          </table:table-cell>
        </table:table-row>
        <table:table-row table:style-name="ro1">
          <table:table-cell office:value-type="float" office:value="487296">
            <text:p>487296</text:p>
          </table:table-cell>
          <table:table-cell office:value-type="float" office:value="2802">
            <text:p>2802</text:p>
          </table:table-cell>
          <table:table-cell table:formula="of:=[.A73]/262144" office:value-type="float" office:value="1.85888671875">
            <text:p>1.8588867188</text:p>
          </table:table-cell>
        </table:table-row>
        <table:table-row table:style-name="ro1">
          <table:table-cell office:value-type="float" office:value="494208">
            <text:p>494208</text:p>
          </table:table-cell>
          <table:table-cell office:value-type="float" office:value="2279">
            <text:p>2279</text:p>
          </table:table-cell>
          <table:table-cell table:formula="of:=[.A74]/262144" office:value-type="float" office:value="1.88525390625">
            <text:p>1.8852539063</text:p>
          </table:table-cell>
        </table:table-row>
        <table:table-row table:style-name="ro1">
          <table:table-cell office:value-type="float" office:value="501120">
            <text:p>501120</text:p>
          </table:table-cell>
          <table:table-cell office:value-type="float" office:value="1755">
            <text:p>1755</text:p>
          </table:table-cell>
          <table:table-cell table:formula="of:=[.A75]/262144" office:value-type="float" office:value="1.91162109375">
            <text:p>1.9116210938</text:p>
          </table:table-cell>
        </table:table-row>
        <table:table-row table:style-name="ro1">
          <table:table-cell office:value-type="float" office:value="508032">
            <text:p>508032</text:p>
          </table:table-cell>
          <table:table-cell office:value-type="float" office:value="1231">
            <text:p>1231</text:p>
          </table:table-cell>
          <table:table-cell table:formula="of:=[.A76]/262144" office:value-type="float" office:value="1.93798828125">
            <text:p>1.9379882813</text:p>
          </table:table-cell>
        </table:table-row>
        <table:table-row table:style-name="ro1">
          <table:table-cell office:value-type="float" office:value="514944">
            <text:p>514944</text:p>
          </table:table-cell>
          <table:table-cell office:value-type="float" office:value="707">
            <text:p>707</text:p>
          </table:table-cell>
          <table:table-cell table:formula="of:=[.A77]/262144" office:value-type="float" office:value="1.96435546875">
            <text:p>1.9643554688</text:p>
          </table:table-cell>
        </table:table-row>
        <table:table-row table:style-name="ro1">
          <table:table-cell office:value-type="float" office:value="521856">
            <text:p>521856</text:p>
          </table:table-cell>
          <table:table-cell office:value-type="float" office:value="183">
            <text:p>183</text:p>
          </table:table-cell>
          <table:table-cell table:formula="of:=[.A78]/262144" office:value-type="float" office:value="1.99072265625">
            <text:p>1.9907226563</text:p>
          </table:table-cell>
        </table:table-row>
        <table:table-row table:style-name="ro1">
          <table:table-cell office:value-type="float" office:value="528768">
            <text:p>528768</text:p>
          </table:table-cell>
          <table:table-cell office:value-type="float" office:value="-338">
            <text:p>-338</text:p>
          </table:table-cell>
          <table:table-cell table:formula="of:=[.A79]/262144" office:value-type="float" office:value="2.01708984375">
            <text:p>2.0170898438</text:p>
          </table:table-cell>
        </table:table-row>
        <table:table-row table:style-name="ro1">
          <table:table-cell office:value-type="float" office:value="535680">
            <text:p>535680</text:p>
          </table:table-cell>
          <table:table-cell office:value-type="float" office:value="-862">
            <text:p>-862</text:p>
          </table:table-cell>
          <table:table-cell table:formula="of:=[.A80]/262144" office:value-type="float" office:value="2.04345703125">
            <text:p>2.0434570313</text:p>
          </table:table-cell>
        </table:table-row>
        <table:table-row table:style-name="ro1">
          <table:table-cell office:value-type="float" office:value="542592">
            <text:p>542592</text:p>
          </table:table-cell>
          <table:table-cell office:value-type="float" office:value="-1386">
            <text:p>-1386</text:p>
          </table:table-cell>
          <table:table-cell table:formula="of:=[.A81]/262144" office:value-type="float" office:value="2.06982421875">
            <text:p>2.0698242188</text:p>
          </table:table-cell>
        </table:table-row>
        <table:table-row table:style-name="ro1">
          <table:table-cell office:value-type="float" office:value="549504">
            <text:p>549504</text:p>
          </table:table-cell>
          <table:table-cell office:value-type="float" office:value="-1910">
            <text:p>-1910</text:p>
          </table:table-cell>
          <table:table-cell table:formula="of:=[.A82]/262144" office:value-type="float" office:value="2.09619140625">
            <text:p>2.0961914063</text:p>
          </table:table-cell>
        </table:table-row>
        <table:table-row table:style-name="ro1">
          <table:table-cell office:value-type="float" office:value="556416">
            <text:p>556416</text:p>
          </table:table-cell>
          <table:table-cell office:value-type="float" office:value="-2434">
            <text:p>-2434</text:p>
          </table:table-cell>
          <table:table-cell table:formula="of:=[.A83]/262144" office:value-type="float" office:value="2.12255859375">
            <text:p>2.1225585938</text:p>
          </table:table-cell>
        </table:table-row>
        <table:table-row table:style-name="ro1">
          <table:table-cell office:value-type="float" office:value="563328">
            <text:p>563328</text:p>
          </table:table-cell>
          <table:table-cell office:value-type="float" office:value="-2958">
            <text:p>-2958</text:p>
          </table:table-cell>
          <table:table-cell table:formula="of:=[.A84]/262144" office:value-type="float" office:value="2.14892578125">
            <text:p>2.1489257813</text:p>
          </table:table-cell>
        </table:table-row>
        <table:table-row table:style-name="ro1">
          <table:table-cell office:value-type="float" office:value="570240">
            <text:p>570240</text:p>
          </table:table-cell>
          <table:table-cell office:value-type="float" office:value="-3481">
            <text:p>-3481</text:p>
          </table:table-cell>
          <table:table-cell table:formula="of:=[.A85]/262144" office:value-type="float" office:value="2.17529296875">
            <text:p>2.1752929688</text:p>
          </table:table-cell>
        </table:table-row>
        <table:table-row table:style-name="ro1">
          <table:table-cell office:value-type="float" office:value="577152">
            <text:p>577152</text:p>
          </table:table-cell>
          <table:table-cell office:value-type="float" office:value="-4005">
            <text:p>-4005</text:p>
          </table:table-cell>
          <table:table-cell table:formula="of:=[.A86]/262144" office:value-type="float" office:value="2.20166015625">
            <text:p>2.2016601563</text:p>
          </table:table-cell>
        </table:table-row>
        <table:table-row table:style-name="ro1">
          <table:table-cell office:value-type="float" office:value="584064">
            <text:p>584064</text:p>
          </table:table-cell>
          <table:table-cell office:value-type="float" office:value="-4529">
            <text:p>-4529</text:p>
          </table:table-cell>
          <table:table-cell table:formula="of:=[.A87]/262144" office:value-type="float" office:value="2.22802734375">
            <text:p>2.2280273438</text:p>
          </table:table-cell>
        </table:table-row>
        <table:table-row table:style-name="ro1">
          <table:table-cell office:value-type="float" office:value="590976">
            <text:p>590976</text:p>
          </table:table-cell>
          <table:table-cell office:value-type="float" office:value="-5053">
            <text:p>-5053</text:p>
          </table:table-cell>
          <table:table-cell table:formula="of:=[.A88]/262144" office:value-type="float" office:value="2.25439453125">
            <text:p>2.2543945313</text:p>
          </table:table-cell>
        </table:table-row>
        <table:table-row table:style-name="ro1">
          <table:table-cell office:value-type="float" office:value="597888">
            <text:p>597888</text:p>
          </table:table-cell>
          <table:table-cell office:value-type="float" office:value="-5577">
            <text:p>-5577</text:p>
          </table:table-cell>
          <table:table-cell table:formula="of:=[.A89]/262144" office:value-type="float" office:value="2.28076171875">
            <text:p>2.2807617188</text:p>
          </table:table-cell>
        </table:table-row>
        <table:table-row table:style-name="ro1">
          <table:table-cell office:value-type="float" office:value="604800">
            <text:p>604800</text:p>
          </table:table-cell>
          <table:table-cell office:value-type="float" office:value="-6101">
            <text:p>-6101</text:p>
          </table:table-cell>
          <table:table-cell table:formula="of:=[.A90]/262144" office:value-type="float" office:value="2.30712890625">
            <text:p>2.3071289063</text:p>
          </table:table-cell>
        </table:table-row>
        <table:table-row table:style-name="ro1">
          <table:table-cell office:value-type="float" office:value="611712">
            <text:p>611712</text:p>
          </table:table-cell>
          <table:table-cell office:value-type="float" office:value="-6624">
            <text:p>-6624</text:p>
          </table:table-cell>
          <table:table-cell table:formula="of:=[.A91]/262144" office:value-type="float" office:value="2.33349609375">
            <text:p>2.3334960938</text:p>
          </table:table-cell>
        </table:table-row>
        <table:table-row table:style-name="ro1">
          <table:table-cell office:value-type="float" office:value="618624">
            <text:p>618624</text:p>
          </table:table-cell>
          <table:table-cell office:value-type="float" office:value="-7148">
            <text:p>-7148</text:p>
          </table:table-cell>
          <table:table-cell table:formula="of:=[.A92]/262144" office:value-type="float" office:value="2.35986328125">
            <text:p>2.3598632813</text:p>
          </table:table-cell>
        </table:table-row>
        <table:table-row table:style-name="ro1">
          <table:table-cell office:value-type="float" office:value="625536">
            <text:p>625536</text:p>
          </table:table-cell>
          <table:table-cell office:value-type="float" office:value="-7672">
            <text:p>-7672</text:p>
          </table:table-cell>
          <table:table-cell table:formula="of:=[.A93]/262144" office:value-type="float" office:value="2.38623046875">
            <text:p>2.3862304688</text:p>
          </table:table-cell>
        </table:table-row>
        <table:table-row table:style-name="ro1">
          <table:table-cell office:value-type="float" office:value="632448">
            <text:p>632448</text:p>
          </table:table-cell>
          <table:table-cell office:value-type="float" office:value="-8196">
            <text:p>-8196</text:p>
          </table:table-cell>
          <table:table-cell table:formula="of:=[.A94]/262144" office:value-type="float" office:value="2.41259765625">
            <text:p>2.4125976563</text:p>
          </table:table-cell>
        </table:table-row>
        <table:table-row table:style-name="ro1">
          <table:table-cell office:value-type="float" office:value="639360">
            <text:p>639360</text:p>
          </table:table-cell>
          <table:table-cell office:value-type="float" office:value="-8720">
            <text:p>-8720</text:p>
          </table:table-cell>
          <table:table-cell table:formula="of:=[.A95]/262144" office:value-type="float" office:value="2.43896484375">
            <text:p>2.4389648438</text:p>
          </table:table-cell>
        </table:table-row>
        <table:table-row table:style-name="ro1">
          <table:table-cell office:value-type="float" office:value="646272">
            <text:p>646272</text:p>
          </table:table-cell>
          <table:table-cell office:value-type="float" office:value="-9243">
            <text:p>-9243</text:p>
          </table:table-cell>
          <table:table-cell table:formula="of:=[.A96]/262144" office:value-type="float" office:value="2.46533203125">
            <text:p>2.4653320313</text:p>
          </table:table-cell>
        </table:table-row>
        <table:table-row table:style-name="ro1">
          <table:table-cell office:value-type="float" office:value="653184">
            <text:p>653184</text:p>
          </table:table-cell>
          <table:table-cell office:value-type="float" office:value="-9767">
            <text:p>-9767</text:p>
          </table:table-cell>
          <table:table-cell table:formula="of:=[.A97]/262144" office:value-type="float" office:value="2.49169921875">
            <text:p>2.4916992188</text:p>
          </table:table-cell>
        </table:table-row>
        <table:table-row table:style-name="ro1">
          <table:table-cell office:value-type="float" office:value="660096">
            <text:p>660096</text:p>
          </table:table-cell>
          <table:table-cell office:value-type="float" office:value="-10291">
            <text:p>-10291</text:p>
          </table:table-cell>
          <table:table-cell table:formula="of:=[.A98]/262144" office:value-type="float" office:value="2.51806640625">
            <text:p>2.5180664063</text:p>
          </table:table-cell>
        </table:table-row>
        <table:table-row table:style-name="ro1">
          <table:table-cell office:value-type="float" office:value="667008">
            <text:p>667008</text:p>
          </table:table-cell>
          <table:table-cell office:value-type="float" office:value="-10815">
            <text:p>-10815</text:p>
          </table:table-cell>
          <table:table-cell table:formula="of:=[.A99]/262144" office:value-type="float" office:value="2.54443359375">
            <text:p>2.5444335938</text:p>
          </table:table-cell>
        </table:table-row>
        <table:table-row table:style-name="ro1">
          <table:table-cell office:value-type="float" office:value="673920">
            <text:p>673920</text:p>
          </table:table-cell>
          <table:table-cell office:value-type="float" office:value="-11339">
            <text:p>-11339</text:p>
          </table:table-cell>
          <table:table-cell table:formula="of:=[.A100]/262144" office:value-type="float" office:value="2.57080078125">
            <text:p>2.5708007813</text:p>
          </table:table-cell>
        </table:table-row>
        <table:table-row table:style-name="ro1">
          <table:table-cell office:value-type="float" office:value="680832">
            <text:p>680832</text:p>
          </table:table-cell>
          <table:table-cell office:value-type="float" office:value="-11863">
            <text:p>-11863</text:p>
          </table:table-cell>
          <table:table-cell table:formula="of:=[.A101]/262144" office:value-type="float" office:value="2.59716796875">
            <text:p>2.5971679688</text:p>
          </table:table-cell>
        </table:table-row>
        <table:table-row table:style-name="ro1">
          <table:table-cell office:value-type="float" office:value="687744">
            <text:p>687744</text:p>
          </table:table-cell>
          <table:table-cell office:value-type="float" office:value="-12386">
            <text:p>-12386</text:p>
          </table:table-cell>
          <table:table-cell table:formula="of:=[.A102]/262144" office:value-type="float" office:value="2.62353515625">
            <text:p>2.6235351563</text:p>
          </table:table-cell>
        </table:table-row>
        <table:table-row table:style-name="ro1">
          <table:table-cell office:value-type="float" office:value="694656">
            <text:p>694656</text:p>
          </table:table-cell>
          <table:table-cell office:value-type="float" office:value="-12910">
            <text:p>-12910</text:p>
          </table:table-cell>
          <table:table-cell table:formula="of:=[.A103]/262144" office:value-type="float" office:value="2.64990234375">
            <text:p>2.6499023438</text:p>
          </table:table-cell>
        </table:table-row>
        <table:table-row table:style-name="ro1">
          <table:table-cell office:value-type="float" office:value="701568">
            <text:p>701568</text:p>
          </table:table-cell>
          <table:table-cell office:value-type="float" office:value="-13434">
            <text:p>-13434</text:p>
          </table:table-cell>
          <table:table-cell table:formula="of:=[.A104]/262144" office:value-type="float" office:value="2.67626953125">
            <text:p>2.6762695313</text:p>
          </table:table-cell>
        </table:table-row>
        <table:table-row table:style-name="ro1">
          <table:table-cell office:value-type="float" office:value="708480">
            <text:p>708480</text:p>
          </table:table-cell>
          <table:table-cell office:value-type="float" office:value="-13958">
            <text:p>-13958</text:p>
          </table:table-cell>
          <table:table-cell table:formula="of:=[.A105]/262144" office:value-type="float" office:value="2.70263671875">
            <text:p>2.7026367188</text:p>
          </table:table-cell>
        </table:table-row>
        <table:table-row table:style-name="ro1">
          <table:table-cell office:value-type="float" office:value="715392">
            <text:p>715392</text:p>
          </table:table-cell>
          <table:table-cell office:value-type="float" office:value="-14482">
            <text:p>-14482</text:p>
          </table:table-cell>
          <table:table-cell table:formula="of:=[.A106]/262144" office:value-type="float" office:value="2.72900390625">
            <text:p>2.7290039063</text:p>
          </table:table-cell>
        </table:table-row>
        <table:table-row table:style-name="ro1">
          <table:table-cell office:value-type="float" office:value="722304">
            <text:p>722304</text:p>
          </table:table-cell>
          <table:table-cell office:value-type="float" office:value="-15006">
            <text:p>-15006</text:p>
          </table:table-cell>
          <table:table-cell table:formula="of:=[.A107]/262144" office:value-type="float" office:value="2.75537109375">
            <text:p>2.7553710938</text:p>
          </table:table-cell>
        </table:table-row>
        <table:table-row table:style-name="ro1">
          <table:table-cell office:value-type="float" office:value="729216">
            <text:p>729216</text:p>
          </table:table-cell>
          <table:table-cell office:value-type="float" office:value="-15529">
            <text:p>-15529</text:p>
          </table:table-cell>
          <table:table-cell table:formula="of:=[.A108]/262144" office:value-type="float" office:value="2.78173828125">
            <text:p>2.7817382813</text:p>
          </table:table-cell>
        </table:table-row>
        <table:table-row table:style-name="ro1">
          <table:table-cell office:value-type="float" office:value="736128">
            <text:p>736128</text:p>
          </table:table-cell>
          <table:table-cell office:value-type="float" office:value="-16053">
            <text:p>-16053</text:p>
          </table:table-cell>
          <table:table-cell table:formula="of:=[.A109]/262144" office:value-type="float" office:value="2.80810546875">
            <text:p>2.8081054688</text:p>
          </table:table-cell>
        </table:table-row>
        <table:table-row table:style-name="ro1">
          <table:table-cell office:value-type="float" office:value="743040">
            <text:p>743040</text:p>
          </table:table-cell>
          <table:table-cell office:value-type="float" office:value="-16577">
            <text:p>-16577</text:p>
          </table:table-cell>
          <table:table-cell table:formula="of:=[.A110]/262144" office:value-type="float" office:value="2.83447265625">
            <text:p>2.8344726563</text:p>
          </table:table-cell>
        </table:table-row>
        <table:table-row table:style-name="ro1">
          <table:table-cell office:value-type="float" office:value="749952">
            <text:p>749952</text:p>
          </table:table-cell>
          <table:table-cell office:value-type="float" office:value="-17101">
            <text:p>-17101</text:p>
          </table:table-cell>
          <table:table-cell table:formula="of:=[.A111]/262144" office:value-type="float" office:value="2.86083984375">
            <text:p>2.8608398438</text:p>
          </table:table-cell>
        </table:table-row>
        <table:table-row table:style-name="ro1">
          <table:table-cell office:value-type="float" office:value="756864">
            <text:p>756864</text:p>
          </table:table-cell>
          <table:table-cell office:value-type="float" office:value="-17625">
            <text:p>-17625</text:p>
          </table:table-cell>
          <table:table-cell table:formula="of:=[.A112]/262144" office:value-type="float" office:value="2.88720703125">
            <text:p>2.8872070313</text:p>
          </table:table-cell>
        </table:table-row>
        <table:table-row table:style-name="ro1">
          <table:table-cell office:value-type="float" office:value="763776">
            <text:p>763776</text:p>
          </table:table-cell>
          <table:table-cell office:value-type="float" office:value="-18149">
            <text:p>-18149</text:p>
          </table:table-cell>
          <table:table-cell table:formula="of:=[.A113]/262144" office:value-type="float" office:value="2.91357421875">
            <text:p>2.9135742188</text:p>
          </table:table-cell>
        </table:table-row>
        <table:table-row table:style-name="ro1">
          <table:table-cell office:value-type="float" office:value="770688">
            <text:p>770688</text:p>
          </table:table-cell>
          <table:table-cell office:value-type="float" office:value="-18672">
            <text:p>-18672</text:p>
          </table:table-cell>
          <table:table-cell table:formula="of:=[.A114]/262144" office:value-type="float" office:value="2.93994140625">
            <text:p>2.9399414063</text:p>
          </table:table-cell>
        </table:table-row>
        <table:table-row table:style-name="ro1">
          <table:table-cell office:value-type="float" office:value="777600">
            <text:p>777600</text:p>
          </table:table-cell>
          <table:table-cell office:value-type="float" office:value="-19196">
            <text:p>-19196</text:p>
          </table:table-cell>
          <table:table-cell table:formula="of:=[.A115]/262144" office:value-type="float" office:value="2.96630859375">
            <text:p>2.9663085938</text:p>
          </table:table-cell>
        </table:table-row>
        <table:table-row table:style-name="ro1">
          <table:table-cell office:value-type="float" office:value="784512">
            <text:p>784512</text:p>
          </table:table-cell>
          <table:table-cell office:value-type="float" office:value="-19720">
            <text:p>-19720</text:p>
          </table:table-cell>
          <table:table-cell table:formula="of:=[.A116]/262144" office:value-type="float" office:value="2.99267578125">
            <text:p>2.9926757813</text:p>
          </table:table-cell>
        </table:table-row>
        <table:table-row table:style-name="ro1">
          <table:table-cell office:value-type="float" office:value="791424">
            <text:p>791424</text:p>
          </table:table-cell>
          <table:table-cell office:value-type="float" office:value="-19487">
            <text:p>-19487</text:p>
          </table:table-cell>
          <table:table-cell table:formula="of:=[.A117]/262144" office:value-type="float" office:value="3.01904296875">
            <text:p>3.0190429688</text:p>
          </table:table-cell>
        </table:table-row>
        <table:table-row table:style-name="ro1">
          <table:table-cell office:value-type="float" office:value="798336">
            <text:p>798336</text:p>
          </table:table-cell>
          <table:table-cell office:value-type="float" office:value="-18963">
            <text:p>-18963</text:p>
          </table:table-cell>
          <table:table-cell table:formula="of:=[.A118]/262144" office:value-type="float" office:value="3.04541015625">
            <text:p>3.0454101563</text:p>
          </table:table-cell>
        </table:table-row>
        <table:table-row table:style-name="ro1">
          <table:table-cell office:value-type="float" office:value="805248">
            <text:p>805248</text:p>
          </table:table-cell>
          <table:table-cell office:value-type="float" office:value="-18440">
            <text:p>-18440</text:p>
          </table:table-cell>
          <table:table-cell table:formula="of:=[.A119]/262144" office:value-type="float" office:value="3.07177734375">
            <text:p>3.0717773438</text:p>
          </table:table-cell>
        </table:table-row>
        <table:table-row table:style-name="ro1">
          <table:table-cell office:value-type="float" office:value="812160">
            <text:p>812160</text:p>
          </table:table-cell>
          <table:table-cell office:value-type="float" office:value="-17916">
            <text:p>-17916</text:p>
          </table:table-cell>
          <table:table-cell table:formula="of:=[.A120]/262144" office:value-type="float" office:value="3.09814453125">
            <text:p>3.0981445313</text:p>
          </table:table-cell>
        </table:table-row>
        <table:table-row table:style-name="ro1">
          <table:table-cell office:value-type="float" office:value="819072">
            <text:p>819072</text:p>
          </table:table-cell>
          <table:table-cell office:value-type="float" office:value="-17392">
            <text:p>-17392</text:p>
          </table:table-cell>
          <table:table-cell table:formula="of:=[.A121]/262144" office:value-type="float" office:value="3.12451171875">
            <text:p>3.1245117188</text:p>
          </table:table-cell>
        </table:table-row>
        <table:table-row table:style-name="ro1">
          <table:table-cell office:value-type="float" office:value="825984">
            <text:p>825984</text:p>
          </table:table-cell>
          <table:table-cell office:value-type="float" office:value="-16868">
            <text:p>-16868</text:p>
          </table:table-cell>
          <table:table-cell table:formula="of:=[.A122]/262144" office:value-type="float" office:value="3.15087890625">
            <text:p>3.1508789063</text:p>
          </table:table-cell>
        </table:table-row>
        <table:table-row table:style-name="ro1">
          <table:table-cell office:value-type="float" office:value="832896">
            <text:p>832896</text:p>
          </table:table-cell>
          <table:table-cell office:value-type="float" office:value="-16344">
            <text:p>-16344</text:p>
          </table:table-cell>
          <table:table-cell table:formula="of:=[.A123]/262144" office:value-type="float" office:value="3.17724609375">
            <text:p>3.1772460938</text:p>
          </table:table-cell>
        </table:table-row>
        <table:table-row table:style-name="ro1">
          <table:table-cell office:value-type="float" office:value="839808">
            <text:p>839808</text:p>
          </table:table-cell>
          <table:table-cell office:value-type="float" office:value="-15820">
            <text:p>-15820</text:p>
          </table:table-cell>
          <table:table-cell table:formula="of:=[.A124]/262144" office:value-type="float" office:value="3.20361328125">
            <text:p>3.2036132813</text:p>
          </table:table-cell>
        </table:table-row>
        <table:table-row table:style-name="ro1">
          <table:table-cell office:value-type="float" office:value="846720">
            <text:p>846720</text:p>
          </table:table-cell>
          <table:table-cell office:value-type="float" office:value="-15297">
            <text:p>-15297</text:p>
          </table:table-cell>
          <table:table-cell table:formula="of:=[.A125]/262144" office:value-type="float" office:value="3.22998046875">
            <text:p>3.2299804688</text:p>
          </table:table-cell>
        </table:table-row>
        <table:table-row table:style-name="ro1">
          <table:table-cell office:value-type="float" office:value="853632">
            <text:p>853632</text:p>
          </table:table-cell>
          <table:table-cell office:value-type="float" office:value="-14773">
            <text:p>-14773</text:p>
          </table:table-cell>
          <table:table-cell table:formula="of:=[.A126]/262144" office:value-type="float" office:value="3.25634765625">
            <text:p>3.2563476563</text:p>
          </table:table-cell>
        </table:table-row>
        <table:table-row table:style-name="ro1">
          <table:table-cell office:value-type="float" office:value="860544">
            <text:p>860544</text:p>
          </table:table-cell>
          <table:table-cell office:value-type="float" office:value="-14249">
            <text:p>-14249</text:p>
          </table:table-cell>
          <table:table-cell table:formula="of:=[.A127]/262144" office:value-type="float" office:value="3.28271484375">
            <text:p>3.2827148438</text:p>
          </table:table-cell>
        </table:table-row>
        <table:table-row table:style-name="ro1">
          <table:table-cell office:value-type="float" office:value="867456">
            <text:p>867456</text:p>
          </table:table-cell>
          <table:table-cell office:value-type="float" office:value="-13725">
            <text:p>-13725</text:p>
          </table:table-cell>
          <table:table-cell table:formula="of:=[.A128]/262144" office:value-type="float" office:value="3.30908203125">
            <text:p>3.3090820313</text:p>
          </table:table-cell>
        </table:table-row>
        <table:table-row table:style-name="ro1">
          <table:table-cell office:value-type="float" office:value="874368">
            <text:p>874368</text:p>
          </table:table-cell>
          <table:table-cell office:value-type="float" office:value="-13201">
            <text:p>-13201</text:p>
          </table:table-cell>
          <table:table-cell table:formula="of:=[.A129]/262144" office:value-type="float" office:value="3.33544921875">
            <text:p>3.3354492188</text:p>
          </table:table-cell>
        </table:table-row>
        <table:table-row table:style-name="ro1">
          <table:table-cell office:value-type="float" office:value="881280">
            <text:p>881280</text:p>
          </table:table-cell>
          <table:table-cell office:value-type="float" office:value="-12677">
            <text:p>-12677</text:p>
          </table:table-cell>
          <table:table-cell table:formula="of:=[.A130]/262144" office:value-type="float" office:value="3.36181640625">
            <text:p>3.3618164063</text:p>
          </table:table-cell>
        </table:table-row>
        <table:table-row table:style-name="ro1">
          <table:table-cell office:value-type="float" office:value="888192">
            <text:p>888192</text:p>
          </table:table-cell>
          <table:table-cell office:value-type="float" office:value="-12154">
            <text:p>-12154</text:p>
          </table:table-cell>
          <table:table-cell table:formula="of:=[.A131]/262144" office:value-type="float" office:value="3.38818359375">
            <text:p>3.3881835938</text:p>
          </table:table-cell>
        </table:table-row>
        <table:table-row table:style-name="ro1">
          <table:table-cell office:value-type="float" office:value="895104">
            <text:p>895104</text:p>
          </table:table-cell>
          <table:table-cell office:value-type="float" office:value="-11630">
            <text:p>-11630</text:p>
          </table:table-cell>
          <table:table-cell table:formula="of:=[.A132]/262144" office:value-type="float" office:value="3.41455078125">
            <text:p>3.4145507813</text:p>
          </table:table-cell>
        </table:table-row>
        <table:table-row table:style-name="ro1">
          <table:table-cell office:value-type="float" office:value="902016">
            <text:p>902016</text:p>
          </table:table-cell>
          <table:table-cell office:value-type="float" office:value="-11106">
            <text:p>-11106</text:p>
          </table:table-cell>
          <table:table-cell table:formula="of:=[.A133]/262144" office:value-type="float" office:value="3.44091796875">
            <text:p>3.4409179688</text:p>
          </table:table-cell>
        </table:table-row>
        <table:table-row table:style-name="ro1">
          <table:table-cell office:value-type="float" office:value="908928">
            <text:p>908928</text:p>
          </table:table-cell>
          <table:table-cell office:value-type="float" office:value="-10582">
            <text:p>-10582</text:p>
          </table:table-cell>
          <table:table-cell table:formula="of:=[.A134]/262144" office:value-type="float" office:value="3.46728515625">
            <text:p>3.4672851563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-10058">
            <text:p>-10058</text:p>
          </table:table-cell>
          <table:table-cell table:formula="of:=[.A135]/262144" office:value-type="float" office:value="3.49365234375">
            <text:p>3.4936523438</text:p>
          </table:table-cell>
        </table:table-row>
        <table:table-row table:style-name="ro1">
          <table:table-cell office:value-type="float" office:value="922752">
            <text:p>922752</text:p>
          </table:table-cell>
          <table:table-cell office:value-type="float" office:value="-9534">
            <text:p>-9534</text:p>
          </table:table-cell>
          <table:table-cell table:formula="of:=[.A136]/262144" office:value-type="float" office:value="3.52001953125">
            <text:p>3.5200195313</text:p>
          </table:table-cell>
        </table:table-row>
        <table:table-row table:style-name="ro1">
          <table:table-cell office:value-type="float" office:value="929664">
            <text:p>929664</text:p>
          </table:table-cell>
          <table:table-cell office:value-type="float" office:value="-9011">
            <text:p>-9011</text:p>
          </table:table-cell>
          <table:table-cell table:formula="of:=[.A137]/262144" office:value-type="float" office:value="3.54638671875">
            <text:p>3.5463867188</text:p>
          </table:table-cell>
        </table:table-row>
        <table:table-row table:style-name="ro1">
          <table:table-cell office:value-type="float" office:value="936576">
            <text:p>936576</text:p>
          </table:table-cell>
          <table:table-cell office:value-type="float" office:value="-8487">
            <text:p>-8487</text:p>
          </table:table-cell>
          <table:table-cell table:formula="of:=[.A138]/262144" office:value-type="float" office:value="3.57275390625">
            <text:p>3.5727539063</text:p>
          </table:table-cell>
        </table:table-row>
        <table:table-row table:style-name="ro1">
          <table:table-cell office:value-type="float" office:value="943488">
            <text:p>943488</text:p>
          </table:table-cell>
          <table:table-cell office:value-type="float" office:value="-7963">
            <text:p>-7963</text:p>
          </table:table-cell>
          <table:table-cell table:formula="of:=[.A139]/262144" office:value-type="float" office:value="3.59912109375">
            <text:p>3.5991210938</text:p>
          </table:table-cell>
        </table:table-row>
        <table:table-row table:style-name="ro1">
          <table:table-cell office:value-type="float" office:value="950400">
            <text:p>950400</text:p>
          </table:table-cell>
          <table:table-cell office:value-type="float" office:value="-7439">
            <text:p>-7439</text:p>
          </table:table-cell>
          <table:table-cell table:formula="of:=[.A140]/262144" office:value-type="float" office:value="3.62548828125">
            <text:p>3.6254882813</text:p>
          </table:table-cell>
        </table:table-row>
        <table:table-row table:style-name="ro1">
          <table:table-cell office:value-type="float" office:value="957312">
            <text:p>957312</text:p>
          </table:table-cell>
          <table:table-cell office:value-type="float" office:value="-6915">
            <text:p>-6915</text:p>
          </table:table-cell>
          <table:table-cell table:formula="of:=[.A141]/262144" office:value-type="float" office:value="3.65185546875">
            <text:p>3.6518554688</text:p>
          </table:table-cell>
        </table:table-row>
        <table:table-row table:style-name="ro1">
          <table:table-cell office:value-type="float" office:value="964224">
            <text:p>964224</text:p>
          </table:table-cell>
          <table:table-cell office:value-type="float" office:value="-6392">
            <text:p>-6392</text:p>
          </table:table-cell>
          <table:table-cell table:formula="of:=[.A142]/262144" office:value-type="float" office:value="3.67822265625">
            <text:p>3.6782226563</text:p>
          </table:table-cell>
        </table:table-row>
        <table:table-row table:style-name="ro1">
          <table:table-cell office:value-type="float" office:value="971136">
            <text:p>971136</text:p>
          </table:table-cell>
          <table:table-cell office:value-type="float" office:value="-5868">
            <text:p>-5868</text:p>
          </table:table-cell>
          <table:table-cell table:formula="of:=[.A143]/262144" office:value-type="float" office:value="3.70458984375">
            <text:p>3.7045898438</text:p>
          </table:table-cell>
        </table:table-row>
        <table:table-row table:style-name="ro1">
          <table:table-cell office:value-type="float" office:value="978048">
            <text:p>978048</text:p>
          </table:table-cell>
          <table:table-cell office:value-type="float" office:value="-5344">
            <text:p>-5344</text:p>
          </table:table-cell>
          <table:table-cell table:formula="of:=[.A144]/262144" office:value-type="float" office:value="3.73095703125">
            <text:p>3.7309570313</text:p>
          </table:table-cell>
        </table:table-row>
        <table:table-row table:style-name="ro1">
          <table:table-cell office:value-type="float" office:value="984960">
            <text:p>984960</text:p>
          </table:table-cell>
          <table:table-cell office:value-type="float" office:value="-4820">
            <text:p>-4820</text:p>
          </table:table-cell>
          <table:table-cell table:formula="of:=[.A145]/262144" office:value-type="float" office:value="3.75732421875">
            <text:p>3.7573242188</text:p>
          </table:table-cell>
        </table:table-row>
        <table:table-row table:style-name="ro1">
          <table:table-cell office:value-type="float" office:value="991872">
            <text:p>991872</text:p>
          </table:table-cell>
          <table:table-cell office:value-type="float" office:value="-4296">
            <text:p>-4296</text:p>
          </table:table-cell>
          <table:table-cell table:formula="of:=[.A146]/262144" office:value-type="float" office:value="3.78369140625">
            <text:p>3.7836914063</text:p>
          </table:table-cell>
        </table:table-row>
        <table:table-row table:style-name="ro1">
          <table:table-cell office:value-type="float" office:value="998784">
            <text:p>998784</text:p>
          </table:table-cell>
          <table:table-cell office:value-type="float" office:value="-3772">
            <text:p>-3772</text:p>
          </table:table-cell>
          <table:table-cell table:formula="of:=[.A147]/262144" office:value-type="float" office:value="3.81005859375">
            <text:p>3.8100585938</text:p>
          </table:table-cell>
        </table:table-row>
        <table:table-row table:style-name="ro1">
          <table:table-cell office:value-type="float" office:value="1005696">
            <text:p>1005696</text:p>
          </table:table-cell>
          <table:table-cell office:value-type="float" office:value="-3249">
            <text:p>-3249</text:p>
          </table:table-cell>
          <table:table-cell table:formula="of:=[.A148]/262144" office:value-type="float" office:value="3.83642578125">
            <text:p>3.8364257813</text:p>
          </table:table-cell>
        </table:table-row>
        <table:table-row table:style-name="ro1">
          <table:table-cell office:value-type="float" office:value="1012608">
            <text:p>1012608</text:p>
          </table:table-cell>
          <table:table-cell office:value-type="float" office:value="-2725">
            <text:p>-2725</text:p>
          </table:table-cell>
          <table:table-cell table:formula="of:=[.A149]/262144" office:value-type="float" office:value="3.86279296875">
            <text:p>3.8627929688</text:p>
          </table:table-cell>
        </table:table-row>
        <table:table-row table:style-name="ro1">
          <table:table-cell office:value-type="float" office:value="1019520">
            <text:p>1019520</text:p>
          </table:table-cell>
          <table:table-cell office:value-type="float" office:value="-2201">
            <text:p>-2201</text:p>
          </table:table-cell>
          <table:table-cell table:formula="of:=[.A150]/262144" office:value-type="float" office:value="3.88916015625">
            <text:p>3.8891601563</text:p>
          </table:table-cell>
        </table:table-row>
        <table:table-row table:style-name="ro1">
          <table:table-cell office:value-type="float" office:value="1026432">
            <text:p>1026432</text:p>
          </table:table-cell>
          <table:table-cell office:value-type="float" office:value="-1677">
            <text:p>-1677</text:p>
          </table:table-cell>
          <table:table-cell table:formula="of:=[.A151]/262144" office:value-type="float" office:value="3.91552734375">
            <text:p>3.9155273438</text:p>
          </table:table-cell>
        </table:table-row>
        <table:table-row table:style-name="ro1">
          <table:table-cell office:value-type="float" office:value="1033344">
            <text:p>1033344</text:p>
          </table:table-cell>
          <table:table-cell office:value-type="float" office:value="-1153">
            <text:p>-1153</text:p>
          </table:table-cell>
          <table:table-cell table:formula="of:=[.A152]/262144" office:value-type="float" office:value="3.94189453125">
            <text:p>3.9418945313</text:p>
          </table:table-cell>
        </table:table-row>
        <table:table-row table:style-name="ro1">
          <table:table-cell office:value-type="float" office:value="1040256">
            <text:p>1040256</text:p>
          </table:table-cell>
          <table:table-cell office:value-type="float" office:value="-629">
            <text:p>-629</text:p>
          </table:table-cell>
          <table:table-cell table:formula="of:=[.A153]/262144" office:value-type="float" office:value="3.96826171875">
            <text:p>3.9682617188</text:p>
          </table:table-cell>
        </table:table-row>
        <table:table-row table:style-name="ro1">
          <table:table-cell office:value-type="float" office:value="1047168">
            <text:p>1047168</text:p>
          </table:table-cell>
          <table:table-cell office:value-type="float" office:value="-106">
            <text:p>-106</text:p>
          </table:table-cell>
          <table:table-cell table:formula="of:=[.A154]/262144" office:value-type="float" office:value="3.99462890625">
            <text:p>3.9946289063</text:p>
          </table:table-cell>
        </table:table-row>
      </table:table>
      <table:table table:name="Filter Precision" table:style-name="ta1"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8" table:number-columns-repeated="9" table:default-cell-style-name="Default"/>
        <table:table-column table:style-name="co20" table:default-cell-style-name="Default"/>
        <table:table-column table:style-name="co8" table:number-columns-repeated="4" table:default-cell-style-name="Default"/>
        <table:table-column table:style-name="co4" table:number-columns-repeated="1006" table:default-cell-style-name="Default"/>
        <table:table-row table:style-name="ro1">
          <table:table-cell/>
          <table:table-cell table:style-name="ce2" office:value-type="string">
            <text:p>Freq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0</text:p>
          </table:table-cell>
          <table:table-cell table:style-name="ce2" office:value-type="string">
            <text:p>cos_w0</text:p>
          </table:table-cell>
          <table:table-cell table:style-name="ce2" office:value-type="string">
            <text:p>sin_w0</text:p>
          </table:table-cell>
          <table:table-cell table:style-name="ce2" office:value-type="string">
            <text:p>alpha</text:p>
          </table:table-cell>
          <table:table-cell table:style-name="ce2" office:value-type="string">
            <text:p>A[0]</text:p>
          </table:table-cell>
          <table:table-cell table:style-name="ce2" office:value-type="string">
            <text:p>A[1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  <table:table-cell table:style-name="ce2" office:value-type="string">
            <text:p>I[0]</text:p>
          </table:table-cell>
          <table:table-cell table:style-name="ce2" office:value-type="string">
            <text:p>I[1]</text:p>
          </table:table-cell>
          <table:table-cell table:style-name="ce2" office:value-type="string">
            <text:p>I[2]</text:p>
          </table:table-cell>
          <table:table-cell table:style-name="ce2" office:value-type="string">
            <text:p>O[0]</text:p>
          </table:table-cell>
          <table:table-cell table:style-name="ce2" office:value-type="string">
            <text:p>O[1]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399617">
            <text:p>399617</text:p>
          </table:table-cell>
          <table:table-cell office:value-type="float" office:value="150774">
            <text:p>150774</text:p>
          </table:table-cell>
          <table:table-cell office:value-type="float" office:value="910">
            <text:p>910</text:p>
          </table:table-cell>
          <table:table-cell office:value-type="float" office:value="16383">
            <text:p>16383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6432">
            <text:p>16432</text:p>
          </table:table-cell>
          <table:table-cell office:value-type="float" office:value="-32766">
            <text:p>-32766</text:p>
          </table:table-cell>
          <table:table-cell office:value-type="float" office:value="16336">
            <text:p>163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70">
            <text:p>-32670</text:p>
          </table:table-cell>
          <table:table-cell office:value-type="float" office:value="16288">
            <text:p>16288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471555">
            <text:p>471555</text:p>
          </table:table-cell>
          <table:table-cell office:value-type="float" office:value="150774">
            <text:p>150774</text:p>
          </table:table-cell>
          <table:table-cell office:value-type="float" office:value="1074">
            <text:p>1074</text:p>
          </table:table-cell>
          <table:table-cell office:value-type="float" office:value="16383">
            <text:p>16383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16441">
            <text:p>16441</text:p>
          </table:table-cell>
          <table:table-cell office:value-type="float" office:value="-32766">
            <text:p>-32766</text:p>
          </table:table-cell>
          <table:table-cell office:value-type="float" office:value="16327">
            <text:p>163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52">
            <text:p>-32652</text:p>
          </table:table-cell>
          <table:table-cell office:value-type="float" office:value="16270">
            <text:p>1627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float" office:value="543492">
            <text:p>543492</text:p>
          </table:table-cell>
          <table:table-cell office:value-type="float" office:value="150774">
            <text:p>150774</text:p>
          </table:table-cell>
          <table:table-cell office:value-type="float" office:value="1238">
            <text:p>1238</text:p>
          </table:table-cell>
          <table:table-cell office:value-type="float" office:value="16383">
            <text:p>16383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6450">
            <text:p>16450</text:p>
          </table:table-cell>
          <table:table-cell office:value-type="float" office:value="-32766">
            <text:p>-32766</text:p>
          </table:table-cell>
          <table:table-cell office:value-type="float" office:value="16318">
            <text:p>163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34">
            <text:p>-32634</text:p>
          </table:table-cell>
          <table:table-cell office:value-type="float" office:value="16252">
            <text:p>16252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float" office:value="615430">
            <text:p>615430</text:p>
          </table:table-cell>
          <table:table-cell office:value-type="float" office:value="150774">
            <text:p>150774</text:p>
          </table:table-cell>
          <table:table-cell office:value-type="float" office:value="1402">
            <text:p>1402</text:p>
          </table:table-cell>
          <table:table-cell office:value-type="float" office:value="16383">
            <text:p>16383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16459">
            <text:p>16459</text:p>
          </table:table-cell>
          <table:table-cell office:value-type="float" office:value="-32766">
            <text:p>-32766</text:p>
          </table:table-cell>
          <table:table-cell office:value-type="float" office:value="16309">
            <text:p>163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616">
            <text:p>-32616</text:p>
          </table:table-cell>
          <table:table-cell office:value-type="float" office:value="16234">
            <text:p>16234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float" office:value="687367">
            <text:p>687367</text:p>
          </table:table-cell>
          <table:table-cell office:value-type="float" office:value="150774">
            <text:p>150774</text:p>
          </table:table-cell>
          <table:table-cell office:value-type="float" office:value="1566">
            <text:p>1566</text:p>
          </table:table-cell>
          <table:table-cell office:value-type="float" office:value="16383">
            <text:p>16383</text:p>
          </table:table-cell>
          <table:table-cell office:value-type="float" office:value="98">
            <text:p>98</text:p>
          </table:table-cell>
          <table:table-cell office:value-type="float" office:value="85">
            <text:p>85</text:p>
          </table:table-cell>
          <table:table-cell office:value-type="float" office:value="16469">
            <text:p>16469</text:p>
          </table:table-cell>
          <table:table-cell office:value-type="float" office:value="-32766">
            <text:p>-32766</text:p>
          </table:table-cell>
          <table:table-cell office:value-type="float" office:value="16299">
            <text:p>162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96">
            <text:p>-32596</text:p>
          </table:table-cell>
          <table:table-cell office:value-type="float" office:value="16214">
            <text:p>16214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float" office:value="759305">
            <text:p>759305</text:p>
          </table:table-cell>
          <table:table-cell office:value-type="float" office:value="150774">
            <text:p>150774</text:p>
          </table:table-cell>
          <table:table-cell office:value-type="float" office:value="1730">
            <text:p>1730</text:p>
          </table:table-cell>
          <table:table-cell office:value-type="float" office:value="16383">
            <text:p>16383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16477">
            <text:p>16477</text:p>
          </table:table-cell>
          <table:table-cell office:value-type="float" office:value="-32766">
            <text:p>-32766</text:p>
          </table:table-cell>
          <table:table-cell office:value-type="float" office:value="16291">
            <text:p>16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81">
            <text:p>-32581</text:p>
          </table:table-cell>
          <table:table-cell office:value-type="float" office:value="16199">
            <text:p>16199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float" office:value="831242">
            <text:p>831242</text:p>
          </table:table-cell>
          <table:table-cell office:value-type="float" office:value="150774">
            <text:p>150774</text:p>
          </table:table-cell>
          <table:table-cell office:value-type="float" office:value="1894">
            <text:p>1894</text:p>
          </table:table-cell>
          <table:table-cell office:value-type="float" office:value="16383">
            <text:p>16383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6486">
            <text:p>16486</text:p>
          </table:table-cell>
          <table:table-cell office:value-type="float" office:value="-32766">
            <text:p>-32766</text:p>
          </table:table-cell>
          <table:table-cell office:value-type="float" office:value="16282">
            <text:p>162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63">
            <text:p>-32563</text:p>
          </table:table-cell>
          <table:table-cell office:value-type="float" office:value="16181">
            <text:p>1618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float" office:value="903180">
            <text:p>903180</text:p>
          </table:table-cell>
          <table:table-cell office:value-type="float" office:value="150774">
            <text:p>150774</text:p>
          </table:table-cell>
          <table:table-cell office:value-type="float" office:value="2058">
            <text:p>2058</text:p>
          </table:table-cell>
          <table:table-cell office:value-type="float" office:value="16383">
            <text:p>16383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16495">
            <text:p>16495</text:p>
          </table:table-cell>
          <table:table-cell office:value-type="float" office:value="-32766">
            <text:p>-32766</text:p>
          </table:table-cell>
          <table:table-cell office:value-type="float" office:value="16273">
            <text:p>162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45">
            <text:p>-32545</text:p>
          </table:table-cell>
          <table:table-cell office:value-type="float" office:value="16163">
            <text:p>16163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75118">
            <text:p>975118</text:p>
          </table:table-cell>
          <table:table-cell office:value-type="float" office:value="150774">
            <text:p>150774</text:p>
          </table:table-cell>
          <table:table-cell office:value-type="float" office:value="2222">
            <text:p>2222</text:p>
          </table:table-cell>
          <table:table-cell office:value-type="float" office:value="16383">
            <text:p>16383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16503">
            <text:p>16503</text:p>
          </table:table-cell>
          <table:table-cell office:value-type="float" office:value="-32766">
            <text:p>-32766</text:p>
          </table:table-cell>
          <table:table-cell office:value-type="float" office:value="16265">
            <text:p>162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29">
            <text:p>-32529</text:p>
          </table:table-cell>
          <table:table-cell office:value-type="float" office:value="16147">
            <text:p>16147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047055">
            <text:p>1047055</text:p>
          </table:table-cell>
          <table:table-cell office:value-type="float" office:value="150774">
            <text:p>150774</text:p>
          </table:table-cell>
          <table:table-cell office:value-type="float" office:value="2386">
            <text:p>2386</text:p>
          </table:table-cell>
          <table:table-cell office:value-type="float" office:value="16383">
            <text:p>16383</text:p>
          </table:table-cell>
          <table:table-cell office:value-type="float" office:value="149">
            <text:p>149</text:p>
          </table:table-cell>
          <table:table-cell office:value-type="float" office:value="129">
            <text:p>129</text:p>
          </table:table-cell>
          <table:table-cell office:value-type="float" office:value="16513">
            <text:p>16513</text:p>
          </table:table-cell>
          <table:table-cell office:value-type="float" office:value="-32766">
            <text:p>-32766</text:p>
          </table:table-cell>
          <table:table-cell office:value-type="float" office:value="16255">
            <text:p>16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510">
            <text:p>-32510</text:p>
          </table:table-cell>
          <table:table-cell office:value-type="float" office:value="16128">
            <text:p>16128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float" office:value="1118993">
            <text:p>1118993</text:p>
          </table:table-cell>
          <table:table-cell office:value-type="float" office:value="150774">
            <text:p>150774</text:p>
          </table:table-cell>
          <table:table-cell office:value-type="float" office:value="2550">
            <text:p>2550</text:p>
          </table:table-cell>
          <table:table-cell office:value-type="float" office:value="16383">
            <text:p>16383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  <table:table-cell office:value-type="float" office:value="16522">
            <text:p>16522</text:p>
          </table:table-cell>
          <table:table-cell office:value-type="float" office:value="-32766">
            <text:p>-32766</text:p>
          </table:table-cell>
          <table:table-cell office:value-type="float" office:value="16246">
            <text:p>16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2492">
            <text:p>-32492</text:p>
          </table:table-cell>
          <table:table-cell office:value-type="float" office:value="16110">
            <text:p>16110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float" office:value="1190930">
            <text:p>1190930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2714">
            <text:p>2714</text:p>
          </table:table-cell>
          <table:table-cell table:style-name="ce3" office:value-type="float" office:value="16382">
            <text:p>16382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16530">
            <text:p>16530</text:p>
          </table:table-cell>
          <table:table-cell table:style-name="ce3" office:value-type="float" office:value="-32764">
            <text:p>-32764</text:p>
          </table:table-cell>
          <table:table-cell table:style-name="ce3" office:value-type="float" office:value="16238">
            <text:p>162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474">
            <text:p>-32474</text:p>
          </table:table-cell>
          <table:table-cell table:style-name="ce3" office:value-type="float" office:value="16094">
            <text:p>16094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10" office:value-type="float" office:value="1262868">
            <text:p>1262868</text:p>
          </table:table-cell>
          <table:table-cell office:value-type="float" office:value="150774">
            <text:p>150774</text:p>
          </table:table-cell>
          <table:table-cell office:value-type="float" office:value="2878">
            <text:p>2878</text:p>
          </table:table-cell>
          <table:table-cell office:value-type="float" office:value="16382">
            <text:p>16382</text:p>
          </table:table-cell>
          <table:table-cell office:value-type="float" office:value="179">
            <text:p>179</text:p>
          </table:table-cell>
          <table:table-cell office:value-type="float" office:value="155">
            <text:p>155</text:p>
          </table:table-cell>
          <table:table-cell office:value-type="float" office:value="16539">
            <text:p>16539</text:p>
          </table:table-cell>
          <table:table-cell office:value-type="float" office:value="-32764">
            <text:p>-32764</text:p>
          </table:table-cell>
          <table:table-cell office:value-type="float" office:value="16229">
            <text:p>16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56">
            <text:p>-32456</text:p>
          </table:table-cell>
          <table:table-cell office:value-type="float" office:value="16076">
            <text:p>16076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10" office:value-type="float" office:value="1334805">
            <text:p>1334805</text:p>
          </table:table-cell>
          <table:table-cell office:value-type="float" office:value="150774">
            <text:p>150774</text:p>
          </table:table-cell>
          <table:table-cell office:value-type="float" office:value="3042">
            <text:p>3042</text:p>
          </table:table-cell>
          <table:table-cell office:value-type="float" office:value="16382">
            <text:p>16382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6549">
            <text:p>16549</text:p>
          </table:table-cell>
          <table:table-cell office:value-type="float" office:value="-32764">
            <text:p>-32764</text:p>
          </table:table-cell>
          <table:table-cell office:value-type="float" office:value="16219">
            <text:p>16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37">
            <text:p>-32437</text:p>
          </table:table-cell>
          <table:table-cell office:value-type="float" office:value="16057">
            <text:p>16057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1406743">
            <text:p>1406743</text:p>
          </table:table-cell>
          <table:table-cell office:value-type="float" office:value="150774">
            <text:p>150774</text:p>
          </table:table-cell>
          <table:table-cell office:value-type="float" office:value="3206">
            <text:p>3206</text:p>
          </table:table-cell>
          <table:table-cell office:value-type="float" office:value="16382">
            <text:p>16382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16557">
            <text:p>16557</text:p>
          </table:table-cell>
          <table:table-cell office:value-type="float" office:value="-32764">
            <text:p>-32764</text:p>
          </table:table-cell>
          <table:table-cell office:value-type="float" office:value="16211">
            <text:p>16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21">
            <text:p>-32421</text:p>
          </table:table-cell>
          <table:table-cell office:value-type="float" office:value="16041">
            <text:p>1604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1478681">
            <text:p>1478681</text:p>
          </table:table-cell>
          <table:table-cell office:value-type="float" office:value="150774">
            <text:p>150774</text:p>
          </table:table-cell>
          <table:table-cell office:value-type="float" office:value="3370">
            <text:p>3370</text:p>
          </table:table-cell>
          <table:table-cell office:value-type="float" office:value="16382">
            <text:p>16382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16566">
            <text:p>16566</text:p>
          </table:table-cell>
          <table:table-cell office:value-type="float" office:value="-32764">
            <text:p>-32764</text:p>
          </table:table-cell>
          <table:table-cell office:value-type="float" office:value="16202">
            <text:p>162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404">
            <text:p>-32404</text:p>
          </table:table-cell>
          <table:table-cell office:value-type="float" office:value="16023">
            <text:p>16023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550618">
            <text:p>1550618</text:p>
          </table:table-cell>
          <table:table-cell office:value-type="float" office:value="150774">
            <text:p>150774</text:p>
          </table:table-cell>
          <table:table-cell office:value-type="float" office:value="3534">
            <text:p>3534</text:p>
          </table:table-cell>
          <table:table-cell office:value-type="float" office:value="16382">
            <text:p>16382</text:p>
          </table:table-cell>
          <table:table-cell office:value-type="float" office:value="220">
            <text:p>220</text:p>
          </table:table-cell>
          <table:table-cell office:value-type="float" office:value="191">
            <text:p>191</text:p>
          </table:table-cell>
          <table:table-cell office:value-type="float" office:value="16575">
            <text:p>16575</text:p>
          </table:table-cell>
          <table:table-cell office:value-type="float" office:value="-32764">
            <text:p>-32764</text:p>
          </table:table-cell>
          <table:table-cell office:value-type="float" office:value="16193">
            <text:p>16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86">
            <text:p>-32386</text:p>
          </table:table-cell>
          <table:table-cell office:value-type="float" office:value="16006">
            <text:p>16006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1622556">
            <text:p>1622556</text:p>
          </table:table-cell>
          <table:table-cell office:value-type="float" office:value="150774">
            <text:p>150774</text:p>
          </table:table-cell>
          <table:table-cell office:value-type="float" office:value="3698">
            <text:p>3698</text:p>
          </table:table-cell>
          <table:table-cell office:value-type="float" office:value="16382">
            <text:p>16382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  <table:table-cell office:value-type="float" office:value="16583">
            <text:p>16583</text:p>
          </table:table-cell>
          <table:table-cell office:value-type="float" office:value="-32764">
            <text:p>-32764</text:p>
          </table:table-cell>
          <table:table-cell office:value-type="float" office:value="16185">
            <text:p>16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70">
            <text:p>-32370</text:p>
          </table:table-cell>
          <table:table-cell office:value-type="float" office:value="15990">
            <text:p>1599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1694493">
            <text:p>1694493</text:p>
          </table:table-cell>
          <table:table-cell office:value-type="float" office:value="150774">
            <text:p>150774</text:p>
          </table:table-cell>
          <table:table-cell office:value-type="float" office:value="3862">
            <text:p>3862</text:p>
          </table:table-cell>
          <table:table-cell office:value-type="float" office:value="16382">
            <text:p>16382</text:p>
          </table:table-cell>
          <table:table-cell office:value-type="float" office:value="241">
            <text:p>241</text:p>
          </table:table-cell>
          <table:table-cell office:value-type="float" office:value="209">
            <text:p>209</text:p>
          </table:table-cell>
          <table:table-cell office:value-type="float" office:value="16593">
            <text:p>16593</text:p>
          </table:table-cell>
          <table:table-cell office:value-type="float" office:value="-32764">
            <text:p>-32764</text:p>
          </table:table-cell>
          <table:table-cell office:value-type="float" office:value="16175">
            <text:p>16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2351">
            <text:p>-32351</text:p>
          </table:table-cell>
          <table:table-cell office:value-type="float" office:value="15971">
            <text:p>15971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1" office:value-type="float" office:value="1766431">
            <text:p>1766431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4026">
            <text:p>4026</text:p>
          </table:table-cell>
          <table:table-cell table:style-name="ce3" office:value-type="float" office:value="16381">
            <text:p>16381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218">
            <text:p>218</text:p>
          </table:table-cell>
          <table:table-cell table:style-name="ce3" office:value-type="float" office:value="16602">
            <text:p>16602</text:p>
          </table:table-cell>
          <table:table-cell table:style-name="ce3" office:value-type="float" office:value="-32762">
            <text:p>-32762</text:p>
          </table:table-cell>
          <table:table-cell table:style-name="ce3" office:value-type="float" office:value="16166">
            <text:p>161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331">
            <text:p>-32331</text:p>
          </table:table-cell>
          <table:table-cell table:style-name="ce3" office:value-type="float" office:value="15953">
            <text:p>15953</text:p>
          </table:table-cell>
          <table:table-cell table:style-name="ce3"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838368">
            <text:p>1838368</text:p>
          </table:table-cell>
          <table:table-cell office:value-type="float" office:value="150774">
            <text:p>150774</text:p>
          </table:table-cell>
          <table:table-cell office:value-type="float" office:value="4190">
            <text:p>4190</text:p>
          </table:table-cell>
          <table:table-cell office:value-type="float" office:value="16381">
            <text:p>16381</text:p>
          </table:table-cell>
          <table:table-cell office:value-type="float" office:value="261">
            <text:p>261</text:p>
          </table:table-cell>
          <table:table-cell office:value-type="float" office:value="226">
            <text:p>226</text:p>
          </table:table-cell>
          <table:table-cell office:value-type="float" office:value="16610">
            <text:p>16610</text:p>
          </table:table-cell>
          <table:table-cell office:value-type="float" office:value="-32762">
            <text:p>-32762</text:p>
          </table:table-cell>
          <table:table-cell office:value-type="float" office:value="16158">
            <text:p>16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316">
            <text:p>-32316</text:p>
          </table:table-cell>
          <table:table-cell office:value-type="float" office:value="15938">
            <text:p>15938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10" office:value-type="float" office:value="1910306">
            <text:p>1910306</text:p>
          </table:table-cell>
          <table:table-cell office:value-type="float" office:value="150774">
            <text:p>150774</text:p>
          </table:table-cell>
          <table:table-cell office:value-type="float" office:value="4354">
            <text:p>4354</text:p>
          </table:table-cell>
          <table:table-cell office:value-type="float" office:value="16381">
            <text:p>16381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16620">
            <text:p>16620</text:p>
          </table:table-cell>
          <table:table-cell office:value-type="float" office:value="-32762">
            <text:p>-32762</text:p>
          </table:table-cell>
          <table:table-cell office:value-type="float" office:value="16148">
            <text:p>161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96">
            <text:p>-32296</text:p>
          </table:table-cell>
          <table:table-cell office:value-type="float" office:value="15918">
            <text:p>15918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float" office:value="1982243">
            <text:p>1982243</text:p>
          </table:table-cell>
          <table:table-cell office:value-type="float" office:value="150774">
            <text:p>150774</text:p>
          </table:table-cell>
          <table:table-cell office:value-type="float" office:value="4518">
            <text:p>4518</text:p>
          </table:table-cell>
          <table:table-cell office:value-type="float" office:value="16381">
            <text:p>16381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office:value-type="float" office:value="16629">
            <text:p>16629</text:p>
          </table:table-cell>
          <table:table-cell office:value-type="float" office:value="-32762">
            <text:p>-32762</text:p>
          </table:table-cell>
          <table:table-cell office:value-type="float" office:value="16139">
            <text:p>161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79">
            <text:p>-32279</text:p>
          </table:table-cell>
          <table:table-cell office:value-type="float" office:value="15901">
            <text:p>15901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10" office:value-type="float" office:value="2054181">
            <text:p>2054181</text:p>
          </table:table-cell>
          <table:table-cell office:value-type="float" office:value="150774">
            <text:p>150774</text:p>
          </table:table-cell>
          <table:table-cell office:value-type="float" office:value="4682">
            <text:p>4682</text:p>
          </table:table-cell>
          <table:table-cell office:value-type="float" office:value="16381">
            <text:p>16381</text:p>
          </table:table-cell>
          <table:table-cell office:value-type="float" office:value="292">
            <text:p>292</text:p>
          </table:table-cell>
          <table:table-cell office:value-type="float" office:value="253">
            <text:p>253</text:p>
          </table:table-cell>
          <table:table-cell office:value-type="float" office:value="16637">
            <text:p>16637</text:p>
          </table:table-cell>
          <table:table-cell office:value-type="float" office:value="-32762">
            <text:p>-32762</text:p>
          </table:table-cell>
          <table:table-cell office:value-type="float" office:value="16131">
            <text:p>161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2263">
            <text:p>-32263</text:p>
          </table:table-cell>
          <table:table-cell office:value-type="float" office:value="15885">
            <text:p>15885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1" office:value-type="float" office:value="2126119">
            <text:p>2126119</text:p>
          </table:table-cell>
          <table:table-cell table:style-name="ce3" office:value-type="float" office:value="150774">
            <text:p>150774</text:p>
          </table:table-cell>
          <table:table-cell table:style-name="ce3" office:value-type="float" office:value="4846">
            <text:p>4846</text:p>
          </table:table-cell>
          <table:table-cell table:style-name="ce3" office:value-type="float" office:value="16380">
            <text:p>16380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16646">
            <text:p>16646</text:p>
          </table:table-cell>
          <table:table-cell table:style-name="ce3" office:value-type="float" office:value="-32760">
            <text:p>-32760</text:p>
          </table:table-cell>
          <table:table-cell table:style-name="ce3" office:value-type="float" office:value="16122">
            <text:p>161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2244">
            <text:p>-32244</text:p>
          </table:table-cell>
          <table:table-cell table:style-name="ce3" office:value-type="float" office:value="15868">
            <text:p>15868</text:p>
          </table:table-cell>
          <table:table-cell table:style-name="ce3" table:number-columns-repeated="1006"/>
        </table:table-row>
        <table:table-row table:style-name="ro1">
          <table:table-cell/>
          <table:table-cell table:number-columns-repeated="17"/>
          <table:table-cell table:number-columns-repeated="1006"/>
        </table:table-row>
        <table:table-row table:style-name="ro1">
          <table:table-cell/>
          <table:table-cell table:style-name="ce10" office:value-type="float" office:value="294912000">
            <text:p>294912000</text:p>
          </table:table-cell>
          <table:table-cell office:value-type="float" office:value="150774">
            <text:p>150774</text:p>
          </table:table-cell>
          <table:table-cell office:value-type="float" office:value="672284">
            <text:p>672284</text:p>
          </table:table-cell>
          <table:table-cell office:value-type="float" office:value="-13732">
            <text:p>-13732</text:p>
          </table:table-cell>
          <table:table-cell office:value-type="float" office:value="8937">
            <text:p>8937</text:p>
          </table:table-cell>
          <table:table-cell office:value-type="float" office:value="7769">
            <text:p>7769</text:p>
          </table:table-cell>
          <table:table-cell office:value-type="float" office:value="24153">
            <text:p>24153</text:p>
          </table:table-cell>
          <table:table-cell office:value-type="float" office:value="27464">
            <text:p>27464</text:p>
          </table:table-cell>
          <table:table-cell office:value-type="float" office:value="8615">
            <text:p>8615</text:p>
          </table:table-cell>
          <table:table-cell office:value-type="float" office:value="15058">
            <text:p>15058</text:p>
          </table:table-cell>
          <table:table-cell office:value-type="float" office:value="30116">
            <text:p>30116</text:p>
          </table:table-cell>
          <table:table-cell office:value-type="float" office:value="15058">
            <text:p>15058</text:p>
          </table:table-cell>
          <table:table-cell office:value-type="float" office:value="10214">
            <text:p>10214</text:p>
          </table:table-cell>
          <table:table-cell office:value-type="float" office:value="20428">
            <text:p>20428</text:p>
          </table:table-cell>
          <table:table-cell office:value-type="float" office:value="10214">
            <text:p>10214</text:p>
          </table:table-cell>
          <table:table-cell office:value-type="float" office:value="18629">
            <text:p>18629</text:p>
          </table:table-cell>
          <table:table-cell office:value-type="float" office:value="5843">
            <text:p>5843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294912000">
            <text:p>294912000</text:p>
          </table:table-cell>
          <table:table-cell office:value-type="float" office:value="262144">
            <text:p>262144</text:p>
          </table:table-cell>
          <table:table-cell office:value-type="float" office:value="672284">
            <text:p>672284</text:p>
          </table:table-cell>
          <table:table-cell office:value-type="float" office:value="-13732">
            <text:p>-13732</text:p>
          </table:table-cell>
          <table:table-cell office:value-type="float" office:value="8937">
            <text:p>8937</text:p>
          </table:table-cell>
          <table:table-cell office:value-type="float" office:value="4468">
            <text:p>4468</text:p>
          </table:table-cell>
          <table:table-cell office:value-type="float" office:value="20852">
            <text:p>20852</text:p>
          </table:table-cell>
          <table:table-cell office:value-type="float" office:value="27464">
            <text:p>27464</text:p>
          </table:table-cell>
          <table:table-cell office:value-type="float" office:value="11916">
            <text:p>11916</text:p>
          </table:table-cell>
          <table:table-cell office:value-type="float" office:value="15058">
            <text:p>15058</text:p>
          </table:table-cell>
          <table:table-cell office:value-type="float" office:value="30116">
            <text:p>30116</text:p>
          </table:table-cell>
          <table:table-cell office:value-type="float" office:value="15058">
            <text:p>15058</text:p>
          </table:table-cell>
          <table:table-cell office:value-type="float" office:value="11831">
            <text:p>11831</text:p>
          </table:table-cell>
          <table:table-cell office:value-type="float" office:value="23662">
            <text:p>23662</text:p>
          </table:table-cell>
          <table:table-cell office:value-type="float" office:value="11831">
            <text:p>11831</text:p>
          </table:table-cell>
          <table:table-cell office:value-type="float" office:value="21579">
            <text:p>21579</text:p>
          </table:table-cell>
          <table:table-cell office:value-type="float" office:value="9362">
            <text:p>936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lter precision</text:p>
          </table:table-cell>
          <table:table-cell office:value-type="float" office:value="14">
            <text:p>14</text:p>
          </table:table-cell>
          <table:table-cell table:formula="of:=POWER(2;[.B31])" office:value-type="float" office:value="16384">
            <text:p>16384</text:p>
          </table:table-cell>
          <table:table-cell table:formula="of:=POWER(2;-[.B31])" office:value-type="float" office:value="0.00006103515625">
            <text:p>6.103515625E-005</text:p>
          </table:table-cell>
          <table:table-cell table:number-columns-repeated="1020"/>
        </table:table-row>
        <table:table-row table:style-name="ro3">
          <table:table-cell office:value-type="string">
            <text:p>Alt precision</text:p>
          </table:table-cell>
          <table:table-cell office:value-type="float" office:value="16">
            <text:p>16</text:p>
          </table:table-cell>
          <table:table-cell table:formula="of:=POWER(2;[.B32])" office:value-type="float" office:value="65536">
            <text:p>65536</text:p>
          </table:table-cell>
          <table:table-cell table:formula="of:=POWER(2;-[.B32])" office:value-type="float" office:value="0.0000152587890625">
            <text:p>1.52587890625E-005</text:p>
          </table:table-cell>
          <table:table-cell table:number-columns-repeated="1020"/>
        </table:table-row>
        <table:table-row table:style-name="ro1">
          <table:table-cell office:value-type="string">
            <text:p>Fixed precision</text:p>
          </table:table-cell>
          <table:table-cell office:value-type="float" office:value="18">
            <text:p>18</text:p>
          </table:table-cell>
          <table:table-cell table:formula="of:=POWER(2;[.B33])" office:value-type="float" office:value="262144">
            <text:p>262144</text:p>
          </table:table-cell>
          <table:table-cell table:number-columns-repeated="1021"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float" office:value="44100">
            <text:p>44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Freq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0</text:p>
          </table:table-cell>
          <table:table-cell table:style-name="ce2" office:value-type="string">
            <text:p>cos_w0</text:p>
          </table:table-cell>
          <table:table-cell table:style-name="ce2" office:value-type="string">
            <text:p>sin_w0</text:p>
          </table:table-cell>
          <table:table-cell table:style-name="ce2" office:value-type="string">
            <text:p>alpha</text:p>
          </table:table-cell>
          <table:table-cell table:style-name="ce2" office:value-type="string">
            <text:p>A[0]</text:p>
          </table:table-cell>
          <table:table-cell table:style-name="ce2" office:value-type="string">
            <text:p>A[1]</text:p>
          </table:table-cell>
          <table:table-cell table:style-name="ce2" office:value-type="string">
            <text:p>A[2]</text:p>
          </table:table-cell>
          <table:table-cell table:style-name="ce2" office:value-type="string">
            <text:p>B[0]</text:p>
          </table:table-cell>
          <table:table-cell table:style-name="ce2" office:value-type="string">
            <text:p>B[1]</text:p>
          </table:table-cell>
          <table:table-cell table:style-name="ce2" office:value-type="string">
            <text:p>B[2]</text:p>
          </table:table-cell>
          <table:table-cell table:style-name="ce2" office:value-type="string">
            <text:p>I[0]</text:p>
          </table:table-cell>
          <table:table-cell table:style-name="ce2" office:value-type="string">
            <text:p>I[1]</text:p>
          </table:table-cell>
          <table:table-cell table:style-name="ce2" office:value-type="string">
            <text:p>I[2]</text:p>
          </table:table-cell>
          <table:table-cell table:style-name="ce2" office:value-type="string">
            <text:p>O[0]</text:p>
          </table:table-cell>
          <table:table-cell table:style-name="ce2" office:value-type="string">
            <text:p>O[1]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formula="of:=[.B2]/[.$C$31]" office:value-type="float" office:value="24.3906860351562">
            <text:p>24.3906860352</text:p>
          </table:table-cell>
          <table:table-cell table:formula="of:=[.C2]/[.$C$33]" office:value-type="float" office:value="0.575157165527344">
            <text:p>0.5751571655</text:p>
          </table:table-cell>
          <table:table-cell table:formula="of:=(PI()*[.B37]*2)/[.$C$34]" office:value-type="float" office:value="0.00347508390313206">
            <text:p>0.0034750839</text:p>
          </table:table-cell>
          <table:table-cell table:formula="of:=COS([.D37])" office:value-type="float" office:value="0.99999396190201">
            <text:p>0.9999939619</text:p>
          </table:table-cell>
          <table:table-cell table:formula="of:=SIN([.D37])" office:value-type="float" office:value="0.00347507690883021">
            <text:p>0.0034750769</text:p>
          </table:table-cell>
          <table:table-cell table:formula="of:=[.F37]/([.C37]*2)" office:value-type="float" office:value="0.0030209802790547">
            <text:p>0.0030209803</text:p>
          </table:table-cell>
          <table:table-cell table:formula="of:=1+[.G37]" office:value-type="float" office:value="1.00302098027905">
            <text:p>1.0030209803</text:p>
          </table:table-cell>
          <table:table-cell table:formula="of:=-2*[.E37]" office:value-type="float" office:value="-1.99998792380402">
            <text:p>-1.9999879238</text:p>
          </table:table-cell>
          <table:table-cell table:formula="of:=1-[.G37]" office:value-type="float" office:value="0.996979019720945">
            <text:p>0.9969790197</text:p>
          </table:table-cell>
          <table:table-cell table:style-name="ce12" table:formula="of:=[.L37]/2" office:value-type="float" office:value="0.0000030190489952453">
            <text:p>3.019049E-06</text:p>
          </table:table-cell>
          <table:table-cell table:style-name="ce12" table:formula="of:=1-[.E37]" office:value-type="float" office:value="0.0000060380979904906">
            <text:p>6.038098E-06</text:p>
          </table:table-cell>
          <table:table-cell table:style-name="ce12" table:formula="of:=[.L37]/2" office:value-type="float" office:value="0.0000030190489952453">
            <text:p>3.019049E-06</text:p>
          </table:table-cell>
          <table:table-cell table:style-name="ce12" table:formula="of:=[.K37]/[.H37]" office:value-type="float" office:value="0.00000300995597759616">
            <text:p>3.009956E-06</text:p>
          </table:table-cell>
          <table:table-cell table:style-name="ce12" table:formula="of:=[.L37]/[.H37]" office:value-type="float" office:value="0.00000601991195519232">
            <text:p>6.019912E-06</text:p>
          </table:table-cell>
          <table:table-cell table:style-name="ce12" table:formula="of:=[.M37]/[.H37]" office:value-type="float" office:value="0.00000300995597759616">
            <text:p>3.009956E-06</text:p>
          </table:table-cell>
          <table:table-cell table:style-name="ce12" table:formula="of:=[.I37]/[.H37]" office:value-type="float" office:value="-1.99396419728687">
            <text:p>-1.993964E+00</text:p>
          </table:table-cell>
          <table:table-cell table:style-name="ce12" table:formula="of:=[.J37]/[.H37]" office:value-type="float" office:value="0.993976237110785">
            <text:p>9.939762E-01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formula="of:=[.B3]/[.$C$31]" office:value-type="float" office:value="28.7814331054687">
            <text:p>28.7814331055</text:p>
          </table:table-cell>
          <table:table-cell table:formula="of:=[.C3]/[.$C$33]" office:value-type="float" office:value="0.575157165527344">
            <text:p>0.5751571655</text:p>
          </table:table-cell>
          <table:table-cell table:formula="of:=(PI()*[.B38]*2)/[.$C$34]" office:value-type="float" office:value="0.00410065935618715">
            <text:p>0.0041006594</text:p>
          </table:table-cell>
          <table:table-cell table:formula="of:=COS([.D38])" office:value-type="float" office:value="0.999991592308204">
            <text:p>0.9999915923</text:p>
          </table:table-cell>
          <table:table-cell table:formula="of:=SIN([.D38])" office:value-type="float" office:value="0.0041006478638207">
            <text:p>0.0041006479</text:p>
          </table:table-cell>
          <table:table-cell table:formula="of:=[.F38]/([.C38]*2)" office:value-type="float" office:value="0.00356480637780192">
            <text:p>0.0035648064</text:p>
          </table:table-cell>
          <table:table-cell table:formula="of:=1+[.G38]" office:value-type="float" office:value="1.0035648063778">
            <text:p>1.0035648064</text:p>
          </table:table-cell>
          <table:table-cell table:formula="of:=-2*[.E38]" office:value-type="float" office:value="-1.99998318461641">
            <text:p>-1.9999831846</text:p>
          </table:table-cell>
          <table:table-cell table:formula="of:=1-[.G38]" office:value-type="float" office:value="0.996435193622198">
            <text:p>0.9964351936</text:p>
          </table:table-cell>
          <table:table-cell table:style-name="ce12" table:formula="of:=[.L38]/2" office:value-type="float" office:value="0.00000420384589810974">
            <text:p>4.203846E-06</text:p>
          </table:table-cell>
          <table:table-cell table:style-name="ce12" table:formula="of:=1-[.E38]" office:value-type="float" office:value="0.00000840769179621947">
            <text:p>8.407692E-06</text:p>
          </table:table-cell>
          <table:table-cell table:style-name="ce12" table:formula="of:=[.L38]/2" office:value-type="float" office:value="0.00000420384589810974">
            <text:p>4.203846E-06</text:p>
          </table:table-cell>
          <table:table-cell table:style-name="ce12" table:formula="of:=[.K38]/[.H38]" office:value-type="float" office:value="0.0000041889132334989">
            <text:p>4.188913E-06</text:p>
          </table:table-cell>
          <table:table-cell table:style-name="ce12" table:formula="of:=[.L38]/[.H38]" office:value-type="float" office:value="0.0000083778264669978">
            <text:p>8.377826E-06</text:p>
          </table:table-cell>
          <table:table-cell table:style-name="ce12" table:formula="of:=[.M38]/[.H38]" office:value-type="float" office:value="0.0000041889132334989">
            <text:p>4.188913E-06</text:p>
          </table:table-cell>
          <table:table-cell table:style-name="ce12" table:formula="of:=[.I38]/[.H38]" office:value-type="float" office:value="-1.99287895700031">
            <text:p>-1.992879E+00</text:p>
          </table:table-cell>
          <table:table-cell table:style-name="ce12" table:formula="of:=[.J38]/[.H38]" office:value-type="float" office:value="0.99289571265324">
            <text:p>9.928957E-01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formula="of:=[.B4]/[.$C$31]" office:value-type="float" office:value="33.172119140625">
            <text:p>33.1721191406</text:p>
          </table:table-cell>
          <table:table-cell table:formula="of:=[.C4]/[.$C$33]" office:value-type="float" office:value="0.575157165527344">
            <text:p>0.5751571655</text:p>
          </table:table-cell>
          <table:table-cell table:formula="of:=(PI()*[.B39]*2)/[.$C$34]" office:value-type="float" office:value="0.00472622611320603">
            <text:p>0.0047262261</text:p>
          </table:table-cell>
          <table:table-cell table:formula="of:=COS([.D39])" office:value-type="float" office:value="0.999988831414153">
            <text:p>0.9999888314</text:p>
          </table:table-cell>
          <table:table-cell table:formula="of:=SIN([.D39])" office:value-type="float" office:value="0.00472620851810557">
            <text:p>0.0047262085</text:p>
          </table:table-cell>
          <table:table-cell table:formula="of:=[.F39]/([.C39]*2)" office:value-type="float" office:value="0.00410862352186141">
            <text:p>0.0041086235</text:p>
          </table:table-cell>
          <table:table-cell table:formula="of:=1+[.G39]" office:value-type="float" office:value="1.00410862352186">
            <text:p>1.0041086235</text:p>
          </table:table-cell>
          <table:table-cell table:formula="of:=-2*[.E39]" office:value-type="float" office:value="-1.99997766282831">
            <text:p>-1.9999776628</text:p>
          </table:table-cell>
          <table:table-cell table:formula="of:=1-[.G39]" office:value-type="float" office:value="0.995891376478139">
            <text:p>0.9958913765</text:p>
          </table:table-cell>
          <table:table-cell table:style-name="ce12" table:formula="of:=[.L39]/2" office:value-type="float" office:value="0.00000558429292346618">
            <text:p>5.584293E-06</text:p>
          </table:table-cell>
          <table:table-cell table:style-name="ce12" table:formula="of:=1-[.E39]" office:value-type="float" office:value="0.0000111685858469324">
            <text:p>1.116859E-05</text:p>
          </table:table-cell>
          <table:table-cell table:style-name="ce12" table:formula="of:=[.L39]/2" office:value-type="float" office:value="0.00000558429292346618">
            <text:p>5.584293E-06</text:p>
          </table:table-cell>
          <table:table-cell table:style-name="ce12" table:formula="of:=[.K39]/[.H39]" office:value-type="float" office:value="0.00000556144304774473">
            <text:p>5.561443E-06</text:p>
          </table:table-cell>
          <table:table-cell table:style-name="ce12" table:formula="of:=[.L39]/[.H39]" office:value-type="float" office:value="0.0000111228860954895">
            <text:p>1.112289E-05</text:p>
          </table:table-cell>
          <table:table-cell table:style-name="ce12" table:formula="of:=[.M39]/[.H39]" office:value-type="float" office:value="0.00000556144304774473">
            <text:p>5.561443E-06</text:p>
          </table:table-cell>
          <table:table-cell table:style-name="ce12" table:formula="of:=[.I39]/[.H39]" office:value-type="float" office:value="-1.99179413061257">
            <text:p>-1.991794E+00</text:p>
          </table:table-cell>
          <table:table-cell table:style-name="ce12" table:formula="of:=[.J39]/[.H39]" office:value-type="float" office:value="0.991816376384757">
            <text:p>9.918164E-01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formula="of:=[.B5]/[.$C$31]" office:value-type="float" office:value="37.5628662109375">
            <text:p>37.5628662109</text:p>
          </table:table-cell>
          <table:table-cell table:formula="of:=[.C5]/[.$C$33]" office:value-type="float" office:value="0.575157165527344">
            <text:p>0.5751571655</text:p>
          </table:table-cell>
          <table:table-cell table:formula="of:=(PI()*[.B40]*2)/[.$C$34]" office:value-type="float" office:value="0.00535180156626111">
            <text:p>0.0053518016</text:p>
          </table:table-cell>
          <table:table-cell table:formula="of:=COS([.D40])" office:value-type="float" office:value="0.999985679144179">
            <text:p>0.9999856791</text:p>
          </table:table-cell>
          <table:table-cell table:formula="of:=SIN([.D40])" office:value-type="float" office:value="0.00535177601877718">
            <text:p>0.005351776</text:p>
          </table:table-cell>
          <table:table-cell table:formula="of:=[.F40]/([.C40]*2)" office:value-type="float" office:value="0.00465244661767389">
            <text:p>0.0046524466</text:p>
          </table:table-cell>
          <table:table-cell table:formula="of:=1+[.G40]" office:value-type="float" office:value="1.00465244661767">
            <text:p>1.0046524466</text:p>
          </table:table-cell>
          <table:table-cell table:formula="of:=-2*[.E40]" office:value-type="float" office:value="-1.99997135828836">
            <text:p>-1.9999713583</text:p>
          </table:table-cell>
          <table:table-cell table:formula="of:=1-[.G40]" office:value-type="float" office:value="0.995347553382326">
            <text:p>0.9953475534</text:p>
          </table:table-cell>
          <table:table-cell table:style-name="ce12" table:formula="of:=[.L40]/2" office:value-type="float" office:value="0.00000716042791049087">
            <text:p>7.160428E-06</text:p>
          </table:table-cell>
          <table:table-cell table:style-name="ce12" table:formula="of:=1-[.E40]" office:value-type="float" office:value="0.0000143208558209817">
            <text:p>1.432086E-05</text:p>
          </table:table-cell>
          <table:table-cell table:style-name="ce12" table:formula="of:=[.L40]/2" office:value-type="float" office:value="0.00000716042791049087">
            <text:p>7.160428E-06</text:p>
          </table:table-cell>
          <table:table-cell table:style-name="ce12" table:formula="of:=[.K40]/[.H40]" office:value-type="float" office:value="0.00000712726867345779">
            <text:p>7.127269E-06</text:p>
          </table:table-cell>
          <table:table-cell table:style-name="ce12" table:formula="of:=[.L40]/[.H40]" office:value-type="float" office:value="0.0000142545373469156">
            <text:p>1.425454E-05</text:p>
          </table:table-cell>
          <table:table-cell table:style-name="ce12" table:formula="of:=[.M40]/[.H40]" office:value-type="float" office:value="0.00000712726867345779">
            <text:p>7.127269E-06</text:p>
          </table:table-cell>
          <table:table-cell table:style-name="ce12" table:formula="of:=[.I40]/[.H40]" office:value-type="float" office:value="-1.99070968773489">
            <text:p>-1.990710E+00</text:p>
          </table:table-cell>
          <table:table-cell table:style-name="ce12" table:formula="of:=[.J40]/[.H40]" office:value-type="float" office:value="0.990738196809579">
            <text:p>9.907382E-01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formula="of:=[.B6]/[.$C$31]" office:value-type="float" office:value="41.9535522460938">
            <text:p>41.9535522461</text:p>
          </table:table-cell>
          <table:table-cell table:formula="of:=[.C6]/[.$C$33]" office:value-type="float" office:value="0.575157165527344">
            <text:p>0.5751571655</text:p>
          </table:table-cell>
          <table:table-cell table:formula="of:=(PI()*[.B41]*2)/[.$C$34]" office:value-type="float" office:value="0.00597736832327999">
            <text:p>0.0059773683</text:p>
          </table:table-cell>
          <table:table-cell table:formula="of:=COS([.D41])" office:value-type="float" office:value="0.999982135587154">
            <text:p>0.9999821356</text:p>
          </table:table-cell>
          <table:table-cell table:formula="of:=SIN([.D41])" office:value-type="float" office:value="0.00597733272917911">
            <text:p>0.0059773327</text:p>
          </table:table-cell>
          <table:table-cell table:formula="of:=[.F41]/([.C41]*2)" office:value-type="float" office:value="0.00519626033320708">
            <text:p>0.0051962603</text:p>
          </table:table-cell>
          <table:table-cell table:formula="of:=1+[.G41]" office:value-type="float" office:value="1.00519626033321">
            <text:p>1.0051962603</text:p>
          </table:table-cell>
          <table:table-cell table:formula="of:=-2*[.E41]" office:value-type="float" office:value="-1.99996427117431">
            <text:p>-1.9999642712</text:p>
          </table:table-cell>
          <table:table-cell table:formula="of:=1-[.G41]" office:value-type="float" office:value="0.994803739666793">
            <text:p>0.9948037397</text:p>
          </table:table-cell>
          <table:table-cell table:style-name="ce12" table:formula="of:=[.L41]/2" office:value-type="float" office:value="0.00000893220642311787">
            <text:p>8.932206E-06</text:p>
          </table:table-cell>
          <table:table-cell table:style-name="ce12" table:formula="of:=1-[.E41]" office:value-type="float" office:value="0.0000178644128462357">
            <text:p>1.786441E-05</text:p>
          </table:table-cell>
          <table:table-cell table:style-name="ce12" table:formula="of:=[.L41]/2" office:value-type="float" office:value="0.00000893220642311787">
            <text:p>8.932206E-06</text:p>
          </table:table-cell>
          <table:table-cell table:style-name="ce12" table:formula="of:=[.K41]/[.H41]" office:value-type="float" office:value="0.00000888603228603038">
            <text:p>8.886032E-06</text:p>
          </table:table-cell>
          <table:table-cell table:style-name="ce12" table:formula="of:=[.L41]/[.H41]" office:value-type="float" office:value="0.0000177720645720608">
            <text:p>1.777206E-05</text:p>
          </table:table-cell>
          <table:table-cell table:style-name="ce12" table:formula="of:=[.M41]/[.H41]" office:value-type="float" office:value="0.00000888603228603038">
            <text:p>8.886032E-06</text:p>
          </table:table-cell>
          <table:table-cell table:style-name="ce12" table:formula="of:=[.I41]/[.H41]" office:value-type="float" office:value="-1.98962565828821">
            <text:p>-1.989626E+00</text:p>
          </table:table-cell>
          <table:table-cell table:style-name="ce12" table:formula="of:=[.J41]/[.H41]" office:value-type="float" office:value="0.989661202417358">
            <text:p>9.896612E-01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formula="of:=[.B7]/[.$C$31]" office:value-type="float" office:value="46.3442993164063">
            <text:p>46.3442993164</text:p>
          </table:table-cell>
          <table:table-cell table:formula="of:=[.C7]/[.$C$33]" office:value-type="float" office:value="0.575157165527344">
            <text:p>0.5751571655</text:p>
          </table:table-cell>
          <table:table-cell table:formula="of:=(PI()*[.B42]*2)/[.$C$34]" office:value-type="float" office:value="0.00660294377633507">
            <text:p>0.0066029438</text:p>
          </table:table-cell>
          <table:table-cell table:formula="of:=COS([.D42])" office:value-type="float" office:value="0.999978200645946">
            <text:p>0.9999782006</text:p>
          </table:table-cell>
          <table:table-cell table:formula="of:=SIN([.D42])" office:value-type="float" office:value="0.00660289579629562">
            <text:p>0.0066028958</text:p>
          </table:table-cell>
          <table:table-cell table:formula="of:=[.F42]/([.C42]*2)" office:value-type="float" office:value="0.00574007957480772">
            <text:p>0.0057400796</text:p>
          </table:table-cell>
          <table:table-cell table:formula="of:=1+[.G42]" office:value-type="float" office:value="1.00574007957481">
            <text:p>1.0057400796</text:p>
          </table:table-cell>
          <table:table-cell table:formula="of:=-2*[.E42]" office:value-type="float" office:value="-1.99995640129189">
            <text:p>-1.9999564013</text:p>
          </table:table-cell>
          <table:table-cell table:formula="of:=1-[.G42]" office:value-type="float" office:value="0.994259920425192">
            <text:p>0.9942599204</text:p>
          </table:table-cell>
          <table:table-cell table:style-name="ce12" table:formula="of:=[.L42]/2" office:value-type="float" office:value="0.0000108996770271652">
            <text:p>1.089968E-05</text:p>
          </table:table-cell>
          <table:table-cell table:style-name="ce12" table:formula="of:=1-[.E42]" office:value-type="float" office:value="0.0000217993540543304">
            <text:p>2.179935E-05</text:p>
          </table:table-cell>
          <table:table-cell table:style-name="ce12" table:formula="of:=[.L42]/2" office:value-type="float" office:value="0.0000108996770271652">
            <text:p>1.089968E-05</text:p>
          </table:table-cell>
          <table:table-cell table:style-name="ce12" table:formula="of:=[.K42]/[.H42]" office:value-type="float" office:value="0.0000108374690921865">
            <text:p>1.083747E-05</text:p>
          </table:table-cell>
          <table:table-cell table:style-name="ce12" table:formula="of:=[.L42]/[.H42]" office:value-type="float" office:value="0.0000216749381843731">
            <text:p>2.167494E-05</text:p>
          </table:table-cell>
          <table:table-cell table:style-name="ce12" table:formula="of:=[.M42]/[.H42]" office:value-type="float" office:value="0.0000108374690921865">
            <text:p>1.083747E-05</text:p>
          </table:table-cell>
          <table:table-cell table:style-name="ce12" table:formula="of:=[.I42]/[.H42]" office:value-type="float" office:value="-1.9885420119057">
            <text:p>-1.988542E+00</text:p>
          </table:table-cell>
          <table:table-cell table:style-name="ce12" table:formula="of:=[.J42]/[.H42]" office:value-type="float" office:value="0.988585361782073">
            <text:p>9.885854E-01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formula="of:=[.B8]/[.$C$31]" office:value-type="float" office:value="50.7349853515625">
            <text:p>50.7349853516</text:p>
          </table:table-cell>
          <table:table-cell table:formula="of:=[.C8]/[.$C$33]" office:value-type="float" office:value="0.575157165527344">
            <text:p>0.5751571655</text:p>
          </table:table-cell>
          <table:table-cell table:formula="of:=(PI()*[.B43]*2)/[.$C$34]" office:value-type="float" office:value="0.00722851053335395">
            <text:p>0.0072285105</text:p>
          </table:table-cell>
          <table:table-cell table:formula="of:=COS([.D43])" office:value-type="float" office:value="0.999973874431493">
            <text:p>0.9999738744</text:p>
          </table:table-cell>
          <table:table-cell table:formula="of:=SIN([.D43])" office:value-type="float" office:value="0.00722844758359526">
            <text:p>0.0072284476</text:p>
          </table:table-cell>
          <table:table-cell table:formula="of:=[.F43]/([.C43]*2)" office:value-type="float" office:value="0.0062838890105522">
            <text:p>0.006283889</text:p>
          </table:table-cell>
          <table:table-cell table:formula="of:=1+[.G43]" office:value-type="float" office:value="1.00628388901055">
            <text:p>1.006283889</text:p>
          </table:table-cell>
          <table:table-cell table:formula="of:=-2*[.E43]" office:value-type="float" office:value="-1.99994774886299">
            <text:p>-1.9999477489</text:p>
          </table:table-cell>
          <table:table-cell table:formula="of:=1-[.G43]" office:value-type="float" office:value="0.993716110989448">
            <text:p>0.993716111</text:p>
          </table:table-cell>
          <table:table-cell table:style-name="ce12" table:formula="of:=[.L43]/2" office:value-type="float" office:value="0.0000130627842535036">
            <text:p>1.306278E-05</text:p>
          </table:table-cell>
          <table:table-cell table:style-name="ce12" table:formula="of:=1-[.E43]" office:value-type="float" office:value="0.0000261255685070072">
            <text:p>2.612557E-05</text:p>
          </table:table-cell>
          <table:table-cell table:style-name="ce12" table:formula="of:=[.L43]/2" office:value-type="float" office:value="0.0000130627842535036">
            <text:p>1.306278E-05</text:p>
          </table:table-cell>
          <table:table-cell table:style-name="ce12" table:formula="of:=[.K43]/[.H43]" office:value-type="float" office:value="0.0000129812117595839">
            <text:p>1.298121E-05</text:p>
          </table:table-cell>
          <table:table-cell table:style-name="ce12" table:formula="of:=[.L43]/[.H43]" office:value-type="float" office:value="0.0000259624235191678">
            <text:p>2.596242E-05</text:p>
          </table:table-cell>
          <table:table-cell table:style-name="ce12" table:formula="of:=[.M43]/[.H43]" office:value-type="float" office:value="0.0000129812117595839">
            <text:p>1.298121E-05</text:p>
          </table:table-cell>
          <table:table-cell table:style-name="ce12" table:formula="of:=[.I43]/[.H43]" office:value-type="float" office:value="-1.98745877848593">
            <text:p>-1.987459E+00</text:p>
          </table:table-cell>
          <table:table-cell table:style-name="ce12" table:formula="of:=[.J43]/[.H43]" office:value-type="float" office:value="0.987510703332971">
            <text:p>9.875107E-01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formula="of:=[.B9]/[.$C$31]" office:value-type="float" office:value="55.125732421875">
            <text:p>55.1257324219</text:p>
          </table:table-cell>
          <table:table-cell table:formula="of:=[.C9]/[.$C$33]" office:value-type="float" office:value="0.575157165527344">
            <text:p>0.5751571655</text:p>
          </table:table-cell>
          <table:table-cell table:formula="of:=(PI()*[.B44]*2)/[.$C$34]" office:value-type="float" office:value="0.00785408598640903">
            <text:p>0.007854086</text:p>
          </table:table-cell>
          <table:table-cell table:formula="of:=COS([.D44])" office:value-type="float" office:value="0.999969156825211">
            <text:p>0.9999691568</text:p>
          </table:table-cell>
          <table:table-cell table:formula="of:=SIN([.D44])" office:value-type="float" office:value="0.00785400523792737">
            <text:p>0.0078540052</text:p>
          </table:table-cell>
          <table:table-cell table:formula="of:=[.F44]/([.C44]*2)" office:value-type="float" office:value="0.00682770354666995">
            <text:p>0.0068277035</text:p>
          </table:table-cell>
          <table:table-cell table:formula="of:=1+[.G44]" office:value-type="float" office:value="1.00682770354667">
            <text:p>1.0068277035</text:p>
          </table:table-cell>
          <table:table-cell table:formula="of:=-2*[.E44]" office:value-type="float" office:value="-1.99993831365042">
            <text:p>-1.9999383137</text:p>
          </table:table-cell>
          <table:table-cell table:formula="of:=1-[.G44]" office:value-type="float" office:value="0.99317229645333">
            <text:p>0.9931722965</text:p>
          </table:table-cell>
          <table:table-cell table:style-name="ce12" table:formula="of:=[.L44]/2" office:value-type="float" office:value="0.0000154215873947039">
            <text:p>1.542159E-05</text:p>
          </table:table-cell>
          <table:table-cell table:style-name="ce12" table:formula="of:=1-[.E44]" office:value-type="float" office:value="0.0000308431747894078">
            <text:p>3.084317E-05</text:p>
          </table:table-cell>
          <table:table-cell table:style-name="ce12" table:formula="of:=[.L44]/2" office:value-type="float" office:value="0.0000154215873947039">
            <text:p>1.542159E-05</text:p>
          </table:table-cell>
          <table:table-cell table:style-name="ce12" table:formula="of:=[.K44]/[.H44]" office:value-type="float" office:value="0.0000153170074088938">
            <text:p>1.531701E-05</text:p>
          </table:table-cell>
          <table:table-cell table:style-name="ce12" table:formula="of:=[.L44]/[.H44]" office:value-type="float" office:value="0.0000306340148177876">
            <text:p>3.063401E-05</text:p>
          </table:table-cell>
          <table:table-cell table:style-name="ce12" table:formula="of:=[.M44]/[.H44]" office:value-type="float" office:value="0.0000153170074088938">
            <text:p>1.531701E-05</text:p>
          </table:table-cell>
          <table:table-cell table:style-name="ce12" table:formula="of:=[.I44]/[.H44]" office:value-type="float" office:value="-1.98637592768395">
            <text:p>-1.986376E+00</text:p>
          </table:table-cell>
          <table:table-cell table:style-name="ce12" table:formula="of:=[.J44]/[.H44]" office:value-type="float" office:value="0.986437195713589">
            <text:p>9.864372E-01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formula="of:=[.B10]/[.$C$31]" office:value-type="float" office:value="59.5164794921875">
            <text:p>59.5164794922</text:p>
          </table:table-cell>
          <table:table-cell table:formula="of:=[.C10]/[.$C$33]" office:value-type="float" office:value="0.575157165527344">
            <text:p>0.5751571655</text:p>
          </table:table-cell>
          <table:table-cell table:formula="of:=(PI()*[.B45]*2)/[.$C$34]" office:value-type="float" office:value="0.00847966143946412">
            <text:p>0.0084796614</text:p>
          </table:table-cell>
          <table:table-cell table:formula="of:=COS([.D45])" office:value-type="float" office:value="0.999964047886364">
            <text:p>0.9999640479</text:p>
          </table:table-cell>
          <table:table-cell table:formula="of:=SIN([.D45])" office:value-type="float" office:value="0.00847955981863666">
            <text:p>0.0084795598</text:p>
          </table:table-cell>
          <table:table-cell table:formula="of:=[.F45]/([.C45]*2)" office:value-type="float" office:value="0.00737151541080256">
            <text:p>0.0073715154</text:p>
          </table:table-cell>
          <table:table-cell table:formula="of:=1+[.G45]" office:value-type="float" office:value="1.0073715154108">
            <text:p>1.0073715154</text:p>
          </table:table-cell>
          <table:table-cell table:formula="of:=-2*[.E45]" office:value-type="float" office:value="-1.99992809577273">
            <text:p>-1.9999280958</text:p>
          </table:table-cell>
          <table:table-cell table:formula="of:=1-[.G45]" office:value-type="float" office:value="0.992628484589197">
            <text:p>0.9926284846</text:p>
          </table:table-cell>
          <table:table-cell table:style-name="ce12" table:formula="of:=[.L45]/2" office:value-type="float" office:value="0.0000179760568180809">
            <text:p>1.797606E-05</text:p>
          </table:table-cell>
          <table:table-cell table:style-name="ce12" table:formula="of:=1-[.E45]" office:value-type="float" office:value="0.0000359521136361618">
            <text:p>3.595211E-05</text:p>
          </table:table-cell>
          <table:table-cell table:style-name="ce12" table:formula="of:=[.L45]/2" office:value-type="float" office:value="0.0000179760568180809">
            <text:p>1.797606E-05</text:p>
          </table:table-cell>
          <table:table-cell table:style-name="ce12" table:formula="of:=[.K45]/[.H45]" office:value-type="float" office:value="0.0000178445156956322">
            <text:p>1.784452E-05</text:p>
          </table:table-cell>
          <table:table-cell table:style-name="ce12" table:formula="of:=[.L45]/[.H45]" office:value-type="float" office:value="0.0000356890313912645">
            <text:p>3.568903E-05</text:p>
          </table:table-cell>
          <table:table-cell table:style-name="ce12" table:formula="of:=[.M45]/[.H45]" office:value-type="float" office:value="0.0000178445156956322">
            <text:p>1.784452E-05</text:p>
          </table:table-cell>
          <table:table-cell table:style-name="ce12" table:formula="of:=[.I45]/[.H45]" office:value-type="float" office:value="-1.98529347433173">
            <text:p>-1.985293E+00</text:p>
          </table:table-cell>
          <table:table-cell table:style-name="ce12" table:formula="of:=[.J45]/[.H45]" office:value-type="float" office:value="0.985364852394508">
            <text:p>9.853649E-0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formula="of:=[.B11]/[.$C$31]" office:value-type="float" office:value="63.9071655273438">
            <text:p>63.9071655273</text:p>
          </table:table-cell>
          <table:table-cell table:formula="of:=[.C11]/[.$C$33]" office:value-type="float" office:value="0.575157165527344">
            <text:p>0.5751571655</text:p>
          </table:table-cell>
          <table:table-cell table:formula="of:=(PI()*[.B46]*2)/[.$C$34]" office:value-type="float" office:value="0.00910522819648299">
            <text:p>0.0091052282</text:p>
          </table:table-cell>
          <table:table-cell table:formula="of:=COS([.D46])" office:value-type="float" office:value="0.99995854769613">
            <text:p>0.9999585477</text:p>
          </table:table-cell>
          <table:table-cell table:formula="of:=SIN([.D46])" office:value-type="float" office:value="0.00910510238523998">
            <text:p>0.0091051024</text:p>
          </table:table-cell>
          <table:table-cell table:formula="of:=[.F46]/([.C46]*2)" office:value-type="float" office:value="0.00791531683074121">
            <text:p>0.0079153168</text:p>
          </table:table-cell>
          <table:table-cell table:formula="of:=1+[.G46]" office:value-type="float" office:value="1.00791531683074">
            <text:p>1.0079153168</text:p>
          </table:table-cell>
          <table:table-cell table:formula="of:=-2*[.E46]" office:value-type="float" office:value="-1.99991709539226">
            <text:p>-1.9999170954</text:p>
          </table:table-cell>
          <table:table-cell table:formula="of:=1-[.G46]" office:value-type="float" office:value="0.992084683169259">
            <text:p>0.9920846832</text:p>
          </table:table-cell>
          <table:table-cell table:style-name="ce12" table:formula="of:=[.L46]/2" office:value-type="float" office:value="0.0000207261519348245">
            <text:p>2.072615E-05</text:p>
          </table:table-cell>
          <table:table-cell table:style-name="ce12" table:formula="of:=1-[.E46]" office:value-type="float" office:value="0.000041452303869649">
            <text:p>4.145230E-05</text:p>
          </table:table-cell>
          <table:table-cell table:style-name="ce12" table:formula="of:=[.L46]/2" office:value-type="float" office:value="0.0000207261519348245">
            <text:p>2.072615E-05</text:p>
          </table:table-cell>
          <table:table-cell table:style-name="ce12" table:formula="of:=[.K46]/[.H46]" office:value-type="float" office:value="0.0000205633862177977">
            <text:p>2.056339E-05</text:p>
          </table:table-cell>
          <table:table-cell table:style-name="ce12" table:formula="of:=[.L46]/[.H46]" office:value-type="float" office:value="0.0000411267724355955">
            <text:p>4.112677E-05</text:p>
          </table:table-cell>
          <table:table-cell table:style-name="ce12" table:formula="of:=[.M46]/[.H46]" office:value-type="float" office:value="0.0000205633862177977">
            <text:p>2.056339E-05</text:p>
          </table:table-cell>
          <table:table-cell table:style-name="ce12" table:formula="of:=[.I46]/[.H46]" office:value-type="float" office:value="-1.984211433239">
            <text:p>-1.984211E+00</text:p>
          </table:table-cell>
          <table:table-cell table:style-name="ce12" table:formula="of:=[.J46]/[.H46]" office:value-type="float" office:value="0.984293686783866">
            <text:p>9.842937E-0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formula="of:=[.B12]/[.$C$31]" office:value-type="float" office:value="68.2979125976563">
            <text:p>68.2979125977</text:p>
          </table:table-cell>
          <table:table-cell table:formula="of:=[.C12]/[.$C$33]" office:value-type="float" office:value="0.575157165527344">
            <text:p>0.5751571655</text:p>
          </table:table-cell>
          <table:table-cell table:formula="of:=(PI()*[.B47]*2)/[.$C$34]" office:value-type="float" office:value="0.00973080364953808">
            <text:p>0.0097308036</text:p>
          </table:table-cell>
          <table:table-cell table:formula="of:=COS([.D47])" office:value-type="float" office:value="0.999952656103746">
            <text:p>0.9999526561</text:p>
          </table:table-cell>
          <table:table-cell table:formula="of:=SIN([.D47])" office:value-type="float" office:value="0.0097306500843339">
            <text:p>0.0097306501</text:p>
          </table:table-cell>
          <table:table-cell table:formula="of:=[.F47]/([.C47]*2)" office:value-type="float" office:value="0.00845912271249561">
            <text:p>0.0084591227</text:p>
          </table:table-cell>
          <table:table-cell table:formula="of:=1+[.G47]" office:value-type="float" office:value="1.0084591227125">
            <text:p>1.0084591227</text:p>
          </table:table-cell>
          <table:table-cell table:formula="of:=-2*[.E47]" office:value-type="float" office:value="-1.99990531220749">
            <text:p>-1.9999053122</text:p>
          </table:table-cell>
          <table:table-cell table:formula="of:=1-[.G47]" office:value-type="float" office:value="0.991540877287504">
            <text:p>0.9915408773</text:p>
          </table:table-cell>
          <table:table-cell table:style-name="ce12" table:formula="of:=[.L47]/2" office:value-type="float" office:value="0.0000236719481270797">
            <text:p>2.367195E-05</text:p>
          </table:table-cell>
          <table:table-cell table:style-name="ce12" table:formula="of:=1-[.E47]" office:value-type="float" office:value="0.0000473438962541595">
            <text:p>4.734390E-05</text:p>
          </table:table-cell>
          <table:table-cell table:style-name="ce12" table:formula="of:=[.L47]/2" office:value-type="float" office:value="0.0000236719481270797">
            <text:p>2.367195E-05</text:p>
          </table:table-cell>
          <table:table-cell table:style-name="ce12" table:formula="of:=[.K47]/[.H47]" office:value-type="float" office:value="0.0000234733838922576">
            <text:p>2.347338E-05</text:p>
          </table:table-cell>
          <table:table-cell table:style-name="ce12" table:formula="of:=[.L47]/[.H47]" office:value-type="float" office:value="0.0000469467677845152">
            <text:p>4.694677E-05</text:p>
          </table:table-cell>
          <table:table-cell table:style-name="ce12" table:formula="of:=[.M47]/[.H47]" office:value-type="float" office:value="0.0000234733838922576">
            <text:p>2.347338E-05</text:p>
          </table:table-cell>
          <table:table-cell table:style-name="ce12" table:formula="of:=[.I47]/[.H47]" office:value-type="float" office:value="-1.98312977409363">
            <text:p>-1.983130E+00</text:p>
          </table:table-cell>
          <table:table-cell table:style-name="ce12" table:formula="of:=[.J47]/[.H47]" office:value-type="float" office:value="0.983223667629199">
            <text:p>9.832237E-01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table:formula="of:=[.B13]/[.$C$31]" office:value-type="float" office:value="72.6885986328125">
            <text:p>72.6885986328</text:p>
          </table:table-cell>
          <table:table-cell table:style-name="ce3" table:formula="of:=[.C13]/[.$C$33]" office:value-type="float" office:value="0.575157165527344">
            <text:p>0.5751571655</text:p>
          </table:table-cell>
          <table:table-cell table:style-name="ce3" table:formula="of:=(PI()*[.B48]*2)/[.$C$34]" office:value-type="float" office:value="0.010356370406557">
            <text:p>0.0103563704</text:p>
          </table:table-cell>
          <table:table-cell table:style-name="ce3" table:formula="of:=COS([.D48])" office:value-type="float" office:value="0.999946373275312">
            <text:p>0.9999463733</text:p>
          </table:table-cell>
          <table:table-cell table:style-name="ce3" table:formula="of:=SIN([.D48])" office:value-type="float" office:value="0.0103561852798202">
            <text:p>0.0103561853</text:p>
          </table:table-cell>
          <table:table-cell table:style-name="ce3" table:formula="of:=[.F48]/([.C48]*2)" office:value-type="float" office:value="0.00900291772451881">
            <text:p>0.0090029177</text:p>
          </table:table-cell>
          <table:table-cell table:style-name="ce3" table:formula="of:=1+[.G48]" office:value-type="float" office:value="1.00900291772452">
            <text:p>1.0090029177</text:p>
          </table:table-cell>
          <table:table-cell table:style-name="ce3" table:formula="of:=-2*[.E48]" office:value-type="float" office:value="-1.99989274655062">
            <text:p>-1.9998927466</text:p>
          </table:table-cell>
          <table:table-cell table:style-name="ce3" table:formula="of:=1-[.G48]" office:value-type="float" office:value="0.990997082275481">
            <text:p>0.9909970823</text:p>
          </table:table-cell>
          <table:table-cell table:style-name="ce13" table:formula="of:=[.L48]/2" office:value-type="float" office:value="0.0000268133623438915">
            <text:p>2.681336E-05</text:p>
          </table:table-cell>
          <table:table-cell table:style-name="ce13" table:formula="of:=1-[.E48]" office:value-type="float" office:value="0.0000536267246877831">
            <text:p>5.362672E-05</text:p>
          </table:table-cell>
          <table:table-cell table:style-name="ce13" table:formula="of:=[.L48]/2" office:value-type="float" office:value="0.0000268133623438915">
            <text:p>2.681336E-05</text:p>
          </table:table-cell>
          <table:table-cell table:style-name="ce13" table:formula="of:=[.K48]/[.H48]" office:value-type="float" office:value="0.0000265741177482028">
            <text:p>2.657412E-05</text:p>
          </table:table-cell>
          <table:table-cell table:style-name="ce13" table:formula="of:=[.L48]/[.H48]" office:value-type="float" office:value="0.0000531482354964056">
            <text:p>5.314824E-05</text:p>
          </table:table-cell>
          <table:table-cell table:style-name="ce13" table:formula="of:=[.M48]/[.H48]" office:value-type="float" office:value="0.0000265741177482028">
            <text:p>2.657412E-05</text:p>
          </table:table-cell>
          <table:table-cell table:style-name="ce13" table:formula="of:=[.I48]/[.H48]" office:value-type="float" office:value="-1.9820485267384">
            <text:p>-1.982049E+00</text:p>
          </table:table-cell>
          <table:table-cell table:style-name="ce13" table:formula="of:=[.J48]/[.H48]" office:value-type="float" office:value="0.982154823209388">
            <text:p>9.821548E-01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formula="of:=[.B14]/[.$C$31]" office:value-type="float" office:value="77.079345703125">
            <text:p>77.0793457031</text:p>
          </table:table-cell>
          <table:table-cell table:formula="of:=[.C14]/[.$C$33]" office:value-type="float" office:value="0.575157165527344">
            <text:p>0.5751571655</text:p>
          </table:table-cell>
          <table:table-cell table:formula="of:=(PI()*[.B49]*2)/[.$C$34]" office:value-type="float" office:value="0.010981945859612">
            <text:p>0.0109819459</text:p>
          </table:table-cell>
          <table:table-cell table:formula="of:=COS([.D49])" office:value-type="float" office:value="0.999939699038612">
            <text:p>0.999939699</text:p>
          </table:table-cell>
          <table:table-cell table:formula="of:=SIN([.D49])" office:value-type="float" office:value="0.0109817251180936">
            <text:p>0.0109817251</text:p>
          </table:table-cell>
          <table:table-cell table:formula="of:=[.F49]/([.C49]*2)" office:value-type="float" office:value="0.00954671677264488">
            <text:p>0.0095467168</text:p>
          </table:table-cell>
          <table:table-cell table:formula="of:=1+[.G49]" office:value-type="float" office:value="1.00954671677264">
            <text:p>1.0095467168</text:p>
          </table:table-cell>
          <table:table-cell table:formula="of:=-2*[.E49]" office:value-type="float" office:value="-1.99987939807722">
            <text:p>-1.9998793981</text:p>
          </table:table-cell>
          <table:table-cell table:formula="of:=1-[.G49]" office:value-type="float" office:value="0.990453283227355">
            <text:p>0.9904532832</text:p>
          </table:table-cell>
          <table:table-cell table:style-name="ce12" table:formula="of:=[.L49]/2" office:value-type="float" office:value="0.0000301504806938246">
            <text:p>3.015048E-05</text:p>
          </table:table-cell>
          <table:table-cell table:style-name="ce12" table:formula="of:=1-[.E49]" office:value-type="float" office:value="0.0000603009613876493">
            <text:p>6.030096E-05</text:p>
          </table:table-cell>
          <table:table-cell table:style-name="ce12" table:formula="of:=[.L49]/2" office:value-type="float" office:value="0.0000301504806938246">
            <text:p>3.015048E-05</text:p>
          </table:table-cell>
          <table:table-cell table:style-name="ce12" table:formula="of:=[.K49]/[.H49]" office:value-type="float" office:value="0.0000298653645174646">
            <text:p>2.986536E-05</text:p>
          </table:table-cell>
          <table:table-cell table:style-name="ce12" table:formula="of:=[.L49]/[.H49]" office:value-type="float" office:value="0.0000597307290349292">
            <text:p>5.973073E-05</text:p>
          </table:table-cell>
          <table:table-cell table:style-name="ce12" table:formula="of:=[.M49]/[.H49]" office:value-type="float" office:value="0.0000298653645174646">
            <text:p>2.986536E-05</text:p>
          </table:table-cell>
          <table:table-cell table:style-name="ce12" table:formula="of:=[.I49]/[.H49]" office:value-type="float" office:value="-1.98096766088301">
            <text:p>-1.980968E+00</text:p>
          </table:table-cell>
          <table:table-cell table:style-name="ce12" table:formula="of:=[.J49]/[.H49]" office:value-type="float" office:value="0.981087122341076">
            <text:p>9.810871E-0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formula="of:=[.B15]/[.$C$31]" office:value-type="float" office:value="81.4700317382813">
            <text:p>81.4700317383</text:p>
          </table:table-cell>
          <table:table-cell table:formula="of:=[.C15]/[.$C$33]" office:value-type="float" office:value="0.575157165527344">
            <text:p>0.5751571655</text:p>
          </table:table-cell>
          <table:table-cell table:formula="of:=(PI()*[.B50]*2)/[.$C$34]" office:value-type="float" office:value="0.0116075126166309">
            <text:p>0.0116075126</text:p>
          </table:table-cell>
          <table:table-cell table:formula="of:=COS([.D50])" office:value-type="float" office:value="0.999932633581813">
            <text:p>0.9999326336</text:p>
          </table:table-cell>
          <table:table-cell table:formula="of:=SIN([.D50])" office:value-type="float" office:value="0.0116072519632773">
            <text:p>0.011607252</text:p>
          </table:table-cell>
          <table:table-cell table:formula="of:=[.F50]/([.C50]*2)" office:value-type="float" office:value="0.0100905045255195">
            <text:p>0.0100905045</text:p>
          </table:table-cell>
          <table:table-cell table:formula="of:=1+[.G50]" office:value-type="float" office:value="1.01009050452552">
            <text:p>1.0100905045</text:p>
          </table:table-cell>
          <table:table-cell table:formula="of:=-2*[.E50]" office:value-type="float" office:value="-1.99986526716363">
            <text:p>-1.9998652672</text:p>
          </table:table-cell>
          <table:table-cell table:formula="of:=1-[.G50]" office:value-type="float" office:value="0.98990949547448">
            <text:p>0.9899094955</text:p>
          </table:table-cell>
          <table:table-cell table:style-name="ce12" table:formula="of:=[.L50]/2" office:value-type="float" office:value="0.0000336832090933048">
            <text:p>3.368321E-05</text:p>
          </table:table-cell>
          <table:table-cell table:style-name="ce12" table:formula="of:=1-[.E50]" office:value-type="float" office:value="0.0000673664181866096">
            <text:p>6.736642E-05</text:p>
          </table:table-cell>
          <table:table-cell table:style-name="ce12" table:formula="of:=[.L50]/2" office:value-type="float" office:value="0.0000336832090933048">
            <text:p>3.368321E-05</text:p>
          </table:table-cell>
          <table:table-cell table:style-name="ce12" table:formula="of:=[.K50]/[.H50]" office:value-type="float" office:value="0.000033346723825631">
            <text:p>3.334672E-05</text:p>
          </table:table-cell>
          <table:table-cell table:style-name="ce12" table:formula="of:=[.L50]/[.H50]" office:value-type="float" office:value="0.000066693447651262">
            <text:p>6.669345E-05</text:p>
          </table:table-cell>
          <table:table-cell table:style-name="ce12" table:formula="of:=[.M50]/[.H50]" office:value-type="float" office:value="0.000033346723825631">
            <text:p>3.334672E-05</text:p>
          </table:table-cell>
          <table:table-cell table:style-name="ce12" table:formula="of:=[.I50]/[.H50]" office:value-type="float" office:value="-1.97988720634795">
            <text:p>-1.979887E+00</text:p>
          </table:table-cell>
          <table:table-cell table:style-name="ce12" table:formula="of:=[.J50]/[.H50]" office:value-type="float" office:value="0.980020593243257">
            <text:p>9.800206E-0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formula="of:=[.B16]/[.$C$31]" office:value-type="float" office:value="85.8607788085937">
            <text:p>85.8607788086</text:p>
          </table:table-cell>
          <table:table-cell table:formula="of:=[.C16]/[.$C$33]" office:value-type="float" office:value="0.575157165527344">
            <text:p>0.5751571655</text:p>
          </table:table-cell>
          <table:table-cell table:formula="of:=(PI()*[.B51]*2)/[.$C$34]" office:value-type="float" office:value="0.012233088069686">
            <text:p>0.0122330881</text:p>
          </table:table-cell>
          <table:table-cell table:formula="of:=COS([.D51])" office:value-type="float" office:value="0.999925176711246">
            <text:p>0.9999251767</text:p>
          </table:table-cell>
          <table:table-cell table:formula="of:=SIN([.D51])" office:value-type="float" office:value="0.012232782961537">
            <text:p>0.012232783</text:p>
          </table:table-cell>
          <table:table-cell table:formula="of:=[.F51]/([.C51]*2)" office:value-type="float" office:value="0.0106342958887778">
            <text:p>0.0106342959</text:p>
          </table:table-cell>
          <table:table-cell table:formula="of:=1+[.G51]" office:value-type="float" office:value="1.01063429588878">
            <text:p>1.0106342959</text:p>
          </table:table-cell>
          <table:table-cell table:formula="of:=-2*[.E51]" office:value-type="float" office:value="-1.99985035342249">
            <text:p>-1.9998503534</text:p>
          </table:table-cell>
          <table:table-cell table:formula="of:=1-[.G51]" office:value-type="float" office:value="0.989365704111222">
            <text:p>0.9893657041</text:p>
          </table:table-cell>
          <table:table-cell table:style-name="ce12" table:formula="of:=[.L51]/2" office:value-type="float" office:value="0.0000374116443771499">
            <text:p>3.741164E-05</text:p>
          </table:table-cell>
          <table:table-cell table:style-name="ce12" table:formula="of:=1-[.E51]" office:value-type="float" office:value="0.0000748232887542999">
            <text:p>7.482329E-05</text:p>
          </table:table-cell>
          <table:table-cell table:style-name="ce12" table:formula="of:=[.L51]/2" office:value-type="float" office:value="0.0000374116443771499">
            <text:p>3.741164E-05</text:p>
          </table:table-cell>
          <table:table-cell table:style-name="ce12" table:formula="of:=[.K51]/[.H51]" office:value-type="float" office:value="0.0000370179841801719">
            <text:p>3.701798E-05</text:p>
          </table:table-cell>
          <table:table-cell table:style-name="ce12" table:formula="of:=[.L51]/[.H51]" office:value-type="float" office:value="0.0000740359683603438">
            <text:p>7.403597E-05</text:p>
          </table:table-cell>
          <table:table-cell table:style-name="ce12" table:formula="of:=[.M51]/[.H51]" office:value-type="float" office:value="0.0000370179841801719">
            <text:p>3.701798E-05</text:p>
          </table:table-cell>
          <table:table-cell table:style-name="ce12" table:formula="of:=[.I51]/[.H51]" office:value-type="float" office:value="-1.97880713286478">
            <text:p>-1.978807E+00</text:p>
          </table:table-cell>
          <table:table-cell table:style-name="ce12" table:formula="of:=[.J51]/[.H51]" office:value-type="float" office:value="0.978955204801504">
            <text:p>9.789552E-0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formula="of:=[.B17]/[.$C$31]" office:value-type="float" office:value="90.2515258789063">
            <text:p>90.2515258789</text:p>
          </table:table-cell>
          <table:table-cell table:formula="of:=[.C17]/[.$C$33]" office:value-type="float" office:value="0.575157165527344">
            <text:p>0.5751571655</text:p>
          </table:table-cell>
          <table:table-cell table:formula="of:=(PI()*[.B52]*2)/[.$C$34]" office:value-type="float" office:value="0.0128586635227411">
            <text:p>0.0128586635</text:p>
          </table:table-cell>
          <table:table-cell table:formula="of:=COS([.D52])" office:value-type="float" office:value="0.999917328525325">
            <text:p>0.9999173285</text:p>
          </table:table-cell>
          <table:table-cell table:formula="of:=SIN([.D52])" office:value-type="float" office:value="0.0128583091725628">
            <text:p>0.0128583092</text:p>
          </table:table-cell>
          <table:table-cell table:formula="of:=[.F52]/([.C52]*2)" office:value-type="float" office:value="0.0111780830903614">
            <text:p>0.0111780831</text:p>
          </table:table-cell>
          <table:table-cell table:formula="of:=1+[.G52]" office:value-type="float" office:value="1.01117808309036">
            <text:p>1.0111780831</text:p>
          </table:table-cell>
          <table:table-cell table:formula="of:=-2*[.E52]" office:value-type="float" office:value="-1.99983465705065">
            <text:p>-1.9998346571</text:p>
          </table:table-cell>
          <table:table-cell table:formula="of:=1-[.G52]" office:value-type="float" office:value="0.988821916909639">
            <text:p>0.9888219169</text:p>
          </table:table-cell>
          <table:table-cell table:style-name="ce12" table:formula="of:=[.L52]/2" office:value-type="float" office:value="0.0000413357373375001">
            <text:p>4.133574E-05</text:p>
          </table:table-cell>
          <table:table-cell table:style-name="ce12" table:formula="of:=1-[.E52]" office:value-type="float" office:value="0.0000826714746750001">
            <text:p>8.267147E-05</text:p>
          </table:table-cell>
          <table:table-cell table:style-name="ce12" table:formula="of:=[.L52]/2" office:value-type="float" office:value="0.0000413357373375001">
            <text:p>4.133574E-05</text:p>
          </table:table-cell>
          <table:table-cell table:style-name="ce12" table:formula="of:=[.K52]/[.H52]" office:value-type="float" office:value="0.0000408787908171129">
            <text:p>4.087879E-05</text:p>
          </table:table-cell>
          <table:table-cell table:style-name="ce12" table:formula="of:=[.L52]/[.H52]" office:value-type="float" office:value="0.0000817575816342258">
            <text:p>8.175758E-05</text:p>
          </table:table-cell>
          <table:table-cell table:style-name="ce12" table:formula="of:=[.M52]/[.H52]" office:value-type="float" office:value="0.0000408787908171129">
            <text:p>4.087879E-05</text:p>
          </table:table-cell>
          <table:table-cell table:style-name="ce12" table:formula="of:=[.I52]/[.H52]" office:value-type="float" office:value="-1.97772745522604">
            <text:p>-1.977727E+00</text:p>
          </table:table-cell>
          <table:table-cell table:style-name="ce12" table:formula="of:=[.J52]/[.H52]" office:value-type="float" office:value="0.977890970389313">
            <text:p>9.778910E-0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formula="of:=[.B18]/[.$C$31]" office:value-type="float" office:value="94.6422119140625">
            <text:p>94.6422119141</text:p>
          </table:table-cell>
          <table:table-cell table:formula="of:=[.C18]/[.$C$33]" office:value-type="float" office:value="0.575157165527344">
            <text:p>0.5751571655</text:p>
          </table:table-cell>
          <table:table-cell table:formula="of:=(PI()*[.B53]*2)/[.$C$34]" office:value-type="float" office:value="0.01348423027976">
            <text:p>0.0134842303</text:p>
          </table:table-cell>
          <table:table-cell table:formula="of:=COS([.D53])" office:value-type="float" office:value="0.999909089144379">
            <text:p>0.9999090891</text:p>
          </table:table-cell>
          <table:table-cell table:formula="of:=SIN([.D53])" office:value-type="float" office:value="0.0134838216563127">
            <text:p>0.0134838217</text:p>
          </table:table-cell>
          <table:table-cell table:formula="of:=[.F53]/([.C53]*2)" office:value-type="float" office:value="0.0117218583584452">
            <text:p>0.0117218584</text:p>
          </table:table-cell>
          <table:table-cell table:formula="of:=1+[.G53]" office:value-type="float" office:value="1.01172185835845">
            <text:p>1.0117218584</text:p>
          </table:table-cell>
          <table:table-cell table:formula="of:=-2*[.E53]" office:value-type="float" office:value="-1.99981817828876">
            <text:p>-1.9998181783</text:p>
          </table:table-cell>
          <table:table-cell table:formula="of:=1-[.G53]" office:value-type="float" office:value="0.988278141641555">
            <text:p>0.9882781416</text:p>
          </table:table-cell>
          <table:table-cell table:style-name="ce12" table:formula="of:=[.L53]/2" office:value-type="float" office:value="0.0000454554278107033">
            <text:p>4.545543E-05</text:p>
          </table:table-cell>
          <table:table-cell table:style-name="ce12" table:formula="of:=1-[.E53]" office:value-type="float" office:value="0.0000909108556214067">
            <text:p>9.091086E-05</text:p>
          </table:table-cell>
          <table:table-cell table:style-name="ce12" table:formula="of:=[.L53]/2" office:value-type="float" office:value="0.0000454554278107033">
            <text:p>4.545543E-05</text:p>
          </table:table-cell>
          <table:table-cell table:style-name="ce12" table:formula="of:=[.K53]/[.H53]" office:value-type="float" office:value="0.0000449287790267341">
            <text:p>4.492878E-05</text:p>
          </table:table-cell>
          <table:table-cell table:style-name="ce12" table:formula="of:=[.L53]/[.H53]" office:value-type="float" office:value="0.0000898575580534681">
            <text:p>8.985756E-05</text:p>
          </table:table-cell>
          <table:table-cell table:style-name="ce12" table:formula="of:=[.M53]/[.H53]" office:value-type="float" office:value="0.0000449287790267341">
            <text:p>4.492878E-05</text:p>
          </table:table-cell>
          <table:table-cell table:style-name="ce12" table:formula="of:=[.I53]/[.H53]" office:value-type="float" office:value="-1.97664818820217">
            <text:p>-1.976648E+00</text:p>
          </table:table-cell>
          <table:table-cell table:style-name="ce12" table:formula="of:=[.J53]/[.H53]" office:value-type="float" office:value="0.976827903318281">
            <text:p>9.768279E-01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formula="of:=[.B19]/[.$C$31]" office:value-type="float" office:value="99.032958984375">
            <text:p>99.0329589844</text:p>
          </table:table-cell>
          <table:table-cell table:formula="of:=[.C19]/[.$C$33]" office:value-type="float" office:value="0.575157165527344">
            <text:p>0.5751571655</text:p>
          </table:table-cell>
          <table:table-cell table:formula="of:=(PI()*[.B54]*2)/[.$C$34]" office:value-type="float" office:value="0.014109805732815">
            <text:p>0.0141098057</text:p>
          </table:table-cell>
          <table:table-cell table:formula="of:=COS([.D54])" office:value-type="float" office:value="0.999900458342558">
            <text:p>0.9999004583</text:p>
          </table:table-cell>
          <table:table-cell table:formula="of:=SIN([.D54])" office:value-type="float" office:value="0.0141093375585585">
            <text:p>0.0141093376</text:p>
          </table:table-cell>
          <table:table-cell table:formula="of:=[.F54]/([.C54]*2)" office:value-type="float" office:value="0.0122656365983219">
            <text:p>0.0122656366</text:p>
          </table:table-cell>
          <table:table-cell table:formula="of:=1+[.G54]" office:value-type="float" office:value="1.01226563659832">
            <text:p>1.0122656366</text:p>
          </table:table-cell>
          <table:table-cell table:formula="of:=-2*[.E54]" office:value-type="float" office:value="-1.99980091668512">
            <text:p>-1.9998009167</text:p>
          </table:table-cell>
          <table:table-cell table:formula="of:=1-[.G54]" office:value-type="float" office:value="0.987734363401678">
            <text:p>0.9877343634</text:p>
          </table:table-cell>
          <table:table-cell table:style-name="ce12" table:formula="of:=[.L54]/2" office:value-type="float" office:value="0.0000497708287207077">
            <text:p>4.977083E-05</text:p>
          </table:table-cell>
          <table:table-cell table:style-name="ce12" table:formula="of:=1-[.E54]" office:value-type="float" office:value="0.0000995416574414154">
            <text:p>9.954166E-05</text:p>
          </table:table-cell>
          <table:table-cell table:style-name="ce12" table:formula="of:=[.L54]/2" office:value-type="float" office:value="0.0000497708287207077">
            <text:p>4.977083E-05</text:p>
          </table:table-cell>
          <table:table-cell table:style-name="ce12" table:formula="of:=[.K54]/[.H54]" office:value-type="float" office:value="0.0000491677549066672">
            <text:p>4.916775E-05</text:p>
          </table:table-cell>
          <table:table-cell table:style-name="ce12" table:formula="of:=[.L54]/[.H54]" office:value-type="float" office:value="0.0000983355098133343">
            <text:p>9.833551E-05</text:p>
          </table:table-cell>
          <table:table-cell table:style-name="ce12" table:formula="of:=[.M54]/[.H54]" office:value-type="float" office:value="0.0000491677549066672">
            <text:p>4.916775E-05</text:p>
          </table:table-cell>
          <table:table-cell table:style-name="ce12" table:formula="of:=[.I54]/[.H54]" office:value-type="float" office:value="-1.97556930155741">
            <text:p>-1.975569E+00</text:p>
          </table:table-cell>
          <table:table-cell table:style-name="ce12" table:formula="of:=[.J54]/[.H54]" office:value-type="float" office:value="0.97576597257704">
            <text:p>9.757660E-01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formula="of:=[.B20]/[.$C$31]" office:value-type="float" office:value="103.423645019531">
            <text:p>103.4236450195</text:p>
          </table:table-cell>
          <table:table-cell table:formula="of:=[.C20]/[.$C$33]" office:value-type="float" office:value="0.575157165527344">
            <text:p>0.5751571655</text:p>
          </table:table-cell>
          <table:table-cell table:formula="of:=(PI()*[.B55]*2)/[.$C$34]" office:value-type="float" office:value="0.0147353724898339">
            <text:p>0.0147353725</text:p>
          </table:table-cell>
          <table:table-cell table:formula="of:=COS([.D55])" office:value-type="float" office:value="0.999891436363194">
            <text:p>0.9998914364</text:p>
          </table:table-cell>
          <table:table-cell table:formula="of:=SIN([.D55])" office:value-type="float" office:value="0.0147348392440987">
            <text:p>0.0147348392</text:p>
          </table:table-cell>
          <table:table-cell table:formula="of:=[.F55]/([.C55]*2)" office:value-type="float" office:value="0.0128094024792239">
            <text:p>0.0128094025</text:p>
          </table:table-cell>
          <table:table-cell table:formula="of:=1+[.G55]" office:value-type="float" office:value="1.01280940247922">
            <text:p>1.0128094025</text:p>
          </table:table-cell>
          <table:table-cell table:formula="of:=-2*[.E55]" office:value-type="float" office:value="-1.99978287272639">
            <text:p>-1.9997828727</text:p>
          </table:table-cell>
          <table:table-cell table:formula="of:=1-[.G55]" office:value-type="float" office:value="0.987190597520776">
            <text:p>0.9871905975</text:p>
          </table:table-cell>
          <table:table-cell table:style-name="ce12" table:formula="of:=[.L55]/2" office:value-type="float" office:value="0.0000542818184031679">
            <text:p>5.428182E-05</text:p>
          </table:table-cell>
          <table:table-cell table:style-name="ce12" table:formula="of:=1-[.E55]" office:value-type="float" office:value="0.000108563636806336">
            <text:p>1.085636E-04</text:p>
          </table:table-cell>
          <table:table-cell table:style-name="ce12" table:formula="of:=[.L55]/2" office:value-type="float" office:value="0.0000542818184031679">
            <text:p>5.428182E-05</text:p>
          </table:table-cell>
          <table:table-cell table:style-name="ce12" table:formula="of:=[.K55]/[.H55]" office:value-type="float" office:value="0.0000535952947023331">
            <text:p>5.359529E-05</text:p>
          </table:table-cell>
          <table:table-cell table:style-name="ce12" table:formula="of:=[.L55]/[.H55]" office:value-type="float" office:value="0.000107190589404666">
            <text:p>1.071906E-04</text:p>
          </table:table-cell>
          <table:table-cell table:style-name="ce12" table:formula="of:=[.M55]/[.H55]" office:value-type="float" office:value="0.0000535952947023331">
            <text:p>5.359529E-05</text:p>
          </table:table-cell>
          <table:table-cell table:style-name="ce12" table:formula="of:=[.I55]/[.H55]" office:value-type="float" office:value="-1.9744908250567">
            <text:p>-1.974491E+00</text:p>
          </table:table-cell>
          <table:table-cell table:style-name="ce12" table:formula="of:=[.J55]/[.H55]" office:value-type="float" office:value="0.97470520623551">
            <text:p>9.747052E-01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table:formula="of:=[.B21]/[.$C$31]" office:value-type="float" office:value="107.814392089844">
            <text:p>107.8143920898</text:p>
          </table:table-cell>
          <table:table-cell table:style-name="ce3" table:formula="of:=[.C21]/[.$C$33]" office:value-type="float" office:value="0.575157165527344">
            <text:p>0.5751571655</text:p>
          </table:table-cell>
          <table:table-cell table:style-name="ce3" table:formula="of:=(PI()*[.B56]*2)/[.$C$34]" office:value-type="float" office:value="0.015360947942889">
            <text:p>0.0153609479</text:p>
          </table:table-cell>
          <table:table-cell table:style-name="ce3" table:formula="of:=COS([.D56])" office:value-type="float" office:value="0.999882022958985">
            <text:p>0.999882023</text:p>
          </table:table-cell>
          <table:table-cell table:style-name="ce3" table:formula="of:=SIN([.D56])" office:value-type="float" office:value="0.0153603438584092">
            <text:p>0.0153603439</text:p>
          </table:table-cell>
          <table:table-cell table:style-name="ce3" table:formula="of:=[.F56]/([.C56]*2)" office:value-type="float" office:value="0.0133531709061868">
            <text:p>0.0133531709</text:p>
          </table:table-cell>
          <table:table-cell table:style-name="ce3" table:formula="of:=1+[.G56]" office:value-type="float" office:value="1.01335317090619">
            <text:p>1.0133531709</text:p>
          </table:table-cell>
          <table:table-cell table:style-name="ce3" table:formula="of:=-2*[.E56]" office:value-type="float" office:value="-1.99976404591797">
            <text:p>-1.9997640459</text:p>
          </table:table-cell>
          <table:table-cell table:style-name="ce3" table:formula="of:=1-[.G56]" office:value-type="float" office:value="0.986646829093813">
            <text:p>0.9866468291</text:p>
          </table:table-cell>
          <table:table-cell table:style-name="ce13" table:formula="of:=[.L56]/2" office:value-type="float" office:value="0.0000589885205076746">
            <text:p>5.898852E-05</text:p>
          </table:table-cell>
          <table:table-cell table:style-name="ce13" table:formula="of:=1-[.E56]" office:value-type="float" office:value="0.000117977041015349">
            <text:p>1.179770E-04</text:p>
          </table:table-cell>
          <table:table-cell table:style-name="ce13" table:formula="of:=[.L56]/2" office:value-type="float" office:value="0.0000589885205076746">
            <text:p>5.898852E-05</text:p>
          </table:table-cell>
          <table:table-cell table:style-name="ce13" table:formula="of:=[.K56]/[.H56]" office:value-type="float" office:value="0.0000582112161892426">
            <text:p>5.821122E-05</text:p>
          </table:table-cell>
          <table:table-cell table:style-name="ce13" table:formula="of:=[.L56]/[.H56]" office:value-type="float" office:value="0.000116422432378485">
            <text:p>1.164224E-04</text:p>
          </table:table-cell>
          <table:table-cell table:style-name="ce13" table:formula="of:=[.M56]/[.H56]" office:value-type="float" office:value="0.0000582112161892426">
            <text:p>5.821122E-05</text:p>
          </table:table-cell>
          <table:table-cell table:style-name="ce13" table:formula="of:=[.I56]/[.H56]" office:value-type="float" office:value="-1.97341272848605">
            <text:p>-1.973413E+00</text:p>
          </table:table-cell>
          <table:table-cell table:style-name="ce13" table:formula="of:=[.J56]/[.H56]" office:value-type="float" office:value="0.973645573350808">
            <text:p>9.736456E-01</text:p>
          </table:table-cell>
          <table:table-cell table:style-name="ce3"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formula="of:=[.B22]/[.$C$31]" office:value-type="float" office:value="112.205078125">
            <text:p>112.205078125</text:p>
          </table:table-cell>
          <table:table-cell table:formula="of:=[.C22]/[.$C$33]" office:value-type="float" office:value="0.575157165527344">
            <text:p>0.5751571655</text:p>
          </table:table-cell>
          <table:table-cell table:formula="of:=(PI()*[.B57]*2)/[.$C$34]" office:value-type="float" office:value="0.0159865146999079">
            <text:p>0.0159865147</text:p>
          </table:table-cell>
          <table:table-cell table:formula="of:=COS([.D57])" office:value-type="float" office:value="0.999872218395324">
            <text:p>0.9998722184</text:p>
          </table:table-cell>
          <table:table-cell table:formula="of:=SIN([.D57])" office:value-type="float" office:value="0.0159858337666065">
            <text:p>0.0159858338</text:p>
          </table:table-cell>
          <table:table-cell table:formula="of:=[.F57]/([.C57]*2)" office:value-type="float" office:value="0.0138969265487196">
            <text:p>0.0138969265</text:p>
          </table:table-cell>
          <table:table-cell table:formula="of:=1+[.G57]" office:value-type="float" office:value="1.01389692654872">
            <text:p>1.0138969265</text:p>
          </table:table-cell>
          <table:table-cell table:formula="of:=-2*[.E57]" office:value-type="float" office:value="-1.99974443679065">
            <text:p>-1.9997444368</text:p>
          </table:table-cell>
          <table:table-cell table:formula="of:=1-[.G57]" office:value-type="float" office:value="0.98610307345128">
            <text:p>0.9861030735</text:p>
          </table:table-cell>
          <table:table-cell table:style-name="ce12" table:formula="of:=[.L57]/2" office:value-type="float" office:value="0.0000638908023380402">
            <text:p>6.389080E-05</text:p>
          </table:table-cell>
          <table:table-cell table:style-name="ce12" table:formula="of:=1-[.E57]" office:value-type="float" office:value="0.00012778160467608">
            <text:p>1.277816E-04</text:p>
          </table:table-cell>
          <table:table-cell table:style-name="ce12" table:formula="of:=[.L57]/2" office:value-type="float" office:value="0.0000638908023380402">
            <text:p>6.389080E-05</text:p>
          </table:table-cell>
          <table:table-cell table:style-name="ce12" table:formula="of:=[.K57]/[.H57]" office:value-type="float" office:value="0.0000630150863120998">
            <text:p>6.301509E-05</text:p>
          </table:table-cell>
          <table:table-cell table:style-name="ce12" table:formula="of:=[.L57]/[.H57]" office:value-type="float" office:value="0.0001260301726242">
            <text:p>1.260302E-04</text:p>
          </table:table-cell>
          <table:table-cell table:style-name="ce12" table:formula="of:=[.M57]/[.H57]" office:value-type="float" office:value="0.0000630150863120998">
            <text:p>6.301509E-05</text:p>
          </table:table-cell>
          <table:table-cell table:style-name="ce12" table:formula="of:=[.I57]/[.H57]" office:value-type="float" office:value="-1.97233504158823">
            <text:p>-1.972335E+00</text:p>
          </table:table-cell>
          <table:table-cell table:style-name="ce12" table:formula="of:=[.J57]/[.H57]" office:value-type="float" office:value="0.972587101933479">
            <text:p>9.725871E-01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formula="of:=[.B23]/[.$C$31]" office:value-type="float" office:value="116.595825195313">
            <text:p>116.5958251953</text:p>
          </table:table-cell>
          <table:table-cell table:formula="of:=[.C23]/[.$C$33]" office:value-type="float" office:value="0.575157165527344">
            <text:p>0.5751571655</text:p>
          </table:table-cell>
          <table:table-cell table:formula="of:=(PI()*[.B58]*2)/[.$C$34]" office:value-type="float" office:value="0.016612090152963">
            <text:p>0.0166120902</text:p>
          </table:table-cell>
          <table:table-cell table:formula="of:=COS([.D58])" office:value-type="float" office:value="0.999862022403461">
            <text:p>0.9998620224</text:p>
          </table:table-cell>
          <table:table-cell table:formula="of:=SIN([.D58])" office:value-type="float" office:value="0.0166113261138439">
            <text:p>0.0166113261</text:p>
          </table:table-cell>
          <table:table-cell table:formula="of:=[.F58]/([.C58]*2)" office:value-type="float" office:value="0.0144406843115772">
            <text:p>0.0144406843</text:p>
          </table:table-cell>
          <table:table-cell table:formula="of:=1+[.G58]" office:value-type="float" office:value="1.01444068431158">
            <text:p>1.0144406843</text:p>
          </table:table-cell>
          <table:table-cell table:formula="of:=-2*[.E58]" office:value-type="float" office:value="-1.99972404480692">
            <text:p>-1.9997240448</text:p>
          </table:table-cell>
          <table:table-cell table:formula="of:=1-[.G58]" office:value-type="float" office:value="0.985559315688423">
            <text:p>0.9855593157</text:p>
          </table:table-cell>
          <table:table-cell table:style-name="ce12" table:formula="of:=[.L58]/2" office:value-type="float" office:value="0.0000689887982693871">
            <text:p>6.898880E-05</text:p>
          </table:table-cell>
          <table:table-cell table:style-name="ce12" table:formula="of:=1-[.E58]" office:value-type="float" office:value="0.000137977596538774">
            <text:p>1.379776E-04</text:p>
          </table:table-cell>
          <table:table-cell table:style-name="ce12" table:formula="of:=[.L58]/2" office:value-type="float" office:value="0.0000689887982693871">
            <text:p>6.898880E-05</text:p>
          </table:table-cell>
          <table:table-cell table:style-name="ce12" table:formula="of:=[.K58]/[.H58]" office:value-type="float" office:value="0.000068006734485619">
            <text:p>6.800673E-05</text:p>
          </table:table-cell>
          <table:table-cell table:style-name="ce12" table:formula="of:=[.L58]/[.H58]" office:value-type="float" office:value="0.000136013468971238">
            <text:p>1.360135E-04</text:p>
          </table:table-cell>
          <table:table-cell table:style-name="ce12" table:formula="of:=[.M58]/[.H58]" office:value-type="float" office:value="0.000068006734485619">
            <text:p>6.800673E-05</text:p>
          </table:table-cell>
          <table:table-cell table:style-name="ce12" table:formula="of:=[.I58]/[.H58]" office:value-type="float" office:value="-1.971257734171">
            <text:p>-1.971258E+00</text:p>
          </table:table-cell>
          <table:table-cell table:style-name="ce12" table:formula="of:=[.J58]/[.H58]" office:value-type="float" office:value="0.971529761108947">
            <text:p>9.715298E-0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formula="of:=[.B24]/[.$C$31]" office:value-type="float" office:value="120.986511230469">
            <text:p>120.9865112305</text:p>
          </table:table-cell>
          <table:table-cell table:formula="of:=[.C24]/[.$C$33]" office:value-type="float" office:value="0.575157165527344">
            <text:p>0.5751571655</text:p>
          </table:table-cell>
          <table:table-cell table:formula="of:=(PI()*[.B59]*2)/[.$C$34]" office:value-type="float" office:value="0.0172376569099818">
            <text:p>0.0172376569</text:p>
          </table:table-cell>
          <table:table-cell table:formula="of:=COS([.D59])" office:value-type="float" office:value="0.999851435270852">
            <text:p>0.9998514353</text:p>
          </table:table-cell>
          <table:table-cell table:formula="of:=SIN([.D59])" office:value-type="float" office:value="0.0172368032655835">
            <text:p>0.0172368033</text:p>
          </table:table-cell>
          <table:table-cell table:formula="of:=[.F59]/([.C59]*2)" office:value-type="float" office:value="0.0149844288645693">
            <text:p>0.0149844289</text:p>
          </table:table-cell>
          <table:table-cell table:formula="of:=1+[.G59]" office:value-type="float" office:value="1.01498442886457">
            <text:p>1.0149844289</text:p>
          </table:table-cell>
          <table:table-cell table:formula="of:=-2*[.E59]" office:value-type="float" office:value="-1.9997028705417">
            <text:p>-1.9997028705</text:p>
          </table:table-cell>
          <table:table-cell table:formula="of:=1-[.G59]" office:value-type="float" office:value="0.985015571135431">
            <text:p>0.9850155711</text:p>
          </table:table-cell>
          <table:table-cell table:style-name="ce12" table:formula="of:=[.L59]/2" office:value-type="float" office:value="0.0000742823645737967">
            <text:p>7.428236E-05</text:p>
          </table:table-cell>
          <table:table-cell table:style-name="ce12" table:formula="of:=1-[.E59]" office:value-type="float" office:value="0.000148564729147593">
            <text:p>1.485647E-04</text:p>
          </table:table-cell>
          <table:table-cell table:style-name="ce12" table:formula="of:=[.L59]/2" office:value-type="float" office:value="0.0000742823645737967">
            <text:p>7.428236E-05</text:p>
          </table:table-cell>
          <table:table-cell table:style-name="ce12" table:formula="of:=[.K59]/[.H59]" office:value-type="float" office:value="0.0000731857183827874">
            <text:p>7.318572E-05</text:p>
          </table:table-cell>
          <table:table-cell table:style-name="ce12" table:formula="of:=[.L59]/[.H59]" office:value-type="float" office:value="0.000146371436765575">
            <text:p>1.463714E-04</text:p>
          </table:table-cell>
          <table:table-cell table:style-name="ce12" table:formula="of:=[.M59]/[.H59]" office:value-type="float" office:value="0.0000731857183827874">
            <text:p>7.318572E-05</text:p>
          </table:table-cell>
          <table:table-cell table:style-name="ce12" table:formula="of:=[.I59]/[.H59]" office:value-type="float" office:value="-1.970180835955">
            <text:p>-1.970181E+00</text:p>
          </table:table-cell>
          <table:table-cell table:style-name="ce12" table:formula="of:=[.J59]/[.H59]" office:value-type="float" office:value="0.970473578828531">
            <text:p>9.704736E-01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formula="of:=[.B25]/[.$C$31]" office:value-type="float" office:value="125.377258300781">
            <text:p>125.3772583008</text:p>
          </table:table-cell>
          <table:table-cell table:formula="of:=[.C25]/[.$C$33]" office:value-type="float" office:value="0.575157165527344">
            <text:p>0.5751571655</text:p>
          </table:table-cell>
          <table:table-cell table:formula="of:=(PI()*[.B60]*2)/[.$C$34]" office:value-type="float" office:value="0.0178632323630369">
            <text:p>0.0178632324</text:p>
          </table:table-cell>
          <table:table-cell table:formula="of:=COS([.D60])" office:value-type="float" office:value="0.999840456707296">
            <text:p>0.9998404567</text:p>
          </table:table-cell>
          <table:table-cell table:formula="of:=SIN([.D60])" office:value-type="float" office:value="0.0178622823666291">
            <text:p>0.0178622824</text:p>
          </table:table-cell>
          <table:table-cell table:formula="of:=[.F60]/([.C60]*2)" office:value-type="float" office:value="0.0155281751121467">
            <text:p>0.0155281751</text:p>
          </table:table-cell>
          <table:table-cell table:formula="of:=1+[.G60]" office:value-type="float" office:value="1.01552817511215">
            <text:p>1.0155281751</text:p>
          </table:table-cell>
          <table:table-cell table:formula="of:=-2*[.E60]" office:value-type="float" office:value="-1.99968091341459">
            <text:p>-1.9996809134</text:p>
          </table:table-cell>
          <table:table-cell table:formula="of:=1-[.G60]" office:value-type="float" office:value="0.984471824887853">
            <text:p>0.9844718249</text:p>
          </table:table-cell>
          <table:table-cell table:style-name="ce12" table:formula="of:=[.L60]/2" office:value-type="float" office:value="0.0000797716463518672">
            <text:p>7.977165E-05</text:p>
          </table:table-cell>
          <table:table-cell table:style-name="ce12" table:formula="of:=1-[.E60]" office:value-type="float" office:value="0.000159543292703734">
            <text:p>1.595433E-04</text:p>
          </table:table-cell>
          <table:table-cell table:style-name="ce12" table:formula="of:=[.L60]/2" office:value-type="float" office:value="0.0000797716463518672">
            <text:p>7.977165E-05</text:p>
          </table:table-cell>
          <table:table-cell table:style-name="ce12" table:formula="of:=[.K60]/[.H60]" office:value-type="float" office:value="0.0000785518790190709">
            <text:p>7.855188E-05</text:p>
          </table:table-cell>
          <table:table-cell table:style-name="ce12" table:formula="of:=[.L60]/[.H60]" office:value-type="float" office:value="0.000157103758038142">
            <text:p>1.571038E-04</text:p>
          </table:table-cell>
          <table:table-cell table:style-name="ce12" table:formula="of:=[.M60]/[.H60]" office:value-type="float" office:value="0.0000785518790190709">
            <text:p>7.855188E-05</text:p>
          </table:table-cell>
          <table:table-cell table:style-name="ce12" table:formula="of:=[.I60]/[.H60]" office:value-type="float" office:value="-1.96910431676971">
            <text:p>-1.969104E+00</text:p>
          </table:table-cell>
          <table:table-cell table:style-name="ce12" table:formula="of:=[.J60]/[.H60]" office:value-type="float" office:value="0.969418524285785">
            <text:p>9.694185E-01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table:formula="of:=[.B26]/[.$C$31]" office:value-type="float" office:value="129.768005371094">
            <text:p>129.7680053711</text:p>
          </table:table-cell>
          <table:table-cell table:style-name="ce3" table:formula="of:=[.C26]/[.$C$33]" office:value-type="float" office:value="0.575157165527344">
            <text:p>0.5751571655</text:p>
          </table:table-cell>
          <table:table-cell table:style-name="ce3" table:formula="of:=(PI()*[.B61]*2)/[.$C$34]" office:value-type="float" office:value="0.018488807816092">
            <text:p>0.0184888078</text:p>
          </table:table-cell>
          <table:table-cell table:style-name="ce3" table:formula="of:=COS([.D61])" office:value-type="float" office:value="0.999829086861542">
            <text:p>0.9998290869</text:p>
          </table:table-cell>
          <table:table-cell table:style-name="ce3" table:formula="of:=SIN([.D61])" office:value-type="float" office:value="0.0184877544773663">
            <text:p>0.0184877545</text:p>
          </table:table-cell>
          <table:table-cell table:style-name="ce3" table:formula="of:=[.F61]/([.C61]*2)" office:value-type="float" office:value="0.0160719152828562">
            <text:p>0.0160719153</text:p>
          </table:table-cell>
          <table:table-cell table:style-name="ce3" table:formula="of:=1+[.G61]" office:value-type="float" office:value="1.01607191528286">
            <text:p>1.0160719153</text:p>
          </table:table-cell>
          <table:table-cell table:style-name="ce3" table:formula="of:=-2*[.E61]" office:value-type="float" office:value="-1.99965817372308">
            <text:p>-1.9996581737</text:p>
          </table:table-cell>
          <table:table-cell table:style-name="ce3" table:formula="of:=1-[.G61]" office:value-type="float" office:value="0.983928084717144">
            <text:p>0.9839280847</text:p>
          </table:table-cell>
          <table:table-cell table:style-name="ce13" table:formula="of:=[.L61]/2" office:value-type="float" office:value="0.0000854565692290921">
            <text:p>8.545657E-05</text:p>
          </table:table-cell>
          <table:table-cell table:style-name="ce13" table:formula="of:=1-[.E61]" office:value-type="float" office:value="0.000170913138458184">
            <text:p>1.709131E-04</text:p>
          </table:table-cell>
          <table:table-cell table:style-name="ce13" table:formula="of:=[.L61]/2" office:value-type="float" office:value="0.0000854565692290921">
            <text:p>8.545657E-05</text:p>
          </table:table-cell>
          <table:table-cell table:style-name="ce13" table:formula="of:=[.K61]/[.H61]" office:value-type="float" office:value="0.0000841048433124957">
            <text:p>8.410484E-05</text:p>
          </table:table-cell>
          <table:table-cell table:style-name="ce13" table:formula="of:=[.L61]/[.H61]" office:value-type="float" office:value="0.000168209686624991">
            <text:p>1.682097E-04</text:p>
          </table:table-cell>
          <table:table-cell table:style-name="ce13" table:formula="of:=[.M61]/[.H61]" office:value-type="float" office:value="0.0000841048433124957">
            <text:p>8.410484E-05</text:p>
          </table:table-cell>
          <table:table-cell table:style-name="ce13" table:formula="of:=[.I61]/[.H61]" office:value-type="float" office:value="-1.96802819135732">
            <text:p>-1.968028E+00</text:p>
          </table:table-cell>
          <table:table-cell table:style-name="ce13" table:formula="of:=[.J61]/[.H61]" office:value-type="float" office:value="0.968364610730566">
            <text:p>9.683646E-01</text:p>
          </table:table-cell>
          <table:table-cell table:style-name="ce3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B2]/[.$C$31]" office:value-type="float" office:value="24.3906860351562">
            <text:p>24.3906860352</text:p>
          </table:table-cell>
          <table:table-cell table:formula="of:=[.C2]/[.$C$33]" office:value-type="float" office:value="0.575157165527344">
            <text:p>0.5751571655</text:p>
          </table:table-cell>
          <table:table-cell table:formula="of:=[.D2]/[.$C$33]" office:value-type="float" office:value="0.00347137451171875">
            <text:p>0.0034713745</text:p>
          </table:table-cell>
          <table:table-cell table:formula="of:=[.E2]/[.$C$31]" office:value-type="float" office:value="0.99993896484375">
            <text:p>0.9999389648</text:p>
          </table:table-cell>
          <table:table-cell table:formula="of:=[.F2]/[.$C$31]" office:value-type="float" office:value="0.00341796875">
            <text:p>0.0034179688</text:p>
          </table:table-cell>
          <table:table-cell table:formula="of:=[.G2]/[.$C$31]" office:value-type="float" office:value="0.0029296875">
            <text:p>0.0029296875</text:p>
          </table:table-cell>
          <table:table-cell table:formula="of:=[.H2]/[.$C$31]" office:value-type="float" office:value="1.0029296875">
            <text:p>1.0029296875</text:p>
          </table:table-cell>
          <table:table-cell table:formula="of:=[.I2]/[.$C$31]" office:value-type="float" office:value="-1.9998779296875">
            <text:p>-1.9998779297</text:p>
          </table:table-cell>
          <table:table-cell table:formula="of:=[.J2]/[.$C$31]" office:value-type="float" office:value="0.9970703125">
            <text:p>0.9970703125</text:p>
          </table:table-cell>
          <table:table-cell table:formula="of:=[.K2]/[.$C$31]" office:value-type="float" office:value="0">
            <text:p>0</text:p>
          </table:table-cell>
          <table:table-cell table:formula="of:=[.L2]/[.$C$31]" office:value-type="float" office:value="0.00006103515625">
            <text:p>6.103515625E-005</text:p>
          </table:table-cell>
          <table:table-cell table:formula="of:=[.M2]/[.$C$31]" office:value-type="float" office:value="0">
            <text:p>0</text:p>
          </table:table-cell>
          <table:table-cell table:formula="of:=[.N2]/[.$C$31]" office:value-type="float" office:value="0">
            <text:p>0</text:p>
          </table:table-cell>
          <table:table-cell table:formula="of:=[.O2]/[.$C$31]" office:value-type="float" office:value="0">
            <text:p>0</text:p>
          </table:table-cell>
          <table:table-cell table:formula="of:=[.P2]/[.$C$31]" office:value-type="float" office:value="0">
            <text:p>0</text:p>
          </table:table-cell>
          <table:table-cell table:formula="of:=[.Q2]/[.$C$31]" office:value-type="float" office:value="-1.9940185546875">
            <text:p>-1.9940185547</text:p>
          </table:table-cell>
          <table:table-cell table:formula="of:=[.R2]/[.$C$31]" office:value-type="float" office:value="0.994140625">
            <text:p>0.994140625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formula="of:=[.B3]/[.$C$31]" office:value-type="float" office:value="28.7814331054687">
            <text:p>28.7814331055</text:p>
          </table:table-cell>
          <table:table-cell table:formula="of:=[.C3]/[.$C$33]" office:value-type="float" office:value="0.575157165527344">
            <text:p>0.5751571655</text:p>
          </table:table-cell>
          <table:table-cell table:formula="of:=[.D3]/[.$C$33]" office:value-type="float" office:value="0.00409698486328125">
            <text:p>0.0040969849</text:p>
          </table:table-cell>
          <table:table-cell table:formula="of:=[.E3]/[.$C$31]" office:value-type="float" office:value="0.99993896484375">
            <text:p>0.9999389648</text:p>
          </table:table-cell>
          <table:table-cell table:formula="of:=[.F3]/[.$C$31]" office:value-type="float" office:value="0.0040283203125">
            <text:p>0.0040283203</text:p>
          </table:table-cell>
          <table:table-cell table:formula="of:=[.G3]/[.$C$31]" office:value-type="float" office:value="0.00347900390625">
            <text:p>0.0034790039</text:p>
          </table:table-cell>
          <table:table-cell table:formula="of:=[.H3]/[.$C$31]" office:value-type="float" office:value="1.00347900390625">
            <text:p>1.0034790039</text:p>
          </table:table-cell>
          <table:table-cell table:formula="of:=[.I3]/[.$C$31]" office:value-type="float" office:value="-1.9998779296875">
            <text:p>-1.9998779297</text:p>
          </table:table-cell>
          <table:table-cell table:formula="of:=[.J3]/[.$C$31]" office:value-type="float" office:value="0.99652099609375">
            <text:p>0.9965209961</text:p>
          </table:table-cell>
          <table:table-cell table:formula="of:=[.K3]/[.$C$31]" office:value-type="float" office:value="0">
            <text:p>0</text:p>
          </table:table-cell>
          <table:table-cell table:formula="of:=[.L3]/[.$C$31]" office:value-type="float" office:value="0.00006103515625">
            <text:p>6.103515625E-005</text:p>
          </table:table-cell>
          <table:table-cell table:formula="of:=[.M3]/[.$C$31]" office:value-type="float" office:value="0">
            <text:p>0</text:p>
          </table:table-cell>
          <table:table-cell table:formula="of:=[.N3]/[.$C$31]" office:value-type="float" office:value="0">
            <text:p>0</text:p>
          </table:table-cell>
          <table:table-cell table:formula="of:=[.O3]/[.$C$31]" office:value-type="float" office:value="0">
            <text:p>0</text:p>
          </table:table-cell>
          <table:table-cell table:formula="of:=[.P3]/[.$C$31]" office:value-type="float" office:value="0">
            <text:p>0</text:p>
          </table:table-cell>
          <table:table-cell table:formula="of:=[.Q3]/[.$C$31]" office:value-type="float" office:value="-1.992919921875">
            <text:p>-1.9929199219</text:p>
          </table:table-cell>
          <table:table-cell table:formula="of:=[.R3]/[.$C$31]" office:value-type="float" office:value="0.9930419921875">
            <text:p>0.9930419922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formula="of:=[.B4]/[.$C$31]" office:value-type="float" office:value="33.172119140625">
            <text:p>33.1721191406</text:p>
          </table:table-cell>
          <table:table-cell table:formula="of:=[.C4]/[.$C$33]" office:value-type="float" office:value="0.575157165527344">
            <text:p>0.5751571655</text:p>
          </table:table-cell>
          <table:table-cell table:formula="of:=[.D4]/[.$C$33]" office:value-type="float" office:value="0.00472259521484375">
            <text:p>0.0047225952</text:p>
          </table:table-cell>
          <table:table-cell table:formula="of:=[.E4]/[.$C$31]" office:value-type="float" office:value="0.99993896484375">
            <text:p>0.9999389648</text:p>
          </table:table-cell>
          <table:table-cell table:formula="of:=[.F4]/[.$C$31]" office:value-type="float" office:value="0.00469970703125">
            <text:p>0.004699707</text:p>
          </table:table-cell>
          <table:table-cell table:formula="of:=[.G4]/[.$C$31]" office:value-type="float" office:value="0.0040283203125">
            <text:p>0.0040283203</text:p>
          </table:table-cell>
          <table:table-cell table:formula="of:=[.H4]/[.$C$31]" office:value-type="float" office:value="1.0040283203125">
            <text:p>1.0040283203</text:p>
          </table:table-cell>
          <table:table-cell table:formula="of:=[.I4]/[.$C$31]" office:value-type="float" office:value="-1.9998779296875">
            <text:p>-1.9998779297</text:p>
          </table:table-cell>
          <table:table-cell table:formula="of:=[.J4]/[.$C$31]" office:value-type="float" office:value="0.9959716796875">
            <text:p>0.9959716797</text:p>
          </table:table-cell>
          <table:table-cell table:formula="of:=[.K4]/[.$C$31]" office:value-type="float" office:value="0">
            <text:p>0</text:p>
          </table:table-cell>
          <table:table-cell table:formula="of:=[.L4]/[.$C$31]" office:value-type="float" office:value="0.00006103515625">
            <text:p>6.103515625E-005</text:p>
          </table:table-cell>
          <table:table-cell table:formula="of:=[.M4]/[.$C$31]" office:value-type="float" office:value="0">
            <text:p>0</text:p>
          </table:table-cell>
          <table:table-cell table:formula="of:=[.N4]/[.$C$31]" office:value-type="float" office:value="0">
            <text:p>0</text:p>
          </table:table-cell>
          <table:table-cell table:formula="of:=[.O4]/[.$C$31]" office:value-type="float" office:value="0">
            <text:p>0</text:p>
          </table:table-cell>
          <table:table-cell table:formula="of:=[.P4]/[.$C$31]" office:value-type="float" office:value="0">
            <text:p>0</text:p>
          </table:table-cell>
          <table:table-cell table:formula="of:=[.Q4]/[.$C$31]" office:value-type="float" office:value="-1.9918212890625">
            <text:p>-1.9918212891</text:p>
          </table:table-cell>
          <table:table-cell table:formula="of:=[.R4]/[.$C$31]" office:value-type="float" office:value="0.991943359375">
            <text:p>0.9919433594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formula="of:=[.B5]/[.$C$31]" office:value-type="float" office:value="37.5628662109375">
            <text:p>37.5628662109</text:p>
          </table:table-cell>
          <table:table-cell table:formula="of:=[.C5]/[.$C$33]" office:value-type="float" office:value="0.575157165527344">
            <text:p>0.5751571655</text:p>
          </table:table-cell>
          <table:table-cell table:formula="of:=[.D5]/[.$C$33]" office:value-type="float" office:value="0.00534820556640625">
            <text:p>0.0053482056</text:p>
          </table:table-cell>
          <table:table-cell table:formula="of:=[.E5]/[.$C$31]" office:value-type="float" office:value="0.99993896484375">
            <text:p>0.9999389648</text:p>
          </table:table-cell>
          <table:table-cell table:formula="of:=[.F5]/[.$C$31]" office:value-type="float" office:value="0.00531005859375">
            <text:p>0.0053100586</text:p>
          </table:table-cell>
          <table:table-cell table:formula="of:=[.G5]/[.$C$31]" office:value-type="float" office:value="0.00457763671875">
            <text:p>0.0045776367</text:p>
          </table:table-cell>
          <table:table-cell table:formula="of:=[.H5]/[.$C$31]" office:value-type="float" office:value="1.00457763671875">
            <text:p>1.0045776367</text:p>
          </table:table-cell>
          <table:table-cell table:formula="of:=[.I5]/[.$C$31]" office:value-type="float" office:value="-1.9998779296875">
            <text:p>-1.9998779297</text:p>
          </table:table-cell>
          <table:table-cell table:formula="of:=[.J5]/[.$C$31]" office:value-type="float" office:value="0.99542236328125">
            <text:p>0.9954223633</text:p>
          </table:table-cell>
          <table:table-cell table:formula="of:=[.K5]/[.$C$31]" office:value-type="float" office:value="0">
            <text:p>0</text:p>
          </table:table-cell>
          <table:table-cell table:formula="of:=[.L5]/[.$C$31]" office:value-type="float" office:value="0.00006103515625">
            <text:p>6.103515625E-005</text:p>
          </table:table-cell>
          <table:table-cell table:formula="of:=[.M5]/[.$C$31]" office:value-type="float" office:value="0">
            <text:p>0</text:p>
          </table:table-cell>
          <table:table-cell table:formula="of:=[.N5]/[.$C$31]" office:value-type="float" office:value="0">
            <text:p>0</text:p>
          </table:table-cell>
          <table:table-cell table:formula="of:=[.O5]/[.$C$31]" office:value-type="float" office:value="0">
            <text:p>0</text:p>
          </table:table-cell>
          <table:table-cell table:formula="of:=[.P5]/[.$C$31]" office:value-type="float" office:value="0">
            <text:p>0</text:p>
          </table:table-cell>
          <table:table-cell table:formula="of:=[.Q5]/[.$C$31]" office:value-type="float" office:value="-1.99072265625">
            <text:p>-1.9907226563</text:p>
          </table:table-cell>
          <table:table-cell table:formula="of:=[.R5]/[.$C$31]" office:value-type="float" office:value="0.9908447265625">
            <text:p>0.9908447266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formula="of:=[.B6]/[.$C$31]" office:value-type="float" office:value="41.9535522460938">
            <text:p>41.9535522461</text:p>
          </table:table-cell>
          <table:table-cell table:formula="of:=[.C6]/[.$C$33]" office:value-type="float" office:value="0.575157165527344">
            <text:p>0.5751571655</text:p>
          </table:table-cell>
          <table:table-cell table:formula="of:=[.D6]/[.$C$33]" office:value-type="float" office:value="0.00597381591796875">
            <text:p>0.0059738159</text:p>
          </table:table-cell>
          <table:table-cell table:formula="of:=[.E6]/[.$C$31]" office:value-type="float" office:value="0.99993896484375">
            <text:p>0.9999389648</text:p>
          </table:table-cell>
          <table:table-cell table:formula="of:=[.F6]/[.$C$31]" office:value-type="float" office:value="0.0059814453125">
            <text:p>0.0059814453</text:p>
          </table:table-cell>
          <table:table-cell table:formula="of:=[.G6]/[.$C$31]" office:value-type="float" office:value="0.00518798828125">
            <text:p>0.0051879883</text:p>
          </table:table-cell>
          <table:table-cell table:formula="of:=[.H6]/[.$C$31]" office:value-type="float" office:value="1.00518798828125">
            <text:p>1.0051879883</text:p>
          </table:table-cell>
          <table:table-cell table:formula="of:=[.I6]/[.$C$31]" office:value-type="float" office:value="-1.9998779296875">
            <text:p>-1.9998779297</text:p>
          </table:table-cell>
          <table:table-cell table:formula="of:=[.J6]/[.$C$31]" office:value-type="float" office:value="0.99481201171875">
            <text:p>0.9948120117</text:p>
          </table:table-cell>
          <table:table-cell table:formula="of:=[.K6]/[.$C$31]" office:value-type="float" office:value="0">
            <text:p>0</text:p>
          </table:table-cell>
          <table:table-cell table:formula="of:=[.L6]/[.$C$31]" office:value-type="float" office:value="0.00006103515625">
            <text:p>6.103515625E-005</text:p>
          </table:table-cell>
          <table:table-cell table:formula="of:=[.M6]/[.$C$31]" office:value-type="float" office:value="0">
            <text:p>0</text:p>
          </table:table-cell>
          <table:table-cell table:formula="of:=[.N6]/[.$C$31]" office:value-type="float" office:value="0">
            <text:p>0</text:p>
          </table:table-cell>
          <table:table-cell table:formula="of:=[.O6]/[.$C$31]" office:value-type="float" office:value="0">
            <text:p>0</text:p>
          </table:table-cell>
          <table:table-cell table:formula="of:=[.P6]/[.$C$31]" office:value-type="float" office:value="0">
            <text:p>0</text:p>
          </table:table-cell>
          <table:table-cell table:formula="of:=[.Q6]/[.$C$31]" office:value-type="float" office:value="-1.989501953125">
            <text:p>-1.9895019531</text:p>
          </table:table-cell>
          <table:table-cell table:formula="of:=[.R6]/[.$C$31]" office:value-type="float" office:value="0.9896240234375">
            <text:p>0.9896240234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formula="of:=[.B7]/[.$C$31]" office:value-type="float" office:value="46.3442993164063">
            <text:p>46.3442993164</text:p>
          </table:table-cell>
          <table:table-cell table:formula="of:=[.C7]/[.$C$33]" office:value-type="float" office:value="0.575157165527344">
            <text:p>0.5751571655</text:p>
          </table:table-cell>
          <table:table-cell table:formula="of:=[.D7]/[.$C$33]" office:value-type="float" office:value="0.00659942626953125">
            <text:p>0.0065994263</text:p>
          </table:table-cell>
          <table:table-cell table:formula="of:=[.E7]/[.$C$31]" office:value-type="float" office:value="0.99993896484375">
            <text:p>0.9999389648</text:p>
          </table:table-cell>
          <table:table-cell table:formula="of:=[.F7]/[.$C$31]" office:value-type="float" office:value="0.006591796875">
            <text:p>0.0065917969</text:p>
          </table:table-cell>
          <table:table-cell table:formula="of:=[.G7]/[.$C$31]" office:value-type="float" office:value="0.00567626953125">
            <text:p>0.0056762695</text:p>
          </table:table-cell>
          <table:table-cell table:formula="of:=[.H7]/[.$C$31]" office:value-type="float" office:value="1.00567626953125">
            <text:p>1.0056762695</text:p>
          </table:table-cell>
          <table:table-cell table:formula="of:=[.I7]/[.$C$31]" office:value-type="float" office:value="-1.9998779296875">
            <text:p>-1.9998779297</text:p>
          </table:table-cell>
          <table:table-cell table:formula="of:=[.J7]/[.$C$31]" office:value-type="float" office:value="0.99432373046875">
            <text:p>0.9943237305</text:p>
          </table:table-cell>
          <table:table-cell table:formula="of:=[.K7]/[.$C$31]" office:value-type="float" office:value="0">
            <text:p>0</text:p>
          </table:table-cell>
          <table:table-cell table:formula="of:=[.L7]/[.$C$31]" office:value-type="float" office:value="0.00006103515625">
            <text:p>6.103515625E-005</text:p>
          </table:table-cell>
          <table:table-cell table:formula="of:=[.M7]/[.$C$31]" office:value-type="float" office:value="0">
            <text:p>0</text:p>
          </table:table-cell>
          <table:table-cell table:formula="of:=[.N7]/[.$C$31]" office:value-type="float" office:value="0">
            <text:p>0</text:p>
          </table:table-cell>
          <table:table-cell table:formula="of:=[.O7]/[.$C$31]" office:value-type="float" office:value="0">
            <text:p>0</text:p>
          </table:table-cell>
          <table:table-cell table:formula="of:=[.P7]/[.$C$31]" office:value-type="float" office:value="0">
            <text:p>0</text:p>
          </table:table-cell>
          <table:table-cell table:formula="of:=[.Q7]/[.$C$31]" office:value-type="float" office:value="-1.98858642578125">
            <text:p>-1.9885864258</text:p>
          </table:table-cell>
          <table:table-cell table:formula="of:=[.R7]/[.$C$31]" office:value-type="float" office:value="0.98870849609375">
            <text:p>0.9887084961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formula="of:=[.B8]/[.$C$31]" office:value-type="float" office:value="50.7349853515625">
            <text:p>50.7349853516</text:p>
          </table:table-cell>
          <table:table-cell table:formula="of:=[.C8]/[.$C$33]" office:value-type="float" office:value="0.575157165527344">
            <text:p>0.5751571655</text:p>
          </table:table-cell>
          <table:table-cell table:formula="of:=[.D8]/[.$C$33]" office:value-type="float" office:value="0.00722503662109375">
            <text:p>0.0072250366</text:p>
          </table:table-cell>
          <table:table-cell table:formula="of:=[.E8]/[.$C$31]" office:value-type="float" office:value="0.99993896484375">
            <text:p>0.9999389648</text:p>
          </table:table-cell>
          <table:table-cell table:formula="of:=[.F8]/[.$C$31]" office:value-type="float" office:value="0.0072021484375">
            <text:p>0.0072021484</text:p>
          </table:table-cell>
          <table:table-cell table:formula="of:=[.G8]/[.$C$31]" office:value-type="float" office:value="0.0062255859375">
            <text:p>0.0062255859</text:p>
          </table:table-cell>
          <table:table-cell table:formula="of:=[.H8]/[.$C$31]" office:value-type="float" office:value="1.0062255859375">
            <text:p>1.0062255859</text:p>
          </table:table-cell>
          <table:table-cell table:formula="of:=[.I8]/[.$C$31]" office:value-type="float" office:value="-1.9998779296875">
            <text:p>-1.9998779297</text:p>
          </table:table-cell>
          <table:table-cell table:formula="of:=[.J8]/[.$C$31]" office:value-type="float" office:value="0.9937744140625">
            <text:p>0.9937744141</text:p>
          </table:table-cell>
          <table:table-cell table:formula="of:=[.K8]/[.$C$31]" office:value-type="float" office:value="0">
            <text:p>0</text:p>
          </table:table-cell>
          <table:table-cell table:formula="of:=[.L8]/[.$C$31]" office:value-type="float" office:value="0.00006103515625">
            <text:p>6.103515625E-005</text:p>
          </table:table-cell>
          <table:table-cell table:formula="of:=[.M8]/[.$C$31]" office:value-type="float" office:value="0">
            <text:p>0</text:p>
          </table:table-cell>
          <table:table-cell table:formula="of:=[.N8]/[.$C$31]" office:value-type="float" office:value="0">
            <text:p>0</text:p>
          </table:table-cell>
          <table:table-cell table:formula="of:=[.O8]/[.$C$31]" office:value-type="float" office:value="0">
            <text:p>0</text:p>
          </table:table-cell>
          <table:table-cell table:formula="of:=[.P8]/[.$C$31]" office:value-type="float" office:value="0">
            <text:p>0</text:p>
          </table:table-cell>
          <table:table-cell table:formula="of:=[.Q8]/[.$C$31]" office:value-type="float" office:value="-1.98748779296875">
            <text:p>-1.987487793</text:p>
          </table:table-cell>
          <table:table-cell table:formula="of:=[.R8]/[.$C$31]" office:value-type="float" office:value="0.98760986328125">
            <text:p>0.9876098633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formula="of:=[.B9]/[.$C$31]" office:value-type="float" office:value="55.125732421875">
            <text:p>55.1257324219</text:p>
          </table:table-cell>
          <table:table-cell table:formula="of:=[.C9]/[.$C$33]" office:value-type="float" office:value="0.575157165527344">
            <text:p>0.5751571655</text:p>
          </table:table-cell>
          <table:table-cell table:formula="of:=[.D9]/[.$C$33]" office:value-type="float" office:value="0.00785064697265625">
            <text:p>0.007850647</text:p>
          </table:table-cell>
          <table:table-cell table:formula="of:=[.E9]/[.$C$31]" office:value-type="float" office:value="0.99993896484375">
            <text:p>0.9999389648</text:p>
          </table:table-cell>
          <table:table-cell table:formula="of:=[.F9]/[.$C$31]" office:value-type="float" office:value="0.0078125">
            <text:p>0.0078125</text:p>
          </table:table-cell>
          <table:table-cell table:formula="of:=[.G9]/[.$C$31]" office:value-type="float" office:value="0.00677490234375">
            <text:p>0.0067749023</text:p>
          </table:table-cell>
          <table:table-cell table:formula="of:=[.H9]/[.$C$31]" office:value-type="float" office:value="1.00677490234375">
            <text:p>1.0067749023</text:p>
          </table:table-cell>
          <table:table-cell table:formula="of:=[.I9]/[.$C$31]" office:value-type="float" office:value="-1.9998779296875">
            <text:p>-1.9998779297</text:p>
          </table:table-cell>
          <table:table-cell table:formula="of:=[.J9]/[.$C$31]" office:value-type="float" office:value="0.99322509765625">
            <text:p>0.9932250977</text:p>
          </table:table-cell>
          <table:table-cell table:formula="of:=[.K9]/[.$C$31]" office:value-type="float" office:value="0">
            <text:p>0</text:p>
          </table:table-cell>
          <table:table-cell table:formula="of:=[.L9]/[.$C$31]" office:value-type="float" office:value="0.00006103515625">
            <text:p>6.103515625E-005</text:p>
          </table:table-cell>
          <table:table-cell table:formula="of:=[.M9]/[.$C$31]" office:value-type="float" office:value="0">
            <text:p>0</text:p>
          </table:table-cell>
          <table:table-cell table:formula="of:=[.N9]/[.$C$31]" office:value-type="float" office:value="0">
            <text:p>0</text:p>
          </table:table-cell>
          <table:table-cell table:formula="of:=[.O9]/[.$C$31]" office:value-type="float" office:value="0">
            <text:p>0</text:p>
          </table:table-cell>
          <table:table-cell table:formula="of:=[.P9]/[.$C$31]" office:value-type="float" office:value="0">
            <text:p>0</text:p>
          </table:table-cell>
          <table:table-cell table:formula="of:=[.Q9]/[.$C$31]" office:value-type="float" office:value="-1.98638916015625">
            <text:p>-1.9863891602</text:p>
          </table:table-cell>
          <table:table-cell table:formula="of:=[.R9]/[.$C$31]" office:value-type="float" office:value="0.98651123046875">
            <text:p>0.9865112305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formula="of:=[.B10]/[.$C$31]" office:value-type="float" office:value="59.5164794921875">
            <text:p>59.5164794922</text:p>
          </table:table-cell>
          <table:table-cell table:formula="of:=[.C10]/[.$C$33]" office:value-type="float" office:value="0.575157165527344">
            <text:p>0.5751571655</text:p>
          </table:table-cell>
          <table:table-cell table:formula="of:=[.D10]/[.$C$33]" office:value-type="float" office:value="0.00847625732421875">
            <text:p>0.0084762573</text:p>
          </table:table-cell>
          <table:table-cell table:formula="of:=[.E10]/[.$C$31]" office:value-type="float" office:value="0.99993896484375">
            <text:p>0.9999389648</text:p>
          </table:table-cell>
          <table:table-cell table:formula="of:=[.F10]/[.$C$31]" office:value-type="float" office:value="0.0084228515625">
            <text:p>0.0084228516</text:p>
          </table:table-cell>
          <table:table-cell table:formula="of:=[.G10]/[.$C$31]" office:value-type="float" office:value="0.00726318359375">
            <text:p>0.0072631836</text:p>
          </table:table-cell>
          <table:table-cell table:formula="of:=[.H10]/[.$C$31]" office:value-type="float" office:value="1.00726318359375">
            <text:p>1.0072631836</text:p>
          </table:table-cell>
          <table:table-cell table:formula="of:=[.I10]/[.$C$31]" office:value-type="float" office:value="-1.9998779296875">
            <text:p>-1.9998779297</text:p>
          </table:table-cell>
          <table:table-cell table:formula="of:=[.J10]/[.$C$31]" office:value-type="float" office:value="0.99273681640625">
            <text:p>0.9927368164</text:p>
          </table:table-cell>
          <table:table-cell table:formula="of:=[.K10]/[.$C$31]" office:value-type="float" office:value="0">
            <text:p>0</text:p>
          </table:table-cell>
          <table:table-cell table:formula="of:=[.L10]/[.$C$31]" office:value-type="float" office:value="0.00006103515625">
            <text:p>6.103515625E-005</text:p>
          </table:table-cell>
          <table:table-cell table:formula="of:=[.M10]/[.$C$31]" office:value-type="float" office:value="0">
            <text:p>0</text:p>
          </table:table-cell>
          <table:table-cell table:formula="of:=[.N10]/[.$C$31]" office:value-type="float" office:value="0">
            <text:p>0</text:p>
          </table:table-cell>
          <table:table-cell table:formula="of:=[.O10]/[.$C$31]" office:value-type="float" office:value="0">
            <text:p>0</text:p>
          </table:table-cell>
          <table:table-cell table:formula="of:=[.P10]/[.$C$31]" office:value-type="float" office:value="0">
            <text:p>0</text:p>
          </table:table-cell>
          <table:table-cell table:formula="of:=[.Q10]/[.$C$31]" office:value-type="float" office:value="-1.98541259765625">
            <text:p>-1.9854125977</text:p>
          </table:table-cell>
          <table:table-cell table:formula="of:=[.R10]/[.$C$31]" office:value-type="float" office:value="0.98553466796875">
            <text:p>0.985534668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formula="of:=[.B11]/[.$C$31]" office:value-type="float" office:value="63.9071655273438">
            <text:p>63.9071655273</text:p>
          </table:table-cell>
          <table:table-cell table:formula="of:=[.C11]/[.$C$33]" office:value-type="float" office:value="0.575157165527344">
            <text:p>0.5751571655</text:p>
          </table:table-cell>
          <table:table-cell table:formula="of:=[.D11]/[.$C$33]" office:value-type="float" office:value="0.00910186767578125">
            <text:p>0.0091018677</text:p>
          </table:table-cell>
          <table:table-cell table:formula="of:=[.E11]/[.$C$31]" office:value-type="float" office:value="0.99993896484375">
            <text:p>0.9999389648</text:p>
          </table:table-cell>
          <table:table-cell table:formula="of:=[.F11]/[.$C$31]" office:value-type="float" office:value="0.00909423828125">
            <text:p>0.0090942383</text:p>
          </table:table-cell>
          <table:table-cell table:formula="of:=[.G11]/[.$C$31]" office:value-type="float" office:value="0.00787353515625">
            <text:p>0.0078735352</text:p>
          </table:table-cell>
          <table:table-cell table:formula="of:=[.H11]/[.$C$31]" office:value-type="float" office:value="1.00787353515625">
            <text:p>1.0078735352</text:p>
          </table:table-cell>
          <table:table-cell table:formula="of:=[.I11]/[.$C$31]" office:value-type="float" office:value="-1.9998779296875">
            <text:p>-1.9998779297</text:p>
          </table:table-cell>
          <table:table-cell table:formula="of:=[.J11]/[.$C$31]" office:value-type="float" office:value="0.99212646484375">
            <text:p>0.9921264648</text:p>
          </table:table-cell>
          <table:table-cell table:formula="of:=[.K11]/[.$C$31]" office:value-type="float" office:value="0">
            <text:p>0</text:p>
          </table:table-cell>
          <table:table-cell table:formula="of:=[.L11]/[.$C$31]" office:value-type="float" office:value="0.00006103515625">
            <text:p>6.103515625E-005</text:p>
          </table:table-cell>
          <table:table-cell table:formula="of:=[.M11]/[.$C$31]" office:value-type="float" office:value="0">
            <text:p>0</text:p>
          </table:table-cell>
          <table:table-cell table:formula="of:=[.N11]/[.$C$31]" office:value-type="float" office:value="0">
            <text:p>0</text:p>
          </table:table-cell>
          <table:table-cell table:formula="of:=[.O11]/[.$C$31]" office:value-type="float" office:value="0">
            <text:p>0</text:p>
          </table:table-cell>
          <table:table-cell table:formula="of:=[.P11]/[.$C$31]" office:value-type="float" office:value="0">
            <text:p>0</text:p>
          </table:table-cell>
          <table:table-cell table:formula="of:=[.Q11]/[.$C$31]" office:value-type="float" office:value="-1.9842529296875">
            <text:p>-1.9842529297</text:p>
          </table:table-cell>
          <table:table-cell table:formula="of:=[.R11]/[.$C$31]" office:value-type="float" office:value="0.984375">
            <text:p>0.984375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formula="of:=[.B12]/[.$C$31]" office:value-type="float" office:value="68.2979125976563">
            <text:p>68.2979125977</text:p>
          </table:table-cell>
          <table:table-cell table:formula="of:=[.C12]/[.$C$33]" office:value-type="float" office:value="0.575157165527344">
            <text:p>0.5751571655</text:p>
          </table:table-cell>
          <table:table-cell table:formula="of:=[.D12]/[.$C$33]" office:value-type="float" office:value="0.00972747802734375">
            <text:p>0.009727478</text:p>
          </table:table-cell>
          <table:table-cell table:formula="of:=[.E12]/[.$C$31]" office:value-type="float" office:value="0.99993896484375">
            <text:p>0.9999389648</text:p>
          </table:table-cell>
          <table:table-cell table:formula="of:=[.F12]/[.$C$31]" office:value-type="float" office:value="0.00970458984375">
            <text:p>0.0097045898</text:p>
          </table:table-cell>
          <table:table-cell table:formula="of:=[.G12]/[.$C$31]" office:value-type="float" office:value="0.0084228515625">
            <text:p>0.0084228516</text:p>
          </table:table-cell>
          <table:table-cell table:formula="of:=[.H12]/[.$C$31]" office:value-type="float" office:value="1.0084228515625">
            <text:p>1.0084228516</text:p>
          </table:table-cell>
          <table:table-cell table:formula="of:=[.I12]/[.$C$31]" office:value-type="float" office:value="-1.9998779296875">
            <text:p>-1.9998779297</text:p>
          </table:table-cell>
          <table:table-cell table:formula="of:=[.J12]/[.$C$31]" office:value-type="float" office:value="0.9915771484375">
            <text:p>0.9915771484</text:p>
          </table:table-cell>
          <table:table-cell table:formula="of:=[.K12]/[.$C$31]" office:value-type="float" office:value="0">
            <text:p>0</text:p>
          </table:table-cell>
          <table:table-cell table:formula="of:=[.L12]/[.$C$31]" office:value-type="float" office:value="0.00006103515625">
            <text:p>6.103515625E-005</text:p>
          </table:table-cell>
          <table:table-cell table:formula="of:=[.M12]/[.$C$31]" office:value-type="float" office:value="0">
            <text:p>0</text:p>
          </table:table-cell>
          <table:table-cell table:formula="of:=[.N12]/[.$C$31]" office:value-type="float" office:value="0">
            <text:p>0</text:p>
          </table:table-cell>
          <table:table-cell table:formula="of:=[.O12]/[.$C$31]" office:value-type="float" office:value="0">
            <text:p>0</text:p>
          </table:table-cell>
          <table:table-cell table:formula="of:=[.P12]/[.$C$31]" office:value-type="float" office:value="0">
            <text:p>0</text:p>
          </table:table-cell>
          <table:table-cell table:formula="of:=[.Q12]/[.$C$31]" office:value-type="float" office:value="-1.983154296875">
            <text:p>-1.9831542969</text:p>
          </table:table-cell>
          <table:table-cell table:formula="of:=[.R12]/[.$C$31]" office:value-type="float" office:value="0.9832763671875">
            <text:p>0.9832763672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formula="of:=[.B13]/[.$C$31]" office:value-type="float" office:value="72.6885986328125">
            <text:p>72.6885986328</text:p>
          </table:table-cell>
          <table:table-cell table:formula="of:=[.C13]/[.$C$33]" office:value-type="float" office:value="0.575157165527344">
            <text:p>0.5751571655</text:p>
          </table:table-cell>
          <table:table-cell table:formula="of:=[.D13]/[.$C$33]" office:value-type="float" office:value="0.0103530883789063">
            <text:p>0.0103530884</text:p>
          </table:table-cell>
          <table:table-cell table:formula="of:=[.E13]/[.$C$31]" office:value-type="float" office:value="0.9998779296875">
            <text:p>0.9998779297</text:p>
          </table:table-cell>
          <table:table-cell table:formula="of:=[.F13]/[.$C$31]" office:value-type="float" office:value="0.01031494140625">
            <text:p>0.0103149414</text:p>
          </table:table-cell>
          <table:table-cell table:formula="of:=[.G13]/[.$C$31]" office:value-type="float" office:value="0.0089111328125">
            <text:p>0.0089111328</text:p>
          </table:table-cell>
          <table:table-cell table:formula="of:=[.H13]/[.$C$31]" office:value-type="float" office:value="1.0089111328125">
            <text:p>1.0089111328</text:p>
          </table:table-cell>
          <table:table-cell table:formula="of:=[.I13]/[.$C$31]" office:value-type="float" office:value="-1.999755859375">
            <text:p>-1.9997558594</text:p>
          </table:table-cell>
          <table:table-cell table:formula="of:=[.J13]/[.$C$31]" office:value-type="float" office:value="0.9910888671875">
            <text:p>0.9910888672</text:p>
          </table:table-cell>
          <table:table-cell table:formula="of:=[.K13]/[.$C$31]" office:value-type="float" office:value="0.00006103515625">
            <text:p>6.103515625E-005</text:p>
          </table:table-cell>
          <table:table-cell table:formula="of:=[.L13]/[.$C$31]" office:value-type="float" office:value="0.0001220703125">
            <text:p>0.0001220703</text:p>
          </table:table-cell>
          <table:table-cell table:formula="of:=[.M13]/[.$C$31]" office:value-type="float" office:value="0.00006103515625">
            <text:p>6.103515625E-005</text:p>
          </table:table-cell>
          <table:table-cell table:formula="of:=[.N13]/[.$C$31]" office:value-type="float" office:value="0">
            <text:p>0</text:p>
          </table:table-cell>
          <table:table-cell table:formula="of:=[.O13]/[.$C$31]" office:value-type="float" office:value="0.00006103515625">
            <text:p>6.103515625E-005</text:p>
          </table:table-cell>
          <table:table-cell table:formula="of:=[.P13]/[.$C$31]" office:value-type="float" office:value="0">
            <text:p>0</text:p>
          </table:table-cell>
          <table:table-cell table:formula="of:=[.Q13]/[.$C$31]" office:value-type="float" office:value="-1.9820556640625">
            <text:p>-1.9820556641</text:p>
          </table:table-cell>
          <table:table-cell table:formula="of:=[.R13]/[.$C$31]" office:value-type="float" office:value="0.9822998046875">
            <text:p>0.9822998047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formula="of:=[.B14]/[.$C$31]" office:value-type="float" office:value="77.079345703125">
            <text:p>77.0793457031</text:p>
          </table:table-cell>
          <table:table-cell table:formula="of:=[.C14]/[.$C$33]" office:value-type="float" office:value="0.575157165527344">
            <text:p>0.5751571655</text:p>
          </table:table-cell>
          <table:table-cell table:formula="of:=[.D14]/[.$C$33]" office:value-type="float" office:value="0.0109786987304688">
            <text:p>0.0109786987</text:p>
          </table:table-cell>
          <table:table-cell table:formula="of:=[.E14]/[.$C$31]" office:value-type="float" office:value="0.9998779296875">
            <text:p>0.9998779297</text:p>
          </table:table-cell>
          <table:table-cell table:formula="of:=[.F14]/[.$C$31]" office:value-type="float" office:value="0.01092529296875">
            <text:p>0.010925293</text:p>
          </table:table-cell>
          <table:table-cell table:formula="of:=[.G14]/[.$C$31]" office:value-type="float" office:value="0.00946044921875">
            <text:p>0.0094604492</text:p>
          </table:table-cell>
          <table:table-cell table:formula="of:=[.H14]/[.$C$31]" office:value-type="float" office:value="1.00946044921875">
            <text:p>1.0094604492</text:p>
          </table:table-cell>
          <table:table-cell table:formula="of:=[.I14]/[.$C$31]" office:value-type="float" office:value="-1.999755859375">
            <text:p>-1.9997558594</text:p>
          </table:table-cell>
          <table:table-cell table:formula="of:=[.J14]/[.$C$31]" office:value-type="float" office:value="0.99053955078125">
            <text:p>0.9905395508</text:p>
          </table:table-cell>
          <table:table-cell table:formula="of:=[.K14]/[.$C$31]" office:value-type="float" office:value="0.00006103515625">
            <text:p>6.103515625E-005</text:p>
          </table:table-cell>
          <table:table-cell table:formula="of:=[.L14]/[.$C$31]" office:value-type="float" office:value="0.0001220703125">
            <text:p>0.0001220703</text:p>
          </table:table-cell>
          <table:table-cell table:formula="of:=[.M14]/[.$C$31]" office:value-type="float" office:value="0.00006103515625">
            <text:p>6.103515625E-005</text:p>
          </table:table-cell>
          <table:table-cell table:formula="of:=[.N14]/[.$C$31]" office:value-type="float" office:value="0">
            <text:p>0</text:p>
          </table:table-cell>
          <table:table-cell table:formula="of:=[.O14]/[.$C$31]" office:value-type="float" office:value="0.00006103515625">
            <text:p>6.103515625E-005</text:p>
          </table:table-cell>
          <table:table-cell table:formula="of:=[.P14]/[.$C$31]" office:value-type="float" office:value="0">
            <text:p>0</text:p>
          </table:table-cell>
          <table:table-cell table:formula="of:=[.Q14]/[.$C$31]" office:value-type="float" office:value="-1.98095703125">
            <text:p>-1.9809570313</text:p>
          </table:table-cell>
          <table:table-cell table:formula="of:=[.R14]/[.$C$31]" office:value-type="float" office:value="0.981201171875">
            <text:p>0.9812011719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formula="of:=[.B15]/[.$C$31]" office:value-type="float" office:value="81.4700317382813">
            <text:p>81.4700317383</text:p>
          </table:table-cell>
          <table:table-cell table:formula="of:=[.C15]/[.$C$33]" office:value-type="float" office:value="0.575157165527344">
            <text:p>0.5751571655</text:p>
          </table:table-cell>
          <table:table-cell table:formula="of:=[.D15]/[.$C$33]" office:value-type="float" office:value="0.0116043090820313">
            <text:p>0.0116043091</text:p>
          </table:table-cell>
          <table:table-cell table:formula="of:=[.E15]/[.$C$31]" office:value-type="float" office:value="0.9998779296875">
            <text:p>0.9998779297</text:p>
          </table:table-cell>
          <table:table-cell table:formula="of:=[.F15]/[.$C$31]" office:value-type="float" office:value="0.0115966796875">
            <text:p>0.0115966797</text:p>
          </table:table-cell>
          <table:table-cell table:formula="of:=[.G15]/[.$C$31]" office:value-type="float" office:value="0.01007080078125">
            <text:p>0.0100708008</text:p>
          </table:table-cell>
          <table:table-cell table:formula="of:=[.H15]/[.$C$31]" office:value-type="float" office:value="1.01007080078125">
            <text:p>1.0100708008</text:p>
          </table:table-cell>
          <table:table-cell table:formula="of:=[.I15]/[.$C$31]" office:value-type="float" office:value="-1.999755859375">
            <text:p>-1.9997558594</text:p>
          </table:table-cell>
          <table:table-cell table:formula="of:=[.J15]/[.$C$31]" office:value-type="float" office:value="0.98992919921875">
            <text:p>0.9899291992</text:p>
          </table:table-cell>
          <table:table-cell table:formula="of:=[.K15]/[.$C$31]" office:value-type="float" office:value="0.00006103515625">
            <text:p>6.103515625E-005</text:p>
          </table:table-cell>
          <table:table-cell table:formula="of:=[.L15]/[.$C$31]" office:value-type="float" office:value="0.0001220703125">
            <text:p>0.0001220703</text:p>
          </table:table-cell>
          <table:table-cell table:formula="of:=[.M15]/[.$C$31]" office:value-type="float" office:value="0.00006103515625">
            <text:p>6.103515625E-005</text:p>
          </table:table-cell>
          <table:table-cell table:formula="of:=[.N15]/[.$C$31]" office:value-type="float" office:value="0">
            <text:p>0</text:p>
          </table:table-cell>
          <table:table-cell table:formula="of:=[.O15]/[.$C$31]" office:value-type="float" office:value="0.00006103515625">
            <text:p>6.103515625E-005</text:p>
          </table:table-cell>
          <table:table-cell table:formula="of:=[.P15]/[.$C$31]" office:value-type="float" office:value="0">
            <text:p>0</text:p>
          </table:table-cell>
          <table:table-cell table:formula="of:=[.Q15]/[.$C$31]" office:value-type="float" office:value="-1.97979736328125">
            <text:p>-1.9797973633</text:p>
          </table:table-cell>
          <table:table-cell table:formula="of:=[.R15]/[.$C$31]" office:value-type="float" office:value="0.98004150390625">
            <text:p>0.9800415039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formula="of:=[.B16]/[.$C$31]" office:value-type="float" office:value="85.8607788085937">
            <text:p>85.8607788086</text:p>
          </table:table-cell>
          <table:table-cell table:formula="of:=[.C16]/[.$C$33]" office:value-type="float" office:value="0.575157165527344">
            <text:p>0.5751571655</text:p>
          </table:table-cell>
          <table:table-cell table:formula="of:=[.D16]/[.$C$33]" office:value-type="float" office:value="0.0122299194335938">
            <text:p>0.0122299194</text:p>
          </table:table-cell>
          <table:table-cell table:formula="of:=[.E16]/[.$C$31]" office:value-type="float" office:value="0.9998779296875">
            <text:p>0.9998779297</text:p>
          </table:table-cell>
          <table:table-cell table:formula="of:=[.F16]/[.$C$31]" office:value-type="float" office:value="0.01220703125">
            <text:p>0.0122070313</text:p>
          </table:table-cell>
          <table:table-cell table:formula="of:=[.G16]/[.$C$31]" office:value-type="float" office:value="0.01055908203125">
            <text:p>0.010559082</text:p>
          </table:table-cell>
          <table:table-cell table:formula="of:=[.H16]/[.$C$31]" office:value-type="float" office:value="1.01055908203125">
            <text:p>1.010559082</text:p>
          </table:table-cell>
          <table:table-cell table:formula="of:=[.I16]/[.$C$31]" office:value-type="float" office:value="-1.999755859375">
            <text:p>-1.9997558594</text:p>
          </table:table-cell>
          <table:table-cell table:formula="of:=[.J16]/[.$C$31]" office:value-type="float" office:value="0.98944091796875">
            <text:p>0.989440918</text:p>
          </table:table-cell>
          <table:table-cell table:formula="of:=[.K16]/[.$C$31]" office:value-type="float" office:value="0.00006103515625">
            <text:p>6.103515625E-005</text:p>
          </table:table-cell>
          <table:table-cell table:formula="of:=[.L16]/[.$C$31]" office:value-type="float" office:value="0.0001220703125">
            <text:p>0.0001220703</text:p>
          </table:table-cell>
          <table:table-cell table:formula="of:=[.M16]/[.$C$31]" office:value-type="float" office:value="0.00006103515625">
            <text:p>6.103515625E-005</text:p>
          </table:table-cell>
          <table:table-cell table:formula="of:=[.N16]/[.$C$31]" office:value-type="float" office:value="0">
            <text:p>0</text:p>
          </table:table-cell>
          <table:table-cell table:formula="of:=[.O16]/[.$C$31]" office:value-type="float" office:value="0.00006103515625">
            <text:p>6.103515625E-005</text:p>
          </table:table-cell>
          <table:table-cell table:formula="of:=[.P16]/[.$C$31]" office:value-type="float" office:value="0">
            <text:p>0</text:p>
          </table:table-cell>
          <table:table-cell table:formula="of:=[.Q16]/[.$C$31]" office:value-type="float" office:value="-1.97882080078125">
            <text:p>-1.9788208008</text:p>
          </table:table-cell>
          <table:table-cell table:formula="of:=[.R16]/[.$C$31]" office:value-type="float" office:value="0.97906494140625">
            <text:p>0.9790649414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formula="of:=[.B17]/[.$C$31]" office:value-type="float" office:value="90.2515258789063">
            <text:p>90.2515258789</text:p>
          </table:table-cell>
          <table:table-cell table:formula="of:=[.C17]/[.$C$33]" office:value-type="float" office:value="0.575157165527344">
            <text:p>0.5751571655</text:p>
          </table:table-cell>
          <table:table-cell table:formula="of:=[.D17]/[.$C$33]" office:value-type="float" office:value="0.0128555297851563">
            <text:p>0.0128555298</text:p>
          </table:table-cell>
          <table:table-cell table:formula="of:=[.E17]/[.$C$31]" office:value-type="float" office:value="0.9998779296875">
            <text:p>0.9998779297</text:p>
          </table:table-cell>
          <table:table-cell table:formula="of:=[.F17]/[.$C$31]" office:value-type="float" office:value="0.0128173828125">
            <text:p>0.0128173828</text:p>
          </table:table-cell>
          <table:table-cell table:formula="of:=[.G17]/[.$C$31]" office:value-type="float" office:value="0.0111083984375">
            <text:p>0.0111083984</text:p>
          </table:table-cell>
          <table:table-cell table:formula="of:=[.H17]/[.$C$31]" office:value-type="float" office:value="1.0111083984375">
            <text:p>1.0111083984</text:p>
          </table:table-cell>
          <table:table-cell table:formula="of:=[.I17]/[.$C$31]" office:value-type="float" office:value="-1.999755859375">
            <text:p>-1.9997558594</text:p>
          </table:table-cell>
          <table:table-cell table:formula="of:=[.J17]/[.$C$31]" office:value-type="float" office:value="0.9888916015625">
            <text:p>0.9888916016</text:p>
          </table:table-cell>
          <table:table-cell table:formula="of:=[.K17]/[.$C$31]" office:value-type="float" office:value="0.00006103515625">
            <text:p>6.103515625E-005</text:p>
          </table:table-cell>
          <table:table-cell table:formula="of:=[.L17]/[.$C$31]" office:value-type="float" office:value="0.0001220703125">
            <text:p>0.0001220703</text:p>
          </table:table-cell>
          <table:table-cell table:formula="of:=[.M17]/[.$C$31]" office:value-type="float" office:value="0.00006103515625">
            <text:p>6.103515625E-005</text:p>
          </table:table-cell>
          <table:table-cell table:formula="of:=[.N17]/[.$C$31]" office:value-type="float" office:value="0">
            <text:p>0</text:p>
          </table:table-cell>
          <table:table-cell table:formula="of:=[.O17]/[.$C$31]" office:value-type="float" office:value="0.00006103515625">
            <text:p>6.103515625E-005</text:p>
          </table:table-cell>
          <table:table-cell table:formula="of:=[.P17]/[.$C$31]" office:value-type="float" office:value="0">
            <text:p>0</text:p>
          </table:table-cell>
          <table:table-cell table:formula="of:=[.Q17]/[.$C$31]" office:value-type="float" office:value="-1.977783203125">
            <text:p>-1.9777832031</text:p>
          </table:table-cell>
          <table:table-cell table:formula="of:=[.R17]/[.$C$31]" office:value-type="float" office:value="0.97796630859375">
            <text:p>0.9779663086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formula="of:=[.B18]/[.$C$31]" office:value-type="float" office:value="94.6422119140625">
            <text:p>94.6422119141</text:p>
          </table:table-cell>
          <table:table-cell table:formula="of:=[.C18]/[.$C$33]" office:value-type="float" office:value="0.575157165527344">
            <text:p>0.5751571655</text:p>
          </table:table-cell>
          <table:table-cell table:formula="of:=[.D18]/[.$C$33]" office:value-type="float" office:value="0.0134811401367188">
            <text:p>0.0134811401</text:p>
          </table:table-cell>
          <table:table-cell table:formula="of:=[.E18]/[.$C$31]" office:value-type="float" office:value="0.9998779296875">
            <text:p>0.9998779297</text:p>
          </table:table-cell>
          <table:table-cell table:formula="of:=[.F18]/[.$C$31]" office:value-type="float" office:value="0.013427734375">
            <text:p>0.0134277344</text:p>
          </table:table-cell>
          <table:table-cell table:formula="of:=[.G18]/[.$C$31]" office:value-type="float" office:value="0.01165771484375">
            <text:p>0.0116577148</text:p>
          </table:table-cell>
          <table:table-cell table:formula="of:=[.H18]/[.$C$31]" office:value-type="float" office:value="1.01165771484375">
            <text:p>1.0116577148</text:p>
          </table:table-cell>
          <table:table-cell table:formula="of:=[.I18]/[.$C$31]" office:value-type="float" office:value="-1.999755859375">
            <text:p>-1.9997558594</text:p>
          </table:table-cell>
          <table:table-cell table:formula="of:=[.J18]/[.$C$31]" office:value-type="float" office:value="0.98834228515625">
            <text:p>0.9883422852</text:p>
          </table:table-cell>
          <table:table-cell table:formula="of:=[.K18]/[.$C$31]" office:value-type="float" office:value="0.00006103515625">
            <text:p>6.103515625E-005</text:p>
          </table:table-cell>
          <table:table-cell table:formula="of:=[.L18]/[.$C$31]" office:value-type="float" office:value="0.0001220703125">
            <text:p>0.0001220703</text:p>
          </table:table-cell>
          <table:table-cell table:formula="of:=[.M18]/[.$C$31]" office:value-type="float" office:value="0.00006103515625">
            <text:p>6.103515625E-005</text:p>
          </table:table-cell>
          <table:table-cell table:formula="of:=[.N18]/[.$C$31]" office:value-type="float" office:value="0">
            <text:p>0</text:p>
          </table:table-cell>
          <table:table-cell table:formula="of:=[.O18]/[.$C$31]" office:value-type="float" office:value="0.00006103515625">
            <text:p>6.103515625E-005</text:p>
          </table:table-cell>
          <table:table-cell table:formula="of:=[.P18]/[.$C$31]" office:value-type="float" office:value="0">
            <text:p>0</text:p>
          </table:table-cell>
          <table:table-cell table:formula="of:=[.Q18]/[.$C$31]" office:value-type="float" office:value="-1.9766845703125">
            <text:p>-1.9766845703</text:p>
          </table:table-cell>
          <table:table-cell table:formula="of:=[.R18]/[.$C$31]" office:value-type="float" office:value="0.9769287109375">
            <text:p>0.9769287109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formula="of:=[.B19]/[.$C$31]" office:value-type="float" office:value="99.032958984375">
            <text:p>99.0329589844</text:p>
          </table:table-cell>
          <table:table-cell table:formula="of:=[.C19]/[.$C$33]" office:value-type="float" office:value="0.575157165527344">
            <text:p>0.5751571655</text:p>
          </table:table-cell>
          <table:table-cell table:formula="of:=[.D19]/[.$C$33]" office:value-type="float" office:value="0.0141067504882813">
            <text:p>0.0141067505</text:p>
          </table:table-cell>
          <table:table-cell table:formula="of:=[.E19]/[.$C$31]" office:value-type="float" office:value="0.9998779296875">
            <text:p>0.9998779297</text:p>
          </table:table-cell>
          <table:table-cell table:formula="of:=[.F19]/[.$C$31]" office:value-type="float" office:value="0.0140380859375">
            <text:p>0.0140380859</text:p>
          </table:table-cell>
          <table:table-cell table:formula="of:=[.G19]/[.$C$31]" office:value-type="float" office:value="0.01214599609375">
            <text:p>0.0121459961</text:p>
          </table:table-cell>
          <table:table-cell table:formula="of:=[.H19]/[.$C$31]" office:value-type="float" office:value="1.01214599609375">
            <text:p>1.0121459961</text:p>
          </table:table-cell>
          <table:table-cell table:formula="of:=[.I19]/[.$C$31]" office:value-type="float" office:value="-1.999755859375">
            <text:p>-1.9997558594</text:p>
          </table:table-cell>
          <table:table-cell table:formula="of:=[.J19]/[.$C$31]" office:value-type="float" office:value="0.98785400390625">
            <text:p>0.9878540039</text:p>
          </table:table-cell>
          <table:table-cell table:formula="of:=[.K19]/[.$C$31]" office:value-type="float" office:value="0.00006103515625">
            <text:p>6.103515625E-005</text:p>
          </table:table-cell>
          <table:table-cell table:formula="of:=[.L19]/[.$C$31]" office:value-type="float" office:value="0.0001220703125">
            <text:p>0.0001220703</text:p>
          </table:table-cell>
          <table:table-cell table:formula="of:=[.M19]/[.$C$31]" office:value-type="float" office:value="0.00006103515625">
            <text:p>6.103515625E-005</text:p>
          </table:table-cell>
          <table:table-cell table:formula="of:=[.N19]/[.$C$31]" office:value-type="float" office:value="0">
            <text:p>0</text:p>
          </table:table-cell>
          <table:table-cell table:formula="of:=[.O19]/[.$C$31]" office:value-type="float" office:value="0.00006103515625">
            <text:p>6.103515625E-005</text:p>
          </table:table-cell>
          <table:table-cell table:formula="of:=[.P19]/[.$C$31]" office:value-type="float" office:value="0">
            <text:p>0</text:p>
          </table:table-cell>
          <table:table-cell table:formula="of:=[.Q19]/[.$C$31]" office:value-type="float" office:value="-1.9757080078125">
            <text:p>-1.9757080078</text:p>
          </table:table-cell>
          <table:table-cell table:formula="of:=[.R19]/[.$C$31]" office:value-type="float" office:value="0.9759521484375">
            <text:p>0.9759521484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formula="of:=[.B20]/[.$C$31]" office:value-type="float" office:value="103.423645019531">
            <text:p>103.4236450195</text:p>
          </table:table-cell>
          <table:table-cell table:formula="of:=[.C20]/[.$C$33]" office:value-type="float" office:value="0.575157165527344">
            <text:p>0.5751571655</text:p>
          </table:table-cell>
          <table:table-cell table:formula="of:=[.D20]/[.$C$33]" office:value-type="float" office:value="0.0147323608398438">
            <text:p>0.0147323608</text:p>
          </table:table-cell>
          <table:table-cell table:formula="of:=[.E20]/[.$C$31]" office:value-type="float" office:value="0.9998779296875">
            <text:p>0.9998779297</text:p>
          </table:table-cell>
          <table:table-cell table:formula="of:=[.F20]/[.$C$31]" office:value-type="float" office:value="0.01470947265625">
            <text:p>0.0147094727</text:p>
          </table:table-cell>
          <table:table-cell table:formula="of:=[.G20]/[.$C$31]" office:value-type="float" office:value="0.01275634765625">
            <text:p>0.0127563477</text:p>
          </table:table-cell>
          <table:table-cell table:formula="of:=[.H20]/[.$C$31]" office:value-type="float" office:value="1.01275634765625">
            <text:p>1.0127563477</text:p>
          </table:table-cell>
          <table:table-cell table:formula="of:=[.I20]/[.$C$31]" office:value-type="float" office:value="-1.999755859375">
            <text:p>-1.9997558594</text:p>
          </table:table-cell>
          <table:table-cell table:formula="of:=[.J20]/[.$C$31]" office:value-type="float" office:value="0.98724365234375">
            <text:p>0.9872436523</text:p>
          </table:table-cell>
          <table:table-cell table:formula="of:=[.K20]/[.$C$31]" office:value-type="float" office:value="0.00006103515625">
            <text:p>6.103515625E-005</text:p>
          </table:table-cell>
          <table:table-cell table:formula="of:=[.L20]/[.$C$31]" office:value-type="float" office:value="0.0001220703125">
            <text:p>0.0001220703</text:p>
          </table:table-cell>
          <table:table-cell table:formula="of:=[.M20]/[.$C$31]" office:value-type="float" office:value="0.00006103515625">
            <text:p>6.103515625E-005</text:p>
          </table:table-cell>
          <table:table-cell table:formula="of:=[.N20]/[.$C$31]" office:value-type="float" office:value="0">
            <text:p>0</text:p>
          </table:table-cell>
          <table:table-cell table:formula="of:=[.O20]/[.$C$31]" office:value-type="float" office:value="0.00006103515625">
            <text:p>6.103515625E-005</text:p>
          </table:table-cell>
          <table:table-cell table:formula="of:=[.P20]/[.$C$31]" office:value-type="float" office:value="0">
            <text:p>0</text:p>
          </table:table-cell>
          <table:table-cell table:formula="of:=[.Q20]/[.$C$31]" office:value-type="float" office:value="-1.97454833984375">
            <text:p>-1.9745483398</text:p>
          </table:table-cell>
          <table:table-cell table:formula="of:=[.R20]/[.$C$31]" office:value-type="float" office:value="0.97479248046875">
            <text:p>0.9747924805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formula="of:=[.B21]/[.$C$31]" office:value-type="float" office:value="107.814392089844">
            <text:p>107.8143920898</text:p>
          </table:table-cell>
          <table:table-cell table:formula="of:=[.C21]/[.$C$33]" office:value-type="float" office:value="0.575157165527344">
            <text:p>0.5751571655</text:p>
          </table:table-cell>
          <table:table-cell table:formula="of:=[.D21]/[.$C$33]" office:value-type="float" office:value="0.0153579711914063">
            <text:p>0.0153579712</text:p>
          </table:table-cell>
          <table:table-cell table:formula="of:=[.E21]/[.$C$31]" office:value-type="float" office:value="0.99981689453125">
            <text:p>0.9998168945</text:p>
          </table:table-cell>
          <table:table-cell table:formula="of:=[.F21]/[.$C$31]" office:value-type="float" office:value="0.01531982421875">
            <text:p>0.0153198242</text:p>
          </table:table-cell>
          <table:table-cell table:formula="of:=[.G21]/[.$C$31]" office:value-type="float" office:value="0.0133056640625">
            <text:p>0.0133056641</text:p>
          </table:table-cell>
          <table:table-cell table:formula="of:=[.H21]/[.$C$31]" office:value-type="float" office:value="1.0133056640625">
            <text:p>1.0133056641</text:p>
          </table:table-cell>
          <table:table-cell table:formula="of:=[.I21]/[.$C$31]" office:value-type="float" office:value="-1.9996337890625">
            <text:p>-1.9996337891</text:p>
          </table:table-cell>
          <table:table-cell table:formula="of:=[.J21]/[.$C$31]" office:value-type="float" office:value="0.9866943359375">
            <text:p>0.9866943359</text:p>
          </table:table-cell>
          <table:table-cell table:formula="of:=[.K21]/[.$C$31]" office:value-type="float" office:value="0.00006103515625">
            <text:p>6.103515625E-005</text:p>
          </table:table-cell>
          <table:table-cell table:formula="of:=[.L21]/[.$C$31]" office:value-type="float" office:value="0.00018310546875">
            <text:p>0.0001831055</text:p>
          </table:table-cell>
          <table:table-cell table:formula="of:=[.M21]/[.$C$31]" office:value-type="float" office:value="0.00006103515625">
            <text:p>6.103515625E-005</text:p>
          </table:table-cell>
          <table:table-cell table:formula="of:=[.N21]/[.$C$31]" office:value-type="float" office:value="0">
            <text:p>0</text:p>
          </table:table-cell>
          <table:table-cell table:formula="of:=[.O21]/[.$C$31]" office:value-type="float" office:value="0.0001220703125">
            <text:p>0.0001220703</text:p>
          </table:table-cell>
          <table:table-cell table:formula="of:=[.P21]/[.$C$31]" office:value-type="float" office:value="0">
            <text:p>0</text:p>
          </table:table-cell>
          <table:table-cell table:formula="of:=[.Q21]/[.$C$31]" office:value-type="float" office:value="-1.97332763671875">
            <text:p>-1.9733276367</text:p>
          </table:table-cell>
          <table:table-cell table:formula="of:=[.R21]/[.$C$31]" office:value-type="float" office:value="0.97369384765625">
            <text:p>0.9736938477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formula="of:=[.B22]/[.$C$31]" office:value-type="float" office:value="112.205078125">
            <text:p>112.205078125</text:p>
          </table:table-cell>
          <table:table-cell table:formula="of:=[.C22]/[.$C$33]" office:value-type="float" office:value="0.575157165527344">
            <text:p>0.5751571655</text:p>
          </table:table-cell>
          <table:table-cell table:formula="of:=[.D22]/[.$C$33]" office:value-type="float" office:value="0.0159835815429688">
            <text:p>0.0159835815</text:p>
          </table:table-cell>
          <table:table-cell table:formula="of:=[.E22]/[.$C$31]" office:value-type="float" office:value="0.99981689453125">
            <text:p>0.9998168945</text:p>
          </table:table-cell>
          <table:table-cell table:formula="of:=[.F22]/[.$C$31]" office:value-type="float" office:value="0.01593017578125">
            <text:p>0.0159301758</text:p>
          </table:table-cell>
          <table:table-cell table:formula="of:=[.G22]/[.$C$31]" office:value-type="float" office:value="0.0137939453125">
            <text:p>0.0137939453</text:p>
          </table:table-cell>
          <table:table-cell table:formula="of:=[.H22]/[.$C$31]" office:value-type="float" office:value="1.0137939453125">
            <text:p>1.0137939453</text:p>
          </table:table-cell>
          <table:table-cell table:formula="of:=[.I22]/[.$C$31]" office:value-type="float" office:value="-1.9996337890625">
            <text:p>-1.9996337891</text:p>
          </table:table-cell>
          <table:table-cell table:formula="of:=[.J22]/[.$C$31]" office:value-type="float" office:value="0.9862060546875">
            <text:p>0.9862060547</text:p>
          </table:table-cell>
          <table:table-cell table:formula="of:=[.K22]/[.$C$31]" office:value-type="float" office:value="0.00006103515625">
            <text:p>6.103515625E-005</text:p>
          </table:table-cell>
          <table:table-cell table:formula="of:=[.L22]/[.$C$31]" office:value-type="float" office:value="0.00018310546875">
            <text:p>0.0001831055</text:p>
          </table:table-cell>
          <table:table-cell table:formula="of:=[.M22]/[.$C$31]" office:value-type="float" office:value="0.00006103515625">
            <text:p>6.103515625E-005</text:p>
          </table:table-cell>
          <table:table-cell table:formula="of:=[.N22]/[.$C$31]" office:value-type="float" office:value="0">
            <text:p>0</text:p>
          </table:table-cell>
          <table:table-cell table:formula="of:=[.O22]/[.$C$31]" office:value-type="float" office:value="0.0001220703125">
            <text:p>0.0001220703</text:p>
          </table:table-cell>
          <table:table-cell table:formula="of:=[.P22]/[.$C$31]" office:value-type="float" office:value="0">
            <text:p>0</text:p>
          </table:table-cell>
          <table:table-cell table:formula="of:=[.Q22]/[.$C$31]" office:value-type="float" office:value="-1.972412109375">
            <text:p>-1.9724121094</text:p>
          </table:table-cell>
          <table:table-cell table:formula="of:=[.R22]/[.$C$31]" office:value-type="float" office:value="0.9727783203125">
            <text:p>0.9727783203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formula="of:=[.B23]/[.$C$31]" office:value-type="float" office:value="116.595825195313">
            <text:p>116.5958251953</text:p>
          </table:table-cell>
          <table:table-cell table:formula="of:=[.C23]/[.$C$33]" office:value-type="float" office:value="0.575157165527344">
            <text:p>0.5751571655</text:p>
          </table:table-cell>
          <table:table-cell table:formula="of:=[.D23]/[.$C$33]" office:value-type="float" office:value="0.0166091918945313">
            <text:p>0.0166091919</text:p>
          </table:table-cell>
          <table:table-cell table:formula="of:=[.E23]/[.$C$31]" office:value-type="float" office:value="0.99981689453125">
            <text:p>0.9998168945</text:p>
          </table:table-cell>
          <table:table-cell table:formula="of:=[.F23]/[.$C$31]" office:value-type="float" office:value="0.0166015625">
            <text:p>0.0166015625</text:p>
          </table:table-cell>
          <table:table-cell table:formula="of:=[.G23]/[.$C$31]" office:value-type="float" office:value="0.014404296875">
            <text:p>0.0144042969</text:p>
          </table:table-cell>
          <table:table-cell table:formula="of:=[.H23]/[.$C$31]" office:value-type="float" office:value="1.014404296875">
            <text:p>1.0144042969</text:p>
          </table:table-cell>
          <table:table-cell table:formula="of:=[.I23]/[.$C$31]" office:value-type="float" office:value="-1.9996337890625">
            <text:p>-1.9996337891</text:p>
          </table:table-cell>
          <table:table-cell table:formula="of:=[.J23]/[.$C$31]" office:value-type="float" office:value="0.985595703125">
            <text:p>0.9855957031</text:p>
          </table:table-cell>
          <table:table-cell table:formula="of:=[.K23]/[.$C$31]" office:value-type="float" office:value="0.00006103515625">
            <text:p>6.103515625E-005</text:p>
          </table:table-cell>
          <table:table-cell table:formula="of:=[.L23]/[.$C$31]" office:value-type="float" office:value="0.00018310546875">
            <text:p>0.0001831055</text:p>
          </table:table-cell>
          <table:table-cell table:formula="of:=[.M23]/[.$C$31]" office:value-type="float" office:value="0.00006103515625">
            <text:p>6.103515625E-005</text:p>
          </table:table-cell>
          <table:table-cell table:formula="of:=[.N23]/[.$C$31]" office:value-type="float" office:value="0">
            <text:p>0</text:p>
          </table:table-cell>
          <table:table-cell table:formula="of:=[.O23]/[.$C$31]" office:value-type="float" office:value="0.0001220703125">
            <text:p>0.0001220703</text:p>
          </table:table-cell>
          <table:table-cell table:formula="of:=[.P23]/[.$C$31]" office:value-type="float" office:value="0">
            <text:p>0</text:p>
          </table:table-cell>
          <table:table-cell table:formula="of:=[.Q23]/[.$C$31]" office:value-type="float" office:value="-1.97119140625">
            <text:p>-1.9711914063</text:p>
          </table:table-cell>
          <table:table-cell table:formula="of:=[.R23]/[.$C$31]" office:value-type="float" office:value="0.9715576171875">
            <text:p>0.9715576172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formula="of:=[.B24]/[.$C$31]" office:value-type="float" office:value="120.986511230469">
            <text:p>120.9865112305</text:p>
          </table:table-cell>
          <table:table-cell table:formula="of:=[.C24]/[.$C$33]" office:value-type="float" office:value="0.575157165527344">
            <text:p>0.5751571655</text:p>
          </table:table-cell>
          <table:table-cell table:formula="of:=[.D24]/[.$C$33]" office:value-type="float" office:value="0.0172348022460938">
            <text:p>0.0172348022</text:p>
          </table:table-cell>
          <table:table-cell table:formula="of:=[.E24]/[.$C$31]" office:value-type="float" office:value="0.99981689453125">
            <text:p>0.9998168945</text:p>
          </table:table-cell>
          <table:table-cell table:formula="of:=[.F24]/[.$C$31]" office:value-type="float" office:value="0.0172119140625">
            <text:p>0.0172119141</text:p>
          </table:table-cell>
          <table:table-cell table:formula="of:=[.G24]/[.$C$31]" office:value-type="float" office:value="0.01495361328125">
            <text:p>0.0149536133</text:p>
          </table:table-cell>
          <table:table-cell table:formula="of:=[.H24]/[.$C$31]" office:value-type="float" office:value="1.01495361328125">
            <text:p>1.0149536133</text:p>
          </table:table-cell>
          <table:table-cell table:formula="of:=[.I24]/[.$C$31]" office:value-type="float" office:value="-1.9996337890625">
            <text:p>-1.9996337891</text:p>
          </table:table-cell>
          <table:table-cell table:formula="of:=[.J24]/[.$C$31]" office:value-type="float" office:value="0.98504638671875">
            <text:p>0.9850463867</text:p>
          </table:table-cell>
          <table:table-cell table:formula="of:=[.K24]/[.$C$31]" office:value-type="float" office:value="0.00006103515625">
            <text:p>6.103515625E-005</text:p>
          </table:table-cell>
          <table:table-cell table:formula="of:=[.L24]/[.$C$31]" office:value-type="float" office:value="0.00018310546875">
            <text:p>0.0001831055</text:p>
          </table:table-cell>
          <table:table-cell table:formula="of:=[.M24]/[.$C$31]" office:value-type="float" office:value="0.00006103515625">
            <text:p>6.103515625E-005</text:p>
          </table:table-cell>
          <table:table-cell table:formula="of:=[.N24]/[.$C$31]" office:value-type="float" office:value="0">
            <text:p>0</text:p>
          </table:table-cell>
          <table:table-cell table:formula="of:=[.O24]/[.$C$31]" office:value-type="float" office:value="0.0001220703125">
            <text:p>0.0001220703</text:p>
          </table:table-cell>
          <table:table-cell table:formula="of:=[.P24]/[.$C$31]" office:value-type="float" office:value="0">
            <text:p>0</text:p>
          </table:table-cell>
          <table:table-cell table:formula="of:=[.Q24]/[.$C$31]" office:value-type="float" office:value="-1.97015380859375">
            <text:p>-1.9701538086</text:p>
          </table:table-cell>
          <table:table-cell table:formula="of:=[.R24]/[.$C$31]" office:value-type="float" office:value="0.97052001953125">
            <text:p>0.9705200195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formula="of:=[.B25]/[.$C$31]" office:value-type="float" office:value="125.377258300781">
            <text:p>125.3772583008</text:p>
          </table:table-cell>
          <table:table-cell table:formula="of:=[.C25]/[.$C$33]" office:value-type="float" office:value="0.575157165527344">
            <text:p>0.5751571655</text:p>
          </table:table-cell>
          <table:table-cell table:formula="of:=[.D25]/[.$C$33]" office:value-type="float" office:value="0.0178604125976563">
            <text:p>0.0178604126</text:p>
          </table:table-cell>
          <table:table-cell table:formula="of:=[.E25]/[.$C$31]" office:value-type="float" office:value="0.99981689453125">
            <text:p>0.9998168945</text:p>
          </table:table-cell>
          <table:table-cell table:formula="of:=[.F25]/[.$C$31]" office:value-type="float" office:value="0.017822265625">
            <text:p>0.0178222656</text:p>
          </table:table-cell>
          <table:table-cell table:formula="of:=[.G25]/[.$C$31]" office:value-type="float" office:value="0.01544189453125">
            <text:p>0.0154418945</text:p>
          </table:table-cell>
          <table:table-cell table:formula="of:=[.H25]/[.$C$31]" office:value-type="float" office:value="1.01544189453125">
            <text:p>1.0154418945</text:p>
          </table:table-cell>
          <table:table-cell table:formula="of:=[.I25]/[.$C$31]" office:value-type="float" office:value="-1.9996337890625">
            <text:p>-1.9996337891</text:p>
          </table:table-cell>
          <table:table-cell table:formula="of:=[.J25]/[.$C$31]" office:value-type="float" office:value="0.98455810546875">
            <text:p>0.9845581055</text:p>
          </table:table-cell>
          <table:table-cell table:formula="of:=[.K25]/[.$C$31]" office:value-type="float" office:value="0.00006103515625">
            <text:p>6.103515625E-005</text:p>
          </table:table-cell>
          <table:table-cell table:formula="of:=[.L25]/[.$C$31]" office:value-type="float" office:value="0.00018310546875">
            <text:p>0.0001831055</text:p>
          </table:table-cell>
          <table:table-cell table:formula="of:=[.M25]/[.$C$31]" office:value-type="float" office:value="0.00006103515625">
            <text:p>6.103515625E-005</text:p>
          </table:table-cell>
          <table:table-cell table:formula="of:=[.N25]/[.$C$31]" office:value-type="float" office:value="0">
            <text:p>0</text:p>
          </table:table-cell>
          <table:table-cell table:formula="of:=[.O25]/[.$C$31]" office:value-type="float" office:value="0.0001220703125">
            <text:p>0.0001220703</text:p>
          </table:table-cell>
          <table:table-cell table:formula="of:=[.P25]/[.$C$31]" office:value-type="float" office:value="0">
            <text:p>0</text:p>
          </table:table-cell>
          <table:table-cell table:formula="of:=[.Q25]/[.$C$31]" office:value-type="float" office:value="-1.96917724609375">
            <text:p>-1.9691772461</text:p>
          </table:table-cell>
          <table:table-cell table:formula="of:=[.R25]/[.$C$31]" office:value-type="float" office:value="0.96954345703125">
            <text:p>0.969543457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table:formula="of:=[.B26]/[.$C$31]" office:value-type="float" office:value="129.768005371094">
            <text:p>129.7680053711</text:p>
          </table:table-cell>
          <table:table-cell table:formula="of:=[.C26]/[.$C$33]" office:value-type="float" office:value="0.575157165527344">
            <text:p>0.5751571655</text:p>
          </table:table-cell>
          <table:table-cell table:formula="of:=[.D26]/[.$C$33]" office:value-type="float" office:value="0.0184860229492188">
            <text:p>0.0184860229</text:p>
          </table:table-cell>
          <table:table-cell table:formula="of:=[.E26]/[.$C$31]" office:value-type="float" office:value="0.999755859375">
            <text:p>0.9997558594</text:p>
          </table:table-cell>
          <table:table-cell table:formula="of:=[.F26]/[.$C$31]" office:value-type="float" office:value="0.0184326171875">
            <text:p>0.0184326172</text:p>
          </table:table-cell>
          <table:table-cell table:formula="of:=[.G26]/[.$C$31]" office:value-type="float" office:value="0.0159912109375">
            <text:p>0.0159912109</text:p>
          </table:table-cell>
          <table:table-cell table:formula="of:=[.H26]/[.$C$31]" office:value-type="float" office:value="1.0159912109375">
            <text:p>1.0159912109</text:p>
          </table:table-cell>
          <table:table-cell table:formula="of:=[.I26]/[.$C$31]" office:value-type="float" office:value="-1.99951171875">
            <text:p>-1.9995117188</text:p>
          </table:table-cell>
          <table:table-cell table:formula="of:=[.J26]/[.$C$31]" office:value-type="float" office:value="0.9840087890625">
            <text:p>0.9840087891</text:p>
          </table:table-cell>
          <table:table-cell table:formula="of:=[.K26]/[.$C$31]" office:value-type="float" office:value="0.0001220703125">
            <text:p>0.0001220703</text:p>
          </table:table-cell>
          <table:table-cell table:formula="of:=[.L26]/[.$C$31]" office:value-type="float" office:value="0.000244140625">
            <text:p>0.0002441406</text:p>
          </table:table-cell>
          <table:table-cell table:formula="of:=[.M26]/[.$C$31]" office:value-type="float" office:value="0.0001220703125">
            <text:p>0.0001220703</text:p>
          </table:table-cell>
          <table:table-cell table:formula="of:=[.N26]/[.$C$31]" office:value-type="float" office:value="0.00006103515625">
            <text:p>6.103515625E-005</text:p>
          </table:table-cell>
          <table:table-cell table:formula="of:=[.O26]/[.$C$31]" office:value-type="float" office:value="0.00018310546875">
            <text:p>0.0001831055</text:p>
          </table:table-cell>
          <table:table-cell table:formula="of:=[.P26]/[.$C$31]" office:value-type="float" office:value="0.00006103515625">
            <text:p>6.103515625E-005</text:p>
          </table:table-cell>
          <table:table-cell table:formula="of:=[.Q26]/[.$C$31]" office:value-type="float" office:value="-1.968017578125">
            <text:p>-1.9680175781</text:p>
          </table:table-cell>
          <table:table-cell table:formula="of:=[.R26]/[.$C$31]" office:value-type="float" office:value="0.968505859375">
            <text:p>0.9685058594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table:formula="of:=[.B27]/[.$C$31]" office:value-type="float" office:value="0">
            <text:p>0</text:p>
          </table:table-cell>
          <table:table-cell table:formula="of:=[.C27]/[.$C$33]" office:value-type="float" office:value="0">
            <text:p>0</text:p>
          </table:table-cell>
          <table:table-cell table:formula="of:=[.D27]/[.$C$33]" office:value-type="float" office:value="0">
            <text:p>0</text:p>
          </table:table-cell>
          <table:table-cell table:formula="of:=[.E27]/[.$C$31]" office:value-type="float" office:value="0">
            <text:p>0</text:p>
          </table:table-cell>
          <table:table-cell table:formula="of:=[.F27]/[.$C$31]" office:value-type="float" office:value="0">
            <text:p>0</text:p>
          </table:table-cell>
          <table:table-cell table:formula="of:=[.G27]/[.$C$31]" office:value-type="float" office:value="0">
            <text:p>0</text:p>
          </table:table-cell>
          <table:table-cell table:formula="of:=[.H27]/[.$C$31]" office:value-type="float" office:value="0">
            <text:p>0</text:p>
          </table:table-cell>
          <table:table-cell table:formula="of:=[.I27]/[.$C$31]" office:value-type="float" office:value="0">
            <text:p>0</text:p>
          </table:table-cell>
          <table:table-cell table:formula="of:=[.J27]/[.$C$31]" office:value-type="float" office:value="0">
            <text:p>0</text:p>
          </table:table-cell>
          <table:table-cell table:formula="of:=[.K27]/[.$C$31]" office:value-type="float" office:value="0">
            <text:p>0</text:p>
          </table:table-cell>
          <table:table-cell table:formula="of:=[.L27]/[.$C$31]" office:value-type="float" office:value="0">
            <text:p>0</text:p>
          </table:table-cell>
          <table:table-cell table:formula="of:=[.M27]/[.$C$31]" office:value-type="float" office:value="0">
            <text:p>0</text:p>
          </table:table-cell>
          <table:table-cell table:formula="of:=[.N27]/[.$C$31]" office:value-type="float" office:value="0">
            <text:p>0</text:p>
          </table:table-cell>
          <table:table-cell table:formula="of:=[.O27]/[.$C$31]" office:value-type="float" office:value="0">
            <text:p>0</text:p>
          </table:table-cell>
          <table:table-cell table:formula="of:=[.P27]/[.$C$31]" office:value-type="float" office:value="0">
            <text:p>0</text:p>
          </table:table-cell>
          <table:table-cell table:formula="of:=[.Q27]/[.$C$31]" office:value-type="float" office:value="0">
            <text:p>0</text:p>
          </table:table-cell>
          <table:table-cell table:formula="of:=[.R27]/[.$C$31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formula="of:=[.B28]/[.$C$31]" office:value-type="float" office:value="18000">
            <text:p>18000</text:p>
          </table:table-cell>
          <table:table-cell table:formula="of:=[.C28]/[.$C$33]" office:value-type="float" office:value="0.575157165527344">
            <text:p>0.5751571655</text:p>
          </table:table-cell>
          <table:table-cell table:formula="of:=[.D28]/[.$C$33]" office:value-type="float" office:value="2.56455993652344">
            <text:p>2.5645599365</text:p>
          </table:table-cell>
          <table:table-cell table:formula="of:=[.E28]/[.$C$31]" office:value-type="float" office:value="-0.838134765625">
            <text:p>-0.8381347656</text:p>
          </table:table-cell>
          <table:table-cell table:formula="of:=[.F28]/[.$C$31]" office:value-type="float" office:value="0.54547119140625">
            <text:p>0.5454711914</text:p>
          </table:table-cell>
          <table:table-cell table:formula="of:=[.G28]/[.$C$31]" office:value-type="float" office:value="0.47418212890625">
            <text:p>0.4741821289</text:p>
          </table:table-cell>
          <table:table-cell table:formula="of:=[.H28]/[.$C$31]" office:value-type="float" office:value="1.47418212890625">
            <text:p>1.4741821289</text:p>
          </table:table-cell>
          <table:table-cell table:formula="of:=[.I28]/[.$C$31]" office:value-type="float" office:value="1.67626953125">
            <text:p>1.6762695313</text:p>
          </table:table-cell>
          <table:table-cell table:formula="of:=[.J28]/[.$C$31]" office:value-type="float" office:value="0.52581787109375">
            <text:p>0.5258178711</text:p>
          </table:table-cell>
          <table:table-cell table:formula="of:=[.K28]/[.$C$31]" office:value-type="float" office:value="0.9190673828125">
            <text:p>0.9190673828</text:p>
          </table:table-cell>
          <table:table-cell table:formula="of:=[.L28]/[.$C$31]" office:value-type="float" office:value="1.838134765625">
            <text:p>1.8381347656</text:p>
          </table:table-cell>
          <table:table-cell table:formula="of:=[.M28]/[.$C$31]" office:value-type="float" office:value="0.9190673828125">
            <text:p>0.9190673828</text:p>
          </table:table-cell>
          <table:table-cell table:formula="of:=[.N28]/[.$C$31]" office:value-type="float" office:value="0.6234130859375">
            <text:p>0.6234130859</text:p>
          </table:table-cell>
          <table:table-cell table:formula="of:=[.O28]/[.$C$31]" office:value-type="float" office:value="1.246826171875">
            <text:p>1.2468261719</text:p>
          </table:table-cell>
          <table:table-cell table:formula="of:=[.P28]/[.$C$31]" office:value-type="float" office:value="0.6234130859375">
            <text:p>0.6234130859</text:p>
          </table:table-cell>
          <table:table-cell table:formula="of:=[.Q28]/[.$C$31]" office:value-type="float" office:value="1.13702392578125">
            <text:p>1.1370239258</text:p>
          </table:table-cell>
          <table:table-cell table:formula="of:=[.R28]/[.$C$31]" office:value-type="float" office:value="0.35662841796875">
            <text:p>0.356628418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table:formula="of:=[.B29]/[.$C$31]" office:value-type="float" office:value="18000">
            <text:p>18000</text:p>
          </table:table-cell>
          <table:table-cell table:formula="of:=[.C29]/[.$C$33]" office:value-type="float" office:value="1">
            <text:p>1</text:p>
          </table:table-cell>
          <table:table-cell table:formula="of:=[.D29]/[.$C$33]" office:value-type="float" office:value="2.56455993652344">
            <text:p>2.5645599365</text:p>
          </table:table-cell>
          <table:table-cell table:formula="of:=[.E29]/[.$C$31]" office:value-type="float" office:value="-0.838134765625">
            <text:p>-0.8381347656</text:p>
          </table:table-cell>
          <table:table-cell table:formula="of:=[.F29]/[.$C$31]" office:value-type="float" office:value="0.54547119140625">
            <text:p>0.5454711914</text:p>
          </table:table-cell>
          <table:table-cell table:formula="of:=[.G29]/[.$C$31]" office:value-type="float" office:value="0.272705078125">
            <text:p>0.2727050781</text:p>
          </table:table-cell>
          <table:table-cell table:formula="of:=[.H29]/[.$C$31]" office:value-type="float" office:value="1.272705078125">
            <text:p>1.2727050781</text:p>
          </table:table-cell>
          <table:table-cell table:formula="of:=[.I29]/[.$C$31]" office:value-type="float" office:value="1.67626953125">
            <text:p>1.6762695313</text:p>
          </table:table-cell>
          <table:table-cell table:formula="of:=[.J29]/[.$C$31]" office:value-type="float" office:value="0.727294921875">
            <text:p>0.7272949219</text:p>
          </table:table-cell>
          <table:table-cell table:formula="of:=[.K29]/[.$C$31]" office:value-type="float" office:value="0.9190673828125">
            <text:p>0.9190673828</text:p>
          </table:table-cell>
          <table:table-cell table:formula="of:=[.L29]/[.$C$31]" office:value-type="float" office:value="1.838134765625">
            <text:p>1.8381347656</text:p>
          </table:table-cell>
          <table:table-cell table:formula="of:=[.M29]/[.$C$31]" office:value-type="float" office:value="0.9190673828125">
            <text:p>0.9190673828</text:p>
          </table:table-cell>
          <table:table-cell table:formula="of:=[.N29]/[.$C$31]" office:value-type="float" office:value="0.72210693359375">
            <text:p>0.7221069336</text:p>
          </table:table-cell>
          <table:table-cell table:formula="of:=[.O29]/[.$C$31]" office:value-type="float" office:value="1.4442138671875">
            <text:p>1.4442138672</text:p>
          </table:table-cell>
          <table:table-cell table:formula="of:=[.P29]/[.$C$31]" office:value-type="float" office:value="0.72210693359375">
            <text:p>0.7221069336</text:p>
          </table:table-cell>
          <table:table-cell table:formula="of:=[.Q29]/[.$C$31]" office:value-type="float" office:value="1.31707763671875">
            <text:p>1.3170776367</text:p>
          </table:table-cell>
          <table:table-cell table:formula="of:=[.R29]/[.$C$31]" office:value-type="float" office:value="0.5714111328125">
            <text:p>0.5714111328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399617">
            <text:p>399617</text:p>
          </table:table-cell>
          <table:table-cell office:value-type="float" office:value="59193">
            <text:p>59193</text:p>
          </table:table-cell>
          <table:table-cell office:value-type="float" office:value="910">
            <text:p>910</text:p>
          </table:table-cell>
          <table:table-cell office:value-type="float" office:value="262139">
            <text:p>262139</text:p>
          </table:table-cell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office:value-type="float" office:value="264156">
            <text:p>264156</text:p>
          </table:table-cell>
          <table:table-cell office:value-type="float" office:value="-524278">
            <text:p>-524278</text:p>
          </table:table-cell>
          <table:table-cell office:value-type="float" office:value="260132">
            <text:p>2601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18">
            <text:p>-32518</text:p>
          </table:table-cell>
          <table:table-cell office:value-type="float" office:value="16134">
            <text:p>16134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float" office:value="471555">
            <text:p>471555</text:p>
          </table:table-cell>
          <table:table-cell office:value-type="float" office:value="59193">
            <text:p>59193</text:p>
          </table:table-cell>
          <table:table-cell office:value-type="float" office:value="1074">
            <text:p>1074</text:p>
          </table:table-cell>
          <table:table-cell office:value-type="float" office:value="262138">
            <text:p>262138</text:p>
          </table:table-cell>
          <table:table-cell office:value-type="float" office:value="1070">
            <text:p>1070</text:p>
          </table:table-cell>
          <table:table-cell office:value-type="float" office:value="2369">
            <text:p>2369</text:p>
          </table:table-cell>
          <table:table-cell office:value-type="float" office:value="264513">
            <text:p>264513</text:p>
          </table:table-cell>
          <table:table-cell office:value-type="float" office:value="-524276">
            <text:p>-524276</text:p>
          </table:table-cell>
          <table:table-cell office:value-type="float" office:value="259775">
            <text:p>2597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474">
            <text:p>-32474</text:p>
          </table:table-cell>
          <table:table-cell office:value-type="float" office:value="16090">
            <text:p>1609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float" office:value="543492">
            <text:p>543492</text:p>
          </table:table-cell>
          <table:table-cell office:value-type="float" office:value="59193">
            <text:p>59193</text:p>
          </table:table-cell>
          <table:table-cell office:value-type="float" office:value="1238">
            <text:p>1238</text:p>
          </table:table-cell>
          <table:table-cell office:value-type="float" office:value="262138">
            <text:p>262138</text:p>
          </table:table-cell>
          <table:table-cell office:value-type="float" office:value="1237">
            <text:p>1237</text:p>
          </table:table-cell>
          <table:table-cell office:value-type="float" office:value="2739">
            <text:p>2739</text:p>
          </table:table-cell>
          <table:table-cell office:value-type="float" office:value="264883">
            <text:p>264883</text:p>
          </table:table-cell>
          <table:table-cell office:value-type="float" office:value="-524276">
            <text:p>-524276</text:p>
          </table:table-cell>
          <table:table-cell office:value-type="float" office:value="259405">
            <text:p>2594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429">
            <text:p>-32429</text:p>
          </table:table-cell>
          <table:table-cell office:value-type="float" office:value="16045">
            <text:p>16045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float" office:value="615430">
            <text:p>615430</text:p>
          </table:table-cell>
          <table:table-cell office:value-type="float" office:value="59193">
            <text:p>59193</text:p>
          </table:table-cell>
          <table:table-cell office:value-type="float" office:value="1402">
            <text:p>1402</text:p>
          </table:table-cell>
          <table:table-cell office:value-type="float" office:value="262137">
            <text:p>262137</text:p>
          </table:table-cell>
          <table:table-cell office:value-type="float" office:value="1405">
            <text:p>1405</text:p>
          </table:table-cell>
          <table:table-cell office:value-type="float" office:value="3111">
            <text:p>3111</text:p>
          </table:table-cell>
          <table:table-cell office:value-type="float" office:value="265255">
            <text:p>265255</text:p>
          </table:table-cell>
          <table:table-cell office:value-type="float" office:value="-524274">
            <text:p>-524274</text:p>
          </table:table-cell>
          <table:table-cell office:value-type="float" office:value="259033">
            <text:p>25903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383">
            <text:p>-32383</text:p>
          </table:table-cell>
          <table:table-cell office:value-type="float" office:value="15999">
            <text:p>15999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float" office:value="687367">
            <text:p>687367</text:p>
          </table:table-cell>
          <table:table-cell office:value-type="float" office:value="59193">
            <text:p>59193</text:p>
          </table:table-cell>
          <table:table-cell office:value-type="float" office:value="1566">
            <text:p>1566</text:p>
          </table:table-cell>
          <table:table-cell office:value-type="float" office:value="262137">
            <text:p>262137</text:p>
          </table:table-cell>
          <table:table-cell office:value-type="float" office:value="1570">
            <text:p>1570</text:p>
          </table:table-cell>
          <table:table-cell office:value-type="float" office:value="3476">
            <text:p>3476</text:p>
          </table:table-cell>
          <table:table-cell office:value-type="float" office:value="265620">
            <text:p>265620</text:p>
          </table:table-cell>
          <table:table-cell office:value-type="float" office:value="-524274">
            <text:p>-524274</text:p>
          </table:table-cell>
          <table:table-cell office:value-type="float" office:value="258668">
            <text:p>25866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-32339">
            <text:p>-32339</text:p>
          </table:table-cell>
          <table:table-cell office:value-type="float" office:value="15955">
            <text:p>15955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float" office:value="759305">
            <text:p>759305</text:p>
          </table:table-cell>
          <table:table-cell office:value-type="float" office:value="59193">
            <text:p>59193</text:p>
          </table:table-cell>
          <table:table-cell office:value-type="float" office:value="1730">
            <text:p>1730</text:p>
          </table:table-cell>
          <table:table-cell office:value-type="float" office:value="262135">
            <text:p>262135</text:p>
          </table:table-cell>
          <table:table-cell office:value-type="float" office:value="1729">
            <text:p>1729</text:p>
          </table:table-cell>
          <table:table-cell office:value-type="float" office:value="3828">
            <text:p>3828</text:p>
          </table:table-cell>
          <table:table-cell office:value-type="float" office:value="265972">
            <text:p>265972</text:p>
          </table:table-cell>
          <table:table-cell office:value-type="float" office:value="-524270">
            <text:p>-524270</text:p>
          </table:table-cell>
          <table:table-cell office:value-type="float" office:value="258316">
            <text:p>2583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32296">
            <text:p>-32296</text:p>
          </table:table-cell>
          <table:table-cell office:value-type="float" office:value="15912">
            <text:p>15912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float" office:value="831242">
            <text:p>831242</text:p>
          </table:table-cell>
          <table:table-cell office:value-type="float" office:value="59193">
            <text:p>59193</text:p>
          </table:table-cell>
          <table:table-cell office:value-type="float" office:value="1894">
            <text:p>1894</text:p>
          </table:table-cell>
          <table:table-cell office:value-type="float" office:value="262134">
            <text:p>262134</text:p>
          </table:table-cell>
          <table:table-cell office:value-type="float" office:value="1894">
            <text:p>1894</text:p>
          </table:table-cell>
          <table:table-cell office:value-type="float" office:value="4193">
            <text:p>4193</text:p>
          </table:table-cell>
          <table:table-cell office:value-type="float" office:value="266337">
            <text:p>266337</text:p>
          </table:table-cell>
          <table:table-cell office:value-type="float" office:value="-524268">
            <text:p>-524268</text:p>
          </table:table-cell>
          <table:table-cell office:value-type="float" office:value="257951">
            <text:p>2579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32251">
            <text:p>-32251</text:p>
          </table:table-cell>
          <table:table-cell office:value-type="float" office:value="15868">
            <text:p>15868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float" office:value="903180">
            <text:p>903180</text:p>
          </table:table-cell>
          <table:table-cell office:value-type="float" office:value="59193">
            <text:p>59193</text:p>
          </table:table-cell>
          <table:table-cell office:value-type="float" office:value="2058">
            <text:p>2058</text:p>
          </table:table-cell>
          <table:table-cell office:value-type="float" office:value="262133">
            <text:p>262133</text:p>
          </table:table-cell>
          <table:table-cell office:value-type="float" office:value="2061">
            <text:p>2061</text:p>
          </table:table-cell>
          <table:table-cell office:value-type="float" office:value="4563">
            <text:p>4563</text:p>
          </table:table-cell>
          <table:table-cell office:value-type="float" office:value="266707">
            <text:p>266707</text:p>
          </table:table-cell>
          <table:table-cell office:value-type="float" office:value="-524266">
            <text:p>-524266</text:p>
          </table:table-cell>
          <table:table-cell office:value-type="float" office:value="257581">
            <text:p>25758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32206">
            <text:p>-32206</text:p>
          </table:table-cell>
          <table:table-cell office:value-type="float" office:value="15823">
            <text:p>15823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975118">
            <text:p>975118</text:p>
          </table:table-cell>
          <table:table-cell office:value-type="float" office:value="59193">
            <text:p>59193</text:p>
          </table:table-cell>
          <table:table-cell office:value-type="float" office:value="2222">
            <text:p>2222</text:p>
          </table:table-cell>
          <table:table-cell office:value-type="float" office:value="262131">
            <text:p>262131</text:p>
          </table:table-cell>
          <table:table-cell office:value-type="float" office:value="2221">
            <text:p>2221</text:p>
          </table:table-cell>
          <table:table-cell office:value-type="float" office:value="4917">
            <text:p>4917</text:p>
          </table:table-cell>
          <table:table-cell office:value-type="float" office:value="267061">
            <text:p>267061</text:p>
          </table:table-cell>
          <table:table-cell office:value-type="float" office:value="-524262">
            <text:p>-524262</text:p>
          </table:table-cell>
          <table:table-cell office:value-type="float" office:value="257227">
            <text:p>25722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32164">
            <text:p>-32164</text:p>
          </table:table-cell>
          <table:table-cell office:value-type="float" office:value="15780">
            <text:p>1578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047055">
            <text:p>1047055</text:p>
          </table:table-cell>
          <table:table-cell office:value-type="float" office:value="59193">
            <text:p>59193</text:p>
          </table:table-cell>
          <table:table-cell office:value-type="float" office:value="2386">
            <text:p>2386</text:p>
          </table:table-cell>
          <table:table-cell office:value-type="float" office:value="262130">
            <text:p>262130</text:p>
          </table:table-cell>
          <table:table-cell office:value-type="float" office:value="2389">
            <text:p>2389</text:p>
          </table:table-cell>
          <table:table-cell office:value-type="float" office:value="5290">
            <text:p>5290</text:p>
          </table:table-cell>
          <table:table-cell office:value-type="float" office:value="267434">
            <text:p>267434</text:p>
          </table:table-cell>
          <table:table-cell office:value-type="float" office:value="-524260">
            <text:p>-524260</text:p>
          </table:table-cell>
          <table:table-cell office:value-type="float" office:value="256854">
            <text:p>25685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32119">
            <text:p>-32119</text:p>
          </table:table-cell>
          <table:table-cell office:value-type="float" office:value="15735">
            <text:p>15735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float" office:value="1118993">
            <text:p>1118993</text:p>
          </table:table-cell>
          <table:table-cell office:value-type="float" office:value="59193">
            <text:p>59193</text:p>
          </table:table-cell>
          <table:table-cell office:value-type="float" office:value="2550">
            <text:p>2550</text:p>
          </table:table-cell>
          <table:table-cell office:value-type="float" office:value="262128">
            <text:p>262128</text:p>
          </table:table-cell>
          <table:table-cell office:value-type="float" office:value="2554">
            <text:p>2554</text:p>
          </table:table-cell>
          <table:table-cell office:value-type="float" office:value="5655">
            <text:p>5655</text:p>
          </table:table-cell>
          <table:table-cell office:value-type="float" office:value="267799">
            <text:p>267799</text:p>
          </table:table-cell>
          <table:table-cell office:value-type="float" office:value="-524256">
            <text:p>-524256</text:p>
          </table:table-cell>
          <table:table-cell office:value-type="float" office:value="256489">
            <text:p>25648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32075">
            <text:p>-32075</text:p>
          </table:table-cell>
          <table:table-cell office:value-type="float" office:value="15692">
            <text:p>15692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float" office:value="1190930">
            <text:p>1190930</text:p>
          </table:table-cell>
          <table:table-cell table:style-name="ce3" office:value-type="float" office:value="59193">
            <text:p>59193</text:p>
          </table:table-cell>
          <table:table-cell table:style-name="ce3" office:value-type="float" office:value="2714">
            <text:p>2714</text:p>
          </table:table-cell>
          <table:table-cell table:style-name="ce3" office:value-type="float" office:value="262126">
            <text:p>262126</text:p>
          </table:table-cell>
          <table:table-cell table:style-name="ce3" office:value-type="float" office:value="2713">
            <text:p>2713</text:p>
          </table:table-cell>
          <table:table-cell table:style-name="ce3" office:value-type="float" office:value="6007">
            <text:p>6007</text:p>
          </table:table-cell>
          <table:table-cell table:style-name="ce3" office:value-type="float" office:value="268151">
            <text:p>268151</text:p>
          </table:table-cell>
          <table:table-cell table:style-name="ce3" office:value-type="float" office:value="-524252">
            <text:p>-524252</text:p>
          </table:table-cell>
          <table:table-cell table:style-name="ce3" office:value-type="float" office:value="256137">
            <text:p>25613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2032">
            <text:p>-32032</text:p>
          </table:table-cell>
          <table:table-cell table:style-name="ce3" office:value-type="float" office:value="15649">
            <text:p>15649</text:p>
          </table:table-cell>
          <table:table-cell table:style-name="ce3"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10" office:value-type="float" office:value="1262868">
            <text:p>1262868</text:p>
          </table:table-cell>
          <table:table-cell office:value-type="float" office:value="59193">
            <text:p>59193</text:p>
          </table:table-cell>
          <table:table-cell office:value-type="float" office:value="2878">
            <text:p>2878</text:p>
          </table:table-cell>
          <table:table-cell office:value-type="float" office:value="262124">
            <text:p>262124</text:p>
          </table:table-cell>
          <table:table-cell office:value-type="float" office:value="2875">
            <text:p>2875</text:p>
          </table:table-cell>
          <table:table-cell office:value-type="float" office:value="6366">
            <text:p>6366</text:p>
          </table:table-cell>
          <table:table-cell office:value-type="float" office:value="268510">
            <text:p>268510</text:p>
          </table:table-cell>
          <table:table-cell office:value-type="float" office:value="-524248">
            <text:p>-524248</text:p>
          </table:table-cell>
          <table:table-cell office:value-type="float" office:value="255778">
            <text:p>25577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89">
            <text:p>-31989</text:p>
          </table:table-cell>
          <table:table-cell office:value-type="float" office:value="15607">
            <text:p>15607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10" office:value-type="float" office:value="1334805">
            <text:p>1334805</text:p>
          </table:table-cell>
          <table:table-cell office:value-type="float" office:value="59193">
            <text:p>59193</text:p>
          </table:table-cell>
          <table:table-cell office:value-type="float" office:value="3042">
            <text:p>3042</text:p>
          </table:table-cell>
          <table:table-cell office:value-type="float" office:value="262123">
            <text:p>262123</text:p>
          </table:table-cell>
          <table:table-cell office:value-type="float" office:value="3041">
            <text:p>3041</text:p>
          </table:table-cell>
          <table:table-cell office:value-type="float" office:value="6733">
            <text:p>6733</text:p>
          </table:table-cell>
          <table:table-cell office:value-type="float" office:value="268877">
            <text:p>268877</text:p>
          </table:table-cell>
          <table:table-cell office:value-type="float" office:value="-524246">
            <text:p>-524246</text:p>
          </table:table-cell>
          <table:table-cell office:value-type="float" office:value="255411">
            <text:p>25541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45">
            <text:p>-31945</text:p>
          </table:table-cell>
          <table:table-cell office:value-type="float" office:value="15563">
            <text:p>15563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1406743">
            <text:p>1406743</text:p>
          </table:table-cell>
          <table:table-cell office:value-type="float" office:value="59193">
            <text:p>59193</text:p>
          </table:table-cell>
          <table:table-cell office:value-type="float" office:value="3206">
            <text:p>3206</text:p>
          </table:table-cell>
          <table:table-cell office:value-type="float" office:value="262120">
            <text:p>262120</text:p>
          </table:table-cell>
          <table:table-cell office:value-type="float" office:value="3205">
            <text:p>3205</text:p>
          </table:table-cell>
          <table:table-cell office:value-type="float" office:value="7096">
            <text:p>7096</text:p>
          </table:table-cell>
          <table:table-cell office:value-type="float" office:value="269240">
            <text:p>269240</text:p>
          </table:table-cell>
          <table:table-cell office:value-type="float" office:value="-524240">
            <text:p>-524240</text:p>
          </table:table-cell>
          <table:table-cell office:value-type="float" office:value="255048">
            <text:p>25504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902">
            <text:p>-31902</text:p>
          </table:table-cell>
          <table:table-cell office:value-type="float" office:value="15520">
            <text:p>1552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1478681">
            <text:p>1478681</text:p>
          </table:table-cell>
          <table:table-cell office:value-type="float" office:value="59193">
            <text:p>59193</text:p>
          </table:table-cell>
          <table:table-cell office:value-type="float" office:value="3370">
            <text:p>3370</text:p>
          </table:table-cell>
          <table:table-cell office:value-type="float" office:value="262118">
            <text:p>262118</text:p>
          </table:table-cell>
          <table:table-cell office:value-type="float" office:value="3366">
            <text:p>3366</text:p>
          </table:table-cell>
          <table:table-cell office:value-type="float" office:value="7453">
            <text:p>7453</text:p>
          </table:table-cell>
          <table:table-cell office:value-type="float" office:value="269597">
            <text:p>269597</text:p>
          </table:table-cell>
          <table:table-cell office:value-type="float" office:value="-524236">
            <text:p>-524236</text:p>
          </table:table-cell>
          <table:table-cell office:value-type="float" office:value="254691">
            <text:p>25469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859">
            <text:p>-31859</text:p>
          </table:table-cell>
          <table:table-cell office:value-type="float" office:value="15478">
            <text:p>15478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550618">
            <text:p>1550618</text:p>
          </table:table-cell>
          <table:table-cell office:value-type="float" office:value="59193">
            <text:p>59193</text:p>
          </table:table-cell>
          <table:table-cell office:value-type="float" office:value="3534">
            <text:p>3534</text:p>
          </table:table-cell>
          <table:table-cell office:value-type="float" office:value="262116">
            <text:p>262116</text:p>
          </table:table-cell>
          <table:table-cell office:value-type="float" office:value="3533">
            <text:p>3533</text:p>
          </table:table-cell>
          <table:table-cell office:value-type="float" office:value="7823">
            <text:p>7823</text:p>
          </table:table-cell>
          <table:table-cell office:value-type="float" office:value="269967">
            <text:p>269967</text:p>
          </table:table-cell>
          <table:table-cell office:value-type="float" office:value="-524232">
            <text:p>-524232</text:p>
          </table:table-cell>
          <table:table-cell office:value-type="float" office:value="254321">
            <text:p>25432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816">
            <text:p>-31816</text:p>
          </table:table-cell>
          <table:table-cell office:value-type="float" office:value="15434">
            <text:p>15434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1622556">
            <text:p>1622556</text:p>
          </table:table-cell>
          <table:table-cell office:value-type="float" office:value="59193">
            <text:p>59193</text:p>
          </table:table-cell>
          <table:table-cell office:value-type="float" office:value="3698">
            <text:p>3698</text:p>
          </table:table-cell>
          <table:table-cell office:value-type="float" office:value="262113">
            <text:p>262113</text:p>
          </table:table-cell>
          <table:table-cell office:value-type="float" office:value="3693">
            <text:p>3693</text:p>
          </table:table-cell>
          <table:table-cell office:value-type="float" office:value="8177">
            <text:p>8177</text:p>
          </table:table-cell>
          <table:table-cell office:value-type="float" office:value="270321">
            <text:p>270321</text:p>
          </table:table-cell>
          <table:table-cell office:value-type="float" office:value="-524226">
            <text:p>-524226</text:p>
          </table:table-cell>
          <table:table-cell office:value-type="float" office:value="253967">
            <text:p>25396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773">
            <text:p>-31773</text:p>
          </table:table-cell>
          <table:table-cell office:value-type="float" office:value="15392">
            <text:p>15392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1694493">
            <text:p>1694493</text:p>
          </table:table-cell>
          <table:table-cell office:value-type="float" office:value="59193">
            <text:p>59193</text:p>
          </table:table-cell>
          <table:table-cell office:value-type="float" office:value="3862">
            <text:p>3862</text:p>
          </table:table-cell>
          <table:table-cell office:value-type="float" office:value="262112">
            <text:p>262112</text:p>
          </table:table-cell>
          <table:table-cell office:value-type="float" office:value="3861">
            <text:p>3861</text:p>
          </table:table-cell>
          <table:table-cell office:value-type="float" office:value="8549">
            <text:p>8549</text:p>
          </table:table-cell>
          <table:table-cell office:value-type="float" office:value="270693">
            <text:p>270693</text:p>
          </table:table-cell>
          <table:table-cell office:value-type="float" office:value="-524224">
            <text:p>-524224</text:p>
          </table:table-cell>
          <table:table-cell office:value-type="float" office:value="253595">
            <text:p>25359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730">
            <text:p>-31730</text:p>
          </table:table-cell>
          <table:table-cell office:value-type="float" office:value="15349">
            <text:p>15349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0" office:value-type="float" office:value="1766431">
            <text:p>1766431</text:p>
          </table:table-cell>
          <table:table-cell office:value-type="float" office:value="59193">
            <text:p>59193</text:p>
          </table:table-cell>
          <table:table-cell office:value-type="float" office:value="4026">
            <text:p>4026</text:p>
          </table:table-cell>
          <table:table-cell office:value-type="float" office:value="262109">
            <text:p>262109</text:p>
          </table:table-cell>
          <table:table-cell office:value-type="float" office:value="4025">
            <text:p>4025</text:p>
          </table:table-cell>
          <table:table-cell office:value-type="float" office:value="8912">
            <text:p>8912</text:p>
          </table:table-cell>
          <table:table-cell office:value-type="float" office:value="271056">
            <text:p>271056</text:p>
          </table:table-cell>
          <table:table-cell office:value-type="float" office:value="-524218">
            <text:p>-524218</text:p>
          </table:table-cell>
          <table:table-cell office:value-type="float" office:value="253232">
            <text:p>253232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87">
            <text:p>-31687</text:p>
          </table:table-cell>
          <table:table-cell office:value-type="float" office:value="15306">
            <text:p>15306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838368">
            <text:p>1838368</text:p>
          </table:table-cell>
          <table:table-cell office:value-type="float" office:value="59193">
            <text:p>59193</text:p>
          </table:table-cell>
          <table:table-cell office:value-type="float" office:value="4190">
            <text:p>4190</text:p>
          </table:table-cell>
          <table:table-cell office:value-type="float" office:value="262106">
            <text:p>262106</text:p>
          </table:table-cell>
          <table:table-cell office:value-type="float" office:value="4189">
            <text:p>4189</text:p>
          </table:table-cell>
          <table:table-cell office:value-type="float" office:value="9275">
            <text:p>9275</text:p>
          </table:table-cell>
          <table:table-cell office:value-type="float" office:value="271419">
            <text:p>271419</text:p>
          </table:table-cell>
          <table:table-cell office:value-type="float" office:value="-524212">
            <text:p>-524212</text:p>
          </table:table-cell>
          <table:table-cell office:value-type="float" office:value="252869">
            <text:p>25286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44">
            <text:p>-31644</text:p>
          </table:table-cell>
          <table:table-cell office:value-type="float" office:value="15264">
            <text:p>15264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10" office:value-type="float" office:value="1910306">
            <text:p>1910306</text:p>
          </table:table-cell>
          <table:table-cell office:value-type="float" office:value="59193">
            <text:p>59193</text:p>
          </table:table-cell>
          <table:table-cell office:value-type="float" office:value="4354">
            <text:p>4354</text:p>
          </table:table-cell>
          <table:table-cell office:value-type="float" office:value="262104">
            <text:p>262104</text:p>
          </table:table-cell>
          <table:table-cell office:value-type="float" office:value="4354">
            <text:p>4354</text:p>
          </table:table-cell>
          <table:table-cell office:value-type="float" office:value="9641">
            <text:p>9641</text:p>
          </table:table-cell>
          <table:table-cell office:value-type="float" office:value="271785">
            <text:p>271785</text:p>
          </table:table-cell>
          <table:table-cell office:value-type="float" office:value="-524208">
            <text:p>-524208</text:p>
          </table:table-cell>
          <table:table-cell office:value-type="float" office:value="252503">
            <text:p>25250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601">
            <text:p>-31601</text:p>
          </table:table-cell>
          <table:table-cell office:value-type="float" office:value="15221">
            <text:p>15221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float" office:value="1982243">
            <text:p>1982243</text:p>
          </table:table-cell>
          <table:table-cell office:value-type="float" office:value="59193">
            <text:p>59193</text:p>
          </table:table-cell>
          <table:table-cell office:value-type="float" office:value="4518">
            <text:p>4518</text:p>
          </table:table-cell>
          <table:table-cell office:value-type="float" office:value="262101">
            <text:p>262101</text:p>
          </table:table-cell>
          <table:table-cell office:value-type="float" office:value="4517">
            <text:p>4517</text:p>
          </table:table-cell>
          <table:table-cell office:value-type="float" office:value="10002">
            <text:p>10002</text:p>
          </table:table-cell>
          <table:table-cell office:value-type="float" office:value="272146">
            <text:p>272146</text:p>
          </table:table-cell>
          <table:table-cell office:value-type="float" office:value="-524202">
            <text:p>-524202</text:p>
          </table:table-cell>
          <table:table-cell office:value-type="float" office:value="252142">
            <text:p>25214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559">
            <text:p>-31559</text:p>
          </table:table-cell>
          <table:table-cell office:value-type="float" office:value="15179">
            <text:p>15179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10" office:value-type="float" office:value="2054181">
            <text:p>2054181</text:p>
          </table:table-cell>
          <table:table-cell office:value-type="float" office:value="59193">
            <text:p>59193</text:p>
          </table:table-cell>
          <table:table-cell office:value-type="float" office:value="4682">
            <text:p>4682</text:p>
          </table:table-cell>
          <table:table-cell office:value-type="float" office:value="262098">
            <text:p>262098</text:p>
          </table:table-cell>
          <table:table-cell office:value-type="float" office:value="4678">
            <text:p>4678</text:p>
          </table:table-cell>
          <table:table-cell office:value-type="float" office:value="10358">
            <text:p>10358</text:p>
          </table:table-cell>
          <table:table-cell office:value-type="float" office:value="272502">
            <text:p>272502</text:p>
          </table:table-cell>
          <table:table-cell office:value-type="float" office:value="-524196">
            <text:p>-524196</text:p>
          </table:table-cell>
          <table:table-cell office:value-type="float" office:value="251786">
            <text:p>25178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517">
            <text:p>-31517</text:p>
          </table:table-cell>
          <table:table-cell office:value-type="float" office:value="15138">
            <text:p>15138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table:style-name="ce10" office:value-type="float" office:value="2126119">
            <text:p>2126119</text:p>
          </table:table-cell>
          <table:table-cell office:value-type="float" office:value="59193">
            <text:p>59193</text:p>
          </table:table-cell>
          <table:table-cell office:value-type="float" office:value="4846">
            <text:p>4846</text:p>
          </table:table-cell>
          <table:table-cell office:value-type="float" office:value="262095">
            <text:p>262095</text:p>
          </table:table-cell>
          <table:table-cell office:value-type="float" office:value="4843">
            <text:p>4843</text:p>
          </table:table-cell>
          <table:table-cell office:value-type="float" office:value="10723">
            <text:p>10723</text:p>
          </table:table-cell>
          <table:table-cell office:value-type="float" office:value="272867">
            <text:p>272867</text:p>
          </table:table-cell>
          <table:table-cell office:value-type="float" office:value="-524190">
            <text:p>-524190</text:p>
          </table:table-cell>
          <table:table-cell office:value-type="float" office:value="251421">
            <text:p>251421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1475">
            <text:p>-31475</text:p>
          </table:table-cell>
          <table:table-cell office:value-type="float" office:value="15096">
            <text:p>15096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table:style-name="ce10" office:value-type="float" office:value="2198056">
            <text:p>2198056</text:p>
          </table:table-cell>
          <table:table-cell office:value-type="float" office:value="59193">
            <text:p>59193</text:p>
          </table:table-cell>
          <table:table-cell office:value-type="float" office:value="5010">
            <text:p>5010</text:p>
          </table:table-cell>
          <table:table-cell office:value-type="float" office:value="262092">
            <text:p>262092</text:p>
          </table:table-cell>
          <table:table-cell office:value-type="float" office:value="5010">
            <text:p>5010</text:p>
          </table:table-cell>
          <table:table-cell office:value-type="float" office:value="11093">
            <text:p>11093</text:p>
          </table:table-cell>
          <table:table-cell office:value-type="float" office:value="273237">
            <text:p>273237</text:p>
          </table:table-cell>
          <table:table-cell office:value-type="float" office:value="-524184">
            <text:p>-524184</text:p>
          </table:table-cell>
          <table:table-cell office:value-type="float" office:value="251051">
            <text:p>25105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1432">
            <text:p>-31432</text:p>
          </table:table-cell>
          <table:table-cell office:value-type="float" office:value="15053">
            <text:p>15053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style-name="ce10" office:value-type="float" office:value="2269994">
            <text:p>2269994</text:p>
          </table:table-cell>
          <table:table-cell office:value-type="float" office:value="59193">
            <text:p>59193</text:p>
          </table:table-cell>
          <table:table-cell office:value-type="float" office:value="5174">
            <text:p>5174</text:p>
          </table:table-cell>
          <table:table-cell office:value-type="float" office:value="262089">
            <text:p>262089</text:p>
          </table:table-cell>
          <table:table-cell office:value-type="float" office:value="5171">
            <text:p>5171</text:p>
          </table:table-cell>
          <table:table-cell office:value-type="float" office:value="11450">
            <text:p>11450</text:p>
          </table:table-cell>
          <table:table-cell office:value-type="float" office:value="273594">
            <text:p>273594</text:p>
          </table:table-cell>
          <table:table-cell office:value-type="float" office:value="-524178">
            <text:p>-524178</text:p>
          </table:table-cell>
          <table:table-cell office:value-type="float" office:value="250694">
            <text:p>250694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1390">
            <text:p>-31390</text:p>
          </table:table-cell>
          <table:table-cell office:value-type="float" office:value="15012">
            <text:p>150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float" office:value="327680">
            <text:p>327680</text:p>
          </table:table-cell>
          <table:table-cell office:value-type="float" office:value="59193">
            <text:p>59193</text:p>
          </table:table-cell>
          <table:table-cell office:value-type="float" office:value="746">
            <text:p>746</text:p>
          </table:table-cell>
          <table:table-cell office:value-type="float" office:value="262139">
            <text:p>262139</text:p>
          </table:table-cell>
          <table:table-cell office:value-type="float" office:value="742">
            <text:p>742</text:p>
          </table:table-cell>
          <table:table-cell office:value-type="float" office:value="1643">
            <text:p>1643</text:p>
          </table:table-cell>
          <table:table-cell office:value-type="float" office:value="263787">
            <text:p>263787</text:p>
          </table:table-cell>
          <table:table-cell office:value-type="float" office:value="-524278">
            <text:p>-524278</text:p>
          </table:table-cell>
          <table:table-cell office:value-type="float" office:value="260501">
            <text:p>2605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64">
            <text:p>-32564</text:p>
          </table:table-cell>
          <table:table-cell office:value-type="float" office:value="16179">
            <text:p>1617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399617">
            <text:p>399617</text:p>
          </table:table-cell>
          <table:table-cell office:value-type="float" office:value="59193">
            <text:p>59193</text:p>
          </table:table-cell>
          <table:table-cell office:value-type="float" office:value="910">
            <text:p>910</text:p>
          </table:table-cell>
          <table:table-cell office:value-type="float" office:value="262139">
            <text:p>262139</text:p>
          </table:table-cell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office:value-type="float" office:value="264156">
            <text:p>264156</text:p>
          </table:table-cell>
          <table:table-cell office:value-type="float" office:value="-524278">
            <text:p>-524278</text:p>
          </table:table-cell>
          <table:table-cell office:value-type="float" office:value="260132">
            <text:p>2601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2518">
            <text:p>-32518</text:p>
          </table:table-cell>
          <table:table-cell office:value-type="float" office:value="16134">
            <text:p>16134</text:p>
          </table:table-cell>
          <table:table-cell table:number-columns-repeated="1006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scientific-number number:decimal-places="6" number:min-integer-digits="1" number:min-exponent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3-10T16:22:35</dc:date>
    <dc:creator>Nick Tuckett</dc:creator>
    <meta:editing-duration>PT1H27M59S</meta:editing-duration>
    <meta:editing-cycles>19</meta:editing-cycles>
    <meta:generator>LibreOffice/3.5$Linux_X86_64 LibreOffice_project/350m1$Build-2</meta:generator>
    <meta:document-statistic meta:table-count="9" meta:cell-count="340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FO.B3:LFO.B154" svg:x="0.77cm" svg:y="0.855cm" svg:width="11.738cm" svg:height="7.545cm">
          <chartooo:coordinate-region svg:x="2.053cm" svg:y="1.054cm" svg:width="10.24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FO.B3:LFO.B154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LFO.B3:LFO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58">
                <text:p>-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05">
                <text:p>-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29">
                <text:p>-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53">
                <text:p>-5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577">
                <text:p>-5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101">
                <text:p>-6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4">
                <text:p>-6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96">
                <text:p>-8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43">
                <text:p>-9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67">
                <text:p>-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339">
                <text:p>-11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910">
                <text:p>-129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434">
                <text:p>-1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958">
                <text:p>-13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2">
                <text:p>-14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006">
                <text:p>-15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29">
                <text:p>-1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053">
                <text:p>-16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577">
                <text:p>-1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101">
                <text:p>-17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625">
                <text:p>-17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149">
                <text:p>-1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72">
                <text:p>-18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196">
                <text:p>-1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720">
                <text:p>-19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487">
                <text:p>-1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963">
                <text:p>-18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440">
                <text:p>-18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392">
                <text:p>-1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5820">
                <text:p>-15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297">
                <text:p>-15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773">
                <text:p>-14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725">
                <text:p>-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154">
                <text:p>-12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630">
                <text:p>-116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06">
                <text:p>-1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011">
                <text:p>-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487">
                <text:p>-8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868">
                <text:p>-5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20">
                <text:p>-4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25">
                <text:p>-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6">
                <text:p>-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